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2"/>
          <table:table-cell table:style-name="Default" office:value-type="string" calcext:value-type="string">
            <text:p>Section 5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06" calcext:value-type="float">
            <text:p>0.106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1" calcext:value-type="float">
            <text:p>0.141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33" calcext:value-type="float">
            <text:p>-0.033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1" calcext:value-type="float">
            <text:p>-0.021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12" calcext:value-type="float">
            <text:p>-0.012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5" calcext:value-type="float">
            <text:p>-0.15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134" calcext:value-type="float">
            <text:p>-0.134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28" calcext:value-type="float">
            <text:p>-0.128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19" calcext:value-type="float">
            <text:p>-0.119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52" calcext:value-type="float">
            <text:p>-0.052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203" calcext:value-type="float">
            <text:p>-0.203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79" calcext:value-type="float">
            <text:p>-0.179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111" calcext:value-type="float">
            <text:p>-0.111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7" calcext:value-type="float">
            <text:p>-0.097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61" calcext:value-type="float">
            <text:p>-0.261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249" calcext:value-type="float">
            <text:p>-0.24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4" calcext:value-type="float">
            <text:p>-0.24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46" calcext:value-type="float">
            <text:p>-0.246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221" calcext:value-type="float">
            <text:p>-0.221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235" calcext:value-type="float">
            <text:p>-0.235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238" calcext:value-type="float">
            <text:p>-0.238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99" calcext:value-type="float">
            <text:p>-0.199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202" calcext:value-type="float">
            <text:p>-0.202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207" calcext:value-type="float">
            <text:p>-0.207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218" calcext:value-type="float">
            <text:p>-0.218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232" calcext:value-type="float">
            <text:p>-0.232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187" calcext:value-type="float">
            <text:p>-0.18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326" calcext:value-type="float">
            <text:p>-0.326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259" calcext:value-type="float">
            <text:p>-0.259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201" calcext:value-type="float">
            <text:p>-0.201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334" calcext:value-type="float">
            <text:p>0.334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353" calcext:value-type="float">
            <text:p>0.353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392" calcext:value-type="float">
            <text:p>0.392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263" calcext:value-type="float">
            <text:p>-0.263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87" calcext:value-type="float">
            <text:p>0.787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285" calcext:value-type="float">
            <text:p>-0.285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376" calcext:value-type="float">
            <text:p>-0.376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17" calcext:value-type="float">
            <text:p>0.517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064" calcext:value-type="float">
            <text:p>-0.064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573" calcext:value-type="float">
            <text:p>-0.573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0.719" calcext:value-type="float">
            <text:p>-0.719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839" calcext:value-type="float">
            <text:p>-0.83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918" calcext:value-type="float">
            <text:p>-0.918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57" calcext:value-type="float">
            <text:p>0.757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538" calcext:value-type="float">
            <text:p>-0.538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619" calcext:value-type="float">
            <text:p>-0.619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691" calcext:value-type="float">
            <text:p>-0.691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724" calcext:value-type="float">
            <text:p>-0.724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323" calcext:value-type="float">
            <text:p>0.323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456" calcext:value-type="float">
            <text:p>-0.456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082" calcext:value-type="float">
            <text:p>-0.082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302" calcext:value-type="float">
            <text:p>-0.302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361" calcext:value-type="float">
            <text:p>-0.361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404" calcext:value-type="float">
            <text:p>-0.40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405" calcext:value-type="float">
            <text:p>-0.405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547" calcext:value-type="float">
            <text:p>-0.547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615" calcext:value-type="float">
            <text:p>-0.615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287" calcext:value-type="float">
            <text:p>-0.287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366" calcext:value-type="float">
            <text:p>-0.366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74" calcext:value-type="float">
            <text:p>-0.374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886" calcext:value-type="float">
            <text:p>-0.886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0.949" calcext:value-type="float">
            <text:p>-0.94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935" calcext:value-type="float">
            <text:p>-0.93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351" calcext:value-type="float">
            <text:p>-0.351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816" calcext:value-type="float">
            <text:p>-0.816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805" calcext:value-type="float">
            <text:p>-0.805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832" calcext:value-type="float">
            <text:p>-0.83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352" calcext:value-type="float">
            <text:p>-0.352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44" calcext:value-type="float">
            <text:p>-0.344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532" calcext:value-type="float">
            <text:p>-0.532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562" calcext:value-type="float">
            <text:p>-0.562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504" calcext:value-type="float">
            <text:p>-0.504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11" calcext:value-type="float">
            <text:p>-0.311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54" calcext:value-type="float">
            <text:p>-0.354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434" calcext:value-type="float">
            <text:p>-0.434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28" calcext:value-type="float">
            <text:p>-0.32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5" calcext:value-type="float">
            <text:p>-0.3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31" calcext:value-type="float">
            <text:p>-0.331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26" calcext:value-type="float">
            <text:p>-0.326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329" calcext:value-type="float">
            <text:p>-0.329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76" calcext:value-type="float">
            <text:p>-0.276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25" calcext:value-type="float">
            <text:p>-0.325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6" calcext:value-type="float">
            <text:p>-0.26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1" office:value-type="float" office:value="-0.255" calcext:value-type="float">
            <text:p>-0.255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29" calcext:value-type="float">
            <text:p>-0.229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47" calcext:value-type="float">
            <text:p>-0.247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24" calcext:value-type="float">
            <text:p>-0.224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1" office:value-type="float" office:value="-0.214" calcext:value-type="float">
            <text:p>-0.214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89" calcext:value-type="float">
            <text:p>-0.189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15" calcext:value-type="float">
            <text:p>-0.215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9" calcext:value-type="float">
            <text:p>-0.19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1" office:value-type="float" office:value="-0.172" calcext:value-type="float">
            <text:p>-0.172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49" calcext:value-type="float">
            <text:p>-0.149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283" calcext:value-type="float">
            <text:p>-0.283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07" calcext:value-type="float">
            <text:p>-0.207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69" calcext:value-type="float">
            <text:p>-0.169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37" calcext:value-type="float">
            <text:p>-0.137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1" office:value-type="float" office:value="-0.132" calcext:value-type="float">
            <text:p>-0.132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7" calcext:value-type="float">
            <text:p>-0.107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276" calcext:value-type="float">
            <text:p>-0.276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34" calcext:value-type="float">
            <text:p>-0.234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6" calcext:value-type="float">
            <text:p>-0.116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1" calcext:value-type="float">
            <text:p>-0.081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69" calcext:value-type="float">
            <text:p>-0.069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63" calcext:value-type="float">
            <text:p>-0.263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26" calcext:value-type="float">
            <text:p>-0.22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7" calcext:value-type="float">
            <text:p>-0.007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54" calcext:value-type="float">
            <text:p>-0.25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83" calcext:value-type="float">
            <text:p>0.083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093" calcext:value-type="float">
            <text:p>0.093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3" calcext:value-type="float">
            <text:p>0.103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61" calcext:value-type="float">
            <text:p>-0.161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9" calcext:value-type="float">
            <text:p>0.189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9" calcext:value-type="float">
            <text:p>0.199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195" calcext:value-type="float">
            <text:p>-0.195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34" calcext:value-type="float">
            <text:p>-0.134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5"/>
          <table:table-cell table:style-name="Default" office:value-type="float" office:value="0.57961" calcext:value-type="float">
            <text:p>0.57961</text:p>
          </table:table-cell>
          <table:table-cell office:value-type="float" office:value="-0.159" calcext:value-type="float">
            <text:p>-0.159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06" calcext:value-type="float">
            <text:p>-0.106</text:p>
          </table:table-cell>
        </table:table-row>
        <table:table-row table:style-name="ro1">
          <table:table-cell table:number-columns-repeated="12"/>
          <table:table-cell table:style-name="Default" office:value-type="float" office:value="0.61987" calcext:value-type="float">
            <text:p>0.61987</text:p>
          </table:table-cell>
          <table:table-cell office:value-type="float" office:value="-0.135" calcext:value-type="float">
            <text:p>-0.135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7" calcext:value-type="float">
            <text:p>-0.107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>
          <table:table-cell table:number-columns-repeated="12"/>
          <table:table-cell table:style-name="Default"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087" calcext:value-type="float">
            <text:p>-0.087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number-columns-repeated="12"/>
          <table:table-cell table:style-name="Default"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number-columns-repeated="12"/>
          <table:table-cell office:value-type="float" office:value="0.7394" calcext:value-type="float">
            <text:p>0.7394</text:p>
          </table:table-cell>
          <table:table-cell office:value-type="float" office:value="-0.059" calcext:value-type="float">
            <text:p>-0.059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number-columns-repeated="12"/>
          <table:table-cell office:value-type="float" office:value="0.7796" calcext:value-type="float">
            <text:p>0.7796</text:p>
          </table:table-cell>
          <table:table-cell office:value-type="float" office:value="-0.027" calcext:value-type="float">
            <text:p>-0.027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table:number-columns-repeated="12"/>
          <table:table-cell office:value-type="float" office:value="0.81937" calcext:value-type="float">
            <text:p>0.81937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number-columns-repeated="12"/>
          <table:table-cell office:value-type="float" office:value="0.85955" calcext:value-type="float">
            <text:p>0.85955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12"/>
          <table:table-cell office:value-type="float" office:value="0.8994" calcext:value-type="float">
            <text:p>0.8994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number-columns-repeated="12"/>
          <table:table-cell office:value-type="float" office:value="0.94227" calcext:value-type="float">
            <text:p>0.94227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number-columns-repeated="12"/>
          <table:table-cell office:value-type="float" office:value="0.98506" calcext:value-type="float">
            <text:p>0.98506</text:p>
          </table:table-cell>
          <table:table-cell office:value-type="float" office:value="0.204" calcext:value-type="float">
            <text:p>0.204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8" calcext:value-type="float">
            <text:p>0.188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table:number-columns-repeated="20"/>
        </table:table-row>
      </table:table>
      <table:table table:name="Weston's Data" table:style-name="ta1"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float" office:value="0.94937" calcext:value-type="float">
            <text:p>0.94937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33" calcext:value-type="float">
            <text:p>-0.033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1" calcext:value-type="float">
            <text:p>-0.021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84954" calcext:value-type="float">
            <text:p>0.84954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5" calcext:value-type="float">
            <text:p>-0.15</text:p>
          </table:table-cell>
          <table:table-cell/>
          <table:table-cell office:value-type="float" office:value="0.66698" calcext:value-type="float">
            <text:p>0.66698</text:p>
          </table:table-cell>
          <table:table-cell office:value-type="float" office:value="-0.134" calcext:value-type="float">
            <text:p>-0.134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28" calcext:value-type="float">
            <text:p>-0.128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75003" calcext:value-type="float">
            <text:p>0.75003</text:p>
          </table:table-cell>
          <table:table-cell office:value-type="float" office:value="-0.052" calcext:value-type="float">
            <text:p>-0.052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203" calcext:value-type="float">
            <text:p>-0.203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79" calcext:value-type="float">
            <text:p>-0.179</text:p>
          </table:table-cell>
          <table:table-cell/>
          <table:table-cell office:value-type="float" office:value="0.64988" calcext:value-type="float">
            <text:p>0.64988</text:p>
          </table:table-cell>
          <table:table-cell office:value-type="float" office:value="-0.111" calcext:value-type="float">
            <text:p>-0.111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7" calcext:value-type="float">
            <text:p>-0.097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61" calcext:value-type="float">
            <text:p>-0.261</text:p>
          </table:table-cell>
          <table:table-cell/>
          <table:table-cell office:value-type="float" office:value="0.46706" calcext:value-type="float">
            <text:p>0.46706</text:p>
          </table:table-cell>
          <table:table-cell office:value-type="float" office:value="-0.249" calcext:value-type="float">
            <text:p>-0.24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54983" calcext:value-type="float">
            <text:p>0.54983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46" calcext:value-type="float">
            <text:p>-0.246</text:p>
          </table:table-cell>
          <table:table-cell/>
          <table:table-cell office:value-type="float" office:value="0.4499" calcext:value-type="float">
            <text:p>0.4499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4998" calcext:value-type="float">
            <text:p>0.44998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office:value-type="float" office:value="0.26579" calcext:value-type="float">
            <text:p>0.26579</text:p>
          </table:table-cell>
          <table:table-cell office:value-type="float" office:value="-0.235" calcext:value-type="float">
            <text:p>-0.235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238" calcext:value-type="float">
            <text:p>-0.238</text:p>
          </table:table-cell>
          <table:table-cell/>
          <table:table-cell office:value-type="float" office:value="0.35016" calcext:value-type="float">
            <text:p>0.35016</text:p>
          </table:table-cell>
          <table:table-cell office:value-type="float" office:value="-0.228" calcext:value-type="float">
            <text:p>-0.228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99" calcext:value-type="float">
            <text:p>-0.199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96" calcext:value-type="float">
            <text:p>-0.196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202" calcext:value-type="float">
            <text:p>-0.202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207" calcext:value-type="float">
            <text:p>-0.207</text:p>
          </table:table-cell>
          <table:table-cell/>
          <table:table-cell office:value-type="float" office:value="0.25012" calcext:value-type="float">
            <text:p>0.25012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218" calcext:value-type="float">
            <text:p>-0.218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232" calcext:value-type="float">
            <text:p>-0.232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187" calcext:value-type="float">
            <text:p>-0.18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326" calcext:value-type="float">
            <text:p>-0.326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259" calcext:value-type="float">
            <text:p>-0.259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201" calcext:value-type="float">
            <text:p>-0.201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334" calcext:value-type="float">
            <text:p>0.334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353" calcext:value-type="float">
            <text:p>0.353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392" calcext:value-type="float">
            <text:p>0.392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263" calcext:value-type="float">
            <text:p>-0.263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87" calcext:value-type="float">
            <text:p>0.787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285" calcext:value-type="float">
            <text:p>-0.285</text:p>
          </table:table-cell>
          <table:table-cell/>
          <table:table-cell office:value-type="float" office:value="0.04025" calcext:value-type="float">
            <text:p>0.04025</text:p>
          </table:table-cell>
          <table:table-cell office:value-type="float" office:value="-0.376" calcext:value-type="float">
            <text:p>-0.376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17" calcext:value-type="float">
            <text:p>0.517</text:p>
          </table:table-cell>
          <table:table-cell/>
          <table:table-cell office:value-type="float" office:value="0.00108" calcext:value-type="float">
            <text:p>0.00108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064" calcext:value-type="float">
            <text:p>-0.064</text:p>
          </table:table-cell>
          <table:table-cell/>
          <table:table-cell office:value-type="float" office:value="0.00789" calcext:value-type="float">
            <text:p>0.00789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02037" calcext:value-type="float">
            <text:p>0.02037</text:p>
          </table:table-cell>
          <table:table-cell office:value-type="float" office:value="-0.573" calcext:value-type="float">
            <text:p>-0.573</text:p>
          </table:table-cell>
          <table:table-cell/>
          <table:table-cell office:value-type="float" office:value="0.01906" calcext:value-type="float">
            <text:p>0.01906</text:p>
          </table:table-cell>
          <table:table-cell office:value-type="float" office:value="-0.719" calcext:value-type="float">
            <text:p>-0.719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839" calcext:value-type="float">
            <text:p>-0.83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918" calcext:value-type="float">
            <text:p>-0.918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57" calcext:value-type="float">
            <text:p>0.757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538" calcext:value-type="float">
            <text:p>-0.538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619" calcext:value-type="float">
            <text:p>-0.619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691" calcext:value-type="float">
            <text:p>-0.691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724" calcext:value-type="float">
            <text:p>-0.724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323" calcext:value-type="float">
            <text:p>0.323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0.06036" calcext:value-type="float">
            <text:p>0.06036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456" calcext:value-type="float">
            <text:p>-0.456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082" calcext:value-type="float">
            <text:p>-0.082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office:value-type="float" office:value="0.09959" calcext:value-type="float">
            <text:p>0.09959</text:p>
          </table:table-cell>
          <table:table-cell office:value-type="float" office:value="-0.302" calcext:value-type="float">
            <text:p>-0.302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361" calcext:value-type="float">
            <text:p>-0.361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404" calcext:value-type="float">
            <text:p>-0.40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405" calcext:value-type="float">
            <text:p>-0.405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547" calcext:value-type="float">
            <text:p>-0.547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615" calcext:value-type="float">
            <text:p>-0.615</text:p>
          </table:table-cell>
        </table:table-row>
        <table:table-row table:style-name="ro1">
          <table:table-cell office:value-type="float" office:value="0.15037" calcext:value-type="float">
            <text:p>0.15037</text:p>
          </table:table-cell>
          <table:table-cell office:value-type="float" office:value="-0.287" calcext:value-type="float">
            <text:p>-0.287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366" calcext:value-type="float">
            <text:p>-0.366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74" calcext:value-type="float">
            <text:p>-0.374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886" calcext:value-type="float">
            <text:p>-0.886</text:p>
          </table:table-cell>
          <table:table-cell/>
          <table:table-cell office:value-type="float" office:value="0.01983" calcext:value-type="float">
            <text:p>0.01983</text:p>
          </table:table-cell>
          <table:table-cell office:value-type="float" office:value="-0.949" calcext:value-type="float">
            <text:p>-0.94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935" calcext:value-type="float">
            <text:p>-0.93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351" calcext:value-type="float">
            <text:p>-0.351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816" calcext:value-type="float">
            <text:p>-0.816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805" calcext:value-type="float">
            <text:p>-0.805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832" calcext:value-type="float">
            <text:p>-0.83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352" calcext:value-type="float">
            <text:p>-0.352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44" calcext:value-type="float">
            <text:p>-0.344</text:p>
          </table:table-cell>
          <table:table-cell/>
          <table:table-cell office:value-type="float" office:value="0.04966" calcext:value-type="float">
            <text:p>0.04966</text:p>
          </table:table-cell>
          <table:table-cell office:value-type="float" office:value="-0.532" calcext:value-type="float">
            <text:p>-0.532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562" calcext:value-type="float">
            <text:p>-0.562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504" calcext:value-type="float">
            <text:p>-0.504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11" calcext:value-type="float">
            <text:p>-0.311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54" calcext:value-type="float">
            <text:p>-0.354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434" calcext:value-type="float">
            <text:p>-0.434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28" calcext:value-type="float">
            <text:p>-0.32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5" calcext:value-type="float">
            <text:p>-0.35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31" calcext:value-type="float">
            <text:p>-0.331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26" calcext:value-type="float">
            <text:p>-0.326</text:p>
          </table:table-cell>
        </table:table-row>
        <table:table-row table:style-name="ro1">
          <table:table-cell office:value-type="float" office:value="0.40047" calcext:value-type="float">
            <text:p>0.40047</text:p>
          </table:table-cell>
          <table:table-cell office:value-type="float" office:value="-0.329" calcext:value-type="float">
            <text:p>-0.329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76" calcext:value-type="float">
            <text:p>-0.276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24" calcext:value-type="float">
            <text:p>-0.324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293" calcext:value-type="float">
            <text:p>-0.293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298" calcext:value-type="float">
            <text:p>-0.298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25" calcext:value-type="float">
            <text:p>-0.325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55042" calcext:value-type="float">
            <text:p>0.55042</text:p>
          </table:table-cell>
          <table:table-cell office:value-type="float" office:value="-0.255" calcext:value-type="float">
            <text:p>-0.255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33" calcext:value-type="float">
            <text:p>-0.233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29" calcext:value-type="float">
            <text:p>-0.229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47" calcext:value-type="float">
            <text:p>-0.247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60071" calcext:value-type="float">
            <text:p>0.60071</text:p>
          </table:table-cell>
          <table:table-cell office:value-type="float" office:value="-0.214" calcext:value-type="float">
            <text:p>-0.214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89" calcext:value-type="float">
            <text:p>-0.189</text:p>
          </table:table-cell>
          <table:table-cell/>
          <table:table-cell office:value-type="float" office:value="0.29988" calcext:value-type="float">
            <text:p>0.29988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56" calcext:value-type="float">
            <text:p>-0.256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15" calcext:value-type="float">
            <text:p>-0.215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1" calcext:value-type="float">
            <text:p>-0.211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65026" calcext:value-type="float">
            <text:p>0.65026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0.33985" calcext:value-type="float">
            <text:p>0.33985</text:p>
          </table:table-cell>
          <table:table-cell office:value-type="float" office:value="-0.283" calcext:value-type="float">
            <text:p>-0.283</text:p>
          </table:table-cell>
          <table:table-cell/>
          <table:table-cell office:value-type="float" office:value="0.34008" calcext:value-type="float">
            <text:p>0.34008</text:p>
          </table:table-cell>
          <table:table-cell office:value-type="float" office:value="-0.244" calcext:value-type="float">
            <text:p>-0.244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07" calcext:value-type="float">
            <text:p>-0.207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69" calcext:value-type="float">
            <text:p>-0.169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37" calcext:value-type="float">
            <text:p>-0.137</text:p>
          </table:table-cell>
          <table:table-cell/>
          <table:table-cell office:value-type="float" office:value="0.71034" calcext:value-type="float">
            <text:p>0.71034</text:p>
          </table:table-cell>
          <table:table-cell office:value-type="float" office:value="-0.132" calcext:value-type="float">
            <text:p>-0.132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7" calcext:value-type="float">
            <text:p>-0.107</text:p>
          </table:table-cell>
          <table:table-cell/>
          <table:table-cell office:value-type="float" office:value="0.37986" calcext:value-type="float">
            <text:p>0.37986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37994" calcext:value-type="float">
            <text:p>0.37994</text:p>
          </table:table-cell>
          <table:table-cell office:value-type="float" office:value="-0.234" calcext:value-type="float">
            <text:p>-0.234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6" calcext:value-type="float">
            <text:p>-0.116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1" calcext:value-type="float">
            <text:p>-0.081</text:p>
          </table:table-cell>
          <table:table-cell/>
          <table:table-cell office:value-type="float" office:value="0.78008" calcext:value-type="float">
            <text:p>0.78008</text:p>
          </table:table-cell>
          <table:table-cell office:value-type="float" office:value="-0.069" calcext:value-type="float">
            <text:p>-0.069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/>
          <table:table-cell office:value-type="float" office:value="0.41959" calcext:value-type="float">
            <text:p>0.41959</text:p>
          </table:table-cell>
          <table:table-cell office:value-type="float" office:value="-0.263" calcext:value-type="float">
            <text:p>-0.263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26" calcext:value-type="float">
            <text:p>-0.226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7" calcext:value-type="float">
            <text:p>-0.007</text:p>
          </table:table-cell>
          <table:table-cell/>
          <table:table-cell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0.45975" calcext:value-type="float">
            <text:p>0.45975</text:p>
          </table:table-cell>
          <table:table-cell office:value-type="float" office:value="-0.254" calcext:value-type="float">
            <text:p>-0.25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6" calcext:value-type="float">
            <text:p>0.056</text:p>
          </table:table-cell>
          <table:table-cell/>
          <table:table-cell table:style-name="ce11" office:value-type="float" office:value="0.91929" calcext:value-type="float">
            <text:p>0.91929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0.92012" calcext:value-type="float">
            <text:p>0.92012</text:p>
          </table:table-cell>
          <table:table-cell office:value-type="float" office:value="0.093" calcext:value-type="float">
            <text:p>0.093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4996" calcext:value-type="float">
            <text:p>0.4996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61" calcext:value-type="float">
            <text:p>-0.161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float" office:value="0.98611" calcext:value-type="float">
            <text:p>0.98611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199" calcext:value-type="float">
            <text:p>0.199</text:p>
          </table:table-cell>
          <table:table-cell/>
          <table:table-cell office:value-type="float" office:value="0.53959" calcext:value-type="float">
            <text:p>0.53959</text:p>
          </table:table-cell>
          <table:table-cell office:value-type="float" office:value="-0.195" calcext:value-type="float">
            <text:p>-0.195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34" calcext:value-type="float">
            <text:p>-0.134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57961" calcext:value-type="float">
            <text:p>0.57961</text:p>
          </table:table-cell>
          <table:table-cell office:value-type="float" office:value="-0.159" calcext:value-type="float">
            <text:p>-0.159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06" calcext:value-type="float">
            <text:p>-0.106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61987" calcext:value-type="float">
            <text:p>0.61987</text:p>
          </table:table-cell>
          <table:table-cell office:value-type="float" office:value="-0.135" calcext:value-type="float">
            <text:p>-0.135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7" calcext:value-type="float">
            <text:p>-0.107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65979" calcext:value-type="float">
            <text:p>0.65979</text:p>
          </table:table-cell>
          <table:table-cell office:value-type="float" office:value="-0.087" calcext:value-type="float">
            <text:p>-0.087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7394" calcext:value-type="float">
            <text:p>0.7394</text:p>
          </table:table-cell>
          <table:table-cell office:value-type="float" office:value="-0.059" calcext:value-type="float">
            <text:p>-0.059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7796" calcext:value-type="float">
            <text:p>0.7796</text:p>
          </table:table-cell>
          <table:table-cell office:value-type="float" office:value="-0.027" calcext:value-type="float">
            <text:p>-0.027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81937" calcext:value-type="float">
            <text:p>0.81937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85955" calcext:value-type="float">
            <text:p>0.85955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8994" calcext:value-type="float">
            <text:p>0.8994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.39961" calcext:value-type="float">
            <text:p>0.3996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94227" calcext:value-type="float">
            <text:p>0.94227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98506" calcext:value-type="float">
            <text:p>0.98506</text:p>
          </table:table-cell>
          <table:table-cell office:value-type="float" office:value="0.204" calcext:value-type="float">
            <text:p>0.204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8" calcext:value-type="float">
            <text:p>0.188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24" calcext:value-type="float">
            <text:p>0.124</text:p>
          </table:table-cell>
        </table:table-row>
      </table:table>
      <table:table table:name="Difference" table:style-name="ta1">
        <table:table-column table:style-name="co1" table:number-columns-repeated="20" table:default-cell-style-name="Default"/>
        <table:table-row table:style-name="ro1">
          <table:table-cell table:formula="of:=[$'Weston''s Data'.A3]-[$'Ammon''s Data'.A3]" office:value-type="float" office:value="0" calcext:value-type="float">
            <text:p>0</text:p>
          </table:table-cell>
          <table:table-cell table:formula="of:=[$'Weston''s Data'.B3]-[$'Ammon''s Data'.B3]" office:value-type="float" office:value="0" calcext:value-type="float">
            <text:p>0</text:p>
          </table:table-cell>
          <table:table-cell table:formula="of:=[$'Weston''s Data'.C3]-[$'Ammon''s Data'.C3]" office:value-type="float" office:value="0" calcext:value-type="float">
            <text:p>0</text:p>
          </table:table-cell>
          <table:table-cell table:formula="of:=[$'Weston''s Data'.D3]-[$'Ammon''s Data'.D3]" office:value-type="float" office:value="0" calcext:value-type="float">
            <text:p>0</text:p>
          </table:table-cell>
          <table:table-cell table:formula="of:=[$'Weston''s Data'.E3]-[$'Ammon''s Data'.E3]" office:value-type="float" office:value="0" calcext:value-type="float">
            <text:p>0</text:p>
          </table:table-cell>
          <table:table-cell table:formula="of:=[$'Weston''s Data'.F3]-[$'Ammon''s Data'.F3]" office:value-type="float" office:value="0" calcext:value-type="float">
            <text:p>0</text:p>
          </table:table-cell>
          <table:table-cell table:formula="of:=[$'Weston''s Data'.G3]-[$'Ammon''s Data'.G3]" office:value-type="float" office:value="0" calcext:value-type="float">
            <text:p>0</text:p>
          </table:table-cell>
          <table:table-cell table:formula="of:=[$'Weston''s Data'.H3]-[$'Ammon''s Data'.H3]" office:value-type="float" office:value="0" calcext:value-type="float">
            <text:p>0</text:p>
          </table:table-cell>
          <table:table-cell table:formula="of:=[$'Weston''s Data'.I3]-[$'Ammon''s Data'.I3]" office:value-type="float" office:value="0" calcext:value-type="float">
            <text:p>0</text:p>
          </table:table-cell>
          <table:table-cell table:formula="of:=[$'Weston''s Data'.J3]-[$'Ammon''s Data'.J3]" office:value-type="float" office:value="0" calcext:value-type="float">
            <text:p>0</text:p>
          </table:table-cell>
          <table:table-cell table:formula="of:=[$'Weston''s Data'.K3]-[$'Ammon''s Data'.K3]" office:value-type="float" office:value="0" calcext:value-type="float">
            <text:p>0</text:p>
          </table:table-cell>
          <table:table-cell table:formula="of:=[$'Weston''s Data'.L3]-[$'Ammon''s Data'.L3]" office:value-type="float" office:value="0" calcext:value-type="float">
            <text:p>0</text:p>
          </table:table-cell>
          <table:table-cell table:formula="of:=[$'Weston''s Data'.M3]-[$'Ammon''s Data'.M3]" office:value-type="float" office:value="0" calcext:value-type="float">
            <text:p>0</text:p>
          </table:table-cell>
          <table:table-cell table:formula="of:=[$'Weston''s Data'.N3]-[$'Ammon''s Data'.N3]" office:value-type="float" office:value="0" calcext:value-type="float">
            <text:p>0</text:p>
          </table:table-cell>
          <table:table-cell table:formula="of:=[$'Weston''s Data'.O3]-[$'Ammon''s Data'.O3]" office:value-type="float" office:value="0" calcext:value-type="float">
            <text:p>0</text:p>
          </table:table-cell>
          <table:table-cell table:formula="of:=[$'Weston''s Data'.P3]-[$'Ammon''s Data'.P3]" office:value-type="float" office:value="0" calcext:value-type="float">
            <text:p>0</text:p>
          </table:table-cell>
          <table:table-cell table:formula="of:=[$'Weston''s Data'.Q3]-[$'Ammon''s Data'.Q3]" office:value-type="float" office:value="0" calcext:value-type="float">
            <text:p>0</text:p>
          </table:table-cell>
          <table:table-cell table:formula="of:=[$'Weston''s Data'.R3]-[$'Ammon''s Data'.R3]" office:value-type="float" office:value="0" calcext:value-type="float">
            <text:p>0</text:p>
          </table:table-cell>
          <table:table-cell table:formula="of:=[$'Weston''s Data'.S3]-[$'Ammon''s Data'.S3]" office:value-type="float" office:value="0" calcext:value-type="float">
            <text:p>0</text:p>
          </table:table-cell>
          <table:table-cell table:formula="of:=[$'Weston''s Data'.T3]-[$'Ammon''s Data'.T3]" office:value-type="float" office:value="0" calcext:value-type="float">
            <text:p>0</text:p>
          </table:table-cell>
        </table:table-row>
        <table:table-row table:style-name="ro1">
          <table:table-cell table:formula="of:=[$'Weston''s Data'.A4]-[$'Ammon''s Data'.A4]" office:value-type="float" office:value="0" calcext:value-type="float">
            <text:p>0</text:p>
          </table:table-cell>
          <table:table-cell table:formula="of:=[$'Weston''s Data'.B4]-[$'Ammon''s Data'.B4]" office:value-type="float" office:value="0" calcext:value-type="float">
            <text:p>0</text:p>
          </table:table-cell>
          <table:table-cell table:formula="of:=[$'Weston''s Data'.C4]-[$'Ammon''s Data'.C4]" office:value-type="float" office:value="0" calcext:value-type="float">
            <text:p>0</text:p>
          </table:table-cell>
          <table:table-cell table:formula="of:=[$'Weston''s Data'.D4]-[$'Ammon''s Data'.D4]" office:value-type="float" office:value="0" calcext:value-type="float">
            <text:p>0</text:p>
          </table:table-cell>
          <table:table-cell table:formula="of:=[$'Weston''s Data'.E4]-[$'Ammon''s Data'.E4]" office:value-type="float" office:value="0" calcext:value-type="float">
            <text:p>0</text:p>
          </table:table-cell>
          <table:table-cell table:formula="of:=[$'Weston''s Data'.F4]-[$'Ammon''s Data'.F4]" office:value-type="float" office:value="0" calcext:value-type="float">
            <text:p>0</text:p>
          </table:table-cell>
          <table:table-cell table:formula="of:=[$'Weston''s Data'.G4]-[$'Ammon''s Data'.G4]" office:value-type="float" office:value="0" calcext:value-type="float">
            <text:p>0</text:p>
          </table:table-cell>
          <table:table-cell table:formula="of:=[$'Weston''s Data'.H4]-[$'Ammon''s Data'.H4]" office:value-type="float" office:value="0" calcext:value-type="float">
            <text:p>0</text:p>
          </table:table-cell>
          <table:table-cell table:formula="of:=[$'Weston''s Data'.I4]-[$'Ammon''s Data'.I4]" office:value-type="float" office:value="0" calcext:value-type="float">
            <text:p>0</text:p>
          </table:table-cell>
          <table:table-cell table:formula="of:=[$'Weston''s Data'.J4]-[$'Ammon''s Data'.J4]" office:value-type="float" office:value="0" calcext:value-type="float">
            <text:p>0</text:p>
          </table:table-cell>
          <table:table-cell table:formula="of:=[$'Weston''s Data'.K4]-[$'Ammon''s Data'.K4]" office:value-type="float" office:value="0" calcext:value-type="float">
            <text:p>0</text:p>
          </table:table-cell>
          <table:table-cell table:formula="of:=[$'Weston''s Data'.L4]-[$'Ammon''s Data'.L4]" office:value-type="float" office:value="0" calcext:value-type="float">
            <text:p>0</text:p>
          </table:table-cell>
          <table:table-cell table:formula="of:=[$'Weston''s Data'.M4]-[$'Ammon''s Data'.M4]" office:value-type="float" office:value="0" calcext:value-type="float">
            <text:p>0</text:p>
          </table:table-cell>
          <table:table-cell table:formula="of:=[$'Weston''s Data'.N4]-[$'Ammon''s Data'.N4]" office:value-type="float" office:value="0" calcext:value-type="float">
            <text:p>0</text:p>
          </table:table-cell>
          <table:table-cell table:formula="of:=[$'Weston''s Data'.O4]-[$'Ammon''s Data'.O4]" office:value-type="float" office:value="0" calcext:value-type="float">
            <text:p>0</text:p>
          </table:table-cell>
          <table:table-cell table:formula="of:=[$'Weston''s Data'.P4]-[$'Ammon''s Data'.P4]" office:value-type="float" office:value="0" calcext:value-type="float">
            <text:p>0</text:p>
          </table:table-cell>
          <table:table-cell table:formula="of:=[$'Weston''s Data'.Q4]-[$'Ammon''s Data'.Q4]" office:value-type="float" office:value="0" calcext:value-type="float">
            <text:p>0</text:p>
          </table:table-cell>
          <table:table-cell table:formula="of:=[$'Weston''s Data'.R4]-[$'Ammon''s Data'.R4]" office:value-type="float" office:value="0" calcext:value-type="float">
            <text:p>0</text:p>
          </table:table-cell>
          <table:table-cell table:formula="of:=[$'Weston''s Data'.S4]-[$'Ammon''s Data'.S4]" office:value-type="float" office:value="0" calcext:value-type="float">
            <text:p>0</text:p>
          </table:table-cell>
          <table:table-cell table:formula="of:=[$'Weston''s Data'.T4]-[$'Ammon''s Data'.T4]" office:value-type="float" office:value="0" calcext:value-type="float">
            <text:p>0</text:p>
          </table:table-cell>
        </table:table-row>
        <table:table-row table:style-name="ro1">
          <table:table-cell table:formula="of:=[$'Weston''s Data'.A5]-[$'Ammon''s Data'.A5]" office:value-type="float" office:value="0" calcext:value-type="float">
            <text:p>0</text:p>
          </table:table-cell>
          <table:table-cell table:formula="of:=[$'Weston''s Data'.B5]-[$'Ammon''s Data'.B5]" office:value-type="float" office:value="0" calcext:value-type="float">
            <text:p>0</text:p>
          </table:table-cell>
          <table:table-cell table:formula="of:=[$'Weston''s Data'.C5]-[$'Ammon''s Data'.C5]" office:value-type="float" office:value="0" calcext:value-type="float">
            <text:p>0</text:p>
          </table:table-cell>
          <table:table-cell table:formula="of:=[$'Weston''s Data'.D5]-[$'Ammon''s Data'.D5]" office:value-type="float" office:value="0" calcext:value-type="float">
            <text:p>0</text:p>
          </table:table-cell>
          <table:table-cell table:formula="of:=[$'Weston''s Data'.E5]-[$'Ammon''s Data'.E5]" office:value-type="float" office:value="0" calcext:value-type="float">
            <text:p>0</text:p>
          </table:table-cell>
          <table:table-cell table:formula="of:=[$'Weston''s Data'.F5]-[$'Ammon''s Data'.F5]" office:value-type="float" office:value="0" calcext:value-type="float">
            <text:p>0</text:p>
          </table:table-cell>
          <table:table-cell table:formula="of:=[$'Weston''s Data'.G5]-[$'Ammon''s Data'.G5]" office:value-type="float" office:value="0" calcext:value-type="float">
            <text:p>0</text:p>
          </table:table-cell>
          <table:table-cell table:formula="of:=[$'Weston''s Data'.H5]-[$'Ammon''s Data'.H5]" office:value-type="float" office:value="0" calcext:value-type="float">
            <text:p>0</text:p>
          </table:table-cell>
          <table:table-cell table:formula="of:=[$'Weston''s Data'.I5]-[$'Ammon''s Data'.I5]" office:value-type="float" office:value="0" calcext:value-type="float">
            <text:p>0</text:p>
          </table:table-cell>
          <table:table-cell table:formula="of:=[$'Weston''s Data'.J5]-[$'Ammon''s Data'.J5]" office:value-type="float" office:value="0" calcext:value-type="float">
            <text:p>0</text:p>
          </table:table-cell>
          <table:table-cell table:formula="of:=[$'Weston''s Data'.K5]-[$'Ammon''s Data'.K5]" office:value-type="float" office:value="0" calcext:value-type="float">
            <text:p>0</text:p>
          </table:table-cell>
          <table:table-cell table:formula="of:=[$'Weston''s Data'.L5]-[$'Ammon''s Data'.L5]" office:value-type="float" office:value="0" calcext:value-type="float">
            <text:p>0</text:p>
          </table:table-cell>
          <table:table-cell table:formula="of:=[$'Weston''s Data'.M5]-[$'Ammon''s Data'.M5]" office:value-type="float" office:value="0" calcext:value-type="float">
            <text:p>0</text:p>
          </table:table-cell>
          <table:table-cell table:formula="of:=[$'Weston''s Data'.N5]-[$'Ammon''s Data'.N5]" office:value-type="float" office:value="0" calcext:value-type="float">
            <text:p>0</text:p>
          </table:table-cell>
          <table:table-cell table:formula="of:=[$'Weston''s Data'.O5]-[$'Ammon''s Data'.O5]" office:value-type="float" office:value="0" calcext:value-type="float">
            <text:p>0</text:p>
          </table:table-cell>
          <table:table-cell table:formula="of:=[$'Weston''s Data'.P5]-[$'Ammon''s Data'.P5]" office:value-type="float" office:value="0" calcext:value-type="float">
            <text:p>0</text:p>
          </table:table-cell>
          <table:table-cell table:formula="of:=[$'Weston''s Data'.Q5]-[$'Ammon''s Data'.Q5]" office:value-type="float" office:value="0" calcext:value-type="float">
            <text:p>0</text:p>
          </table:table-cell>
          <table:table-cell table:formula="of:=[$'Weston''s Data'.R5]-[$'Ammon''s Data'.R5]" office:value-type="float" office:value="0" calcext:value-type="float">
            <text:p>0</text:p>
          </table:table-cell>
          <table:table-cell table:formula="of:=[$'Weston''s Data'.S5]-[$'Ammon''s Data'.S5]" office:value-type="float" office:value="0" calcext:value-type="float">
            <text:p>0</text:p>
          </table:table-cell>
          <table:table-cell table:formula="of:=[$'Weston''s Data'.T5]-[$'Ammon''s Data'.T5]" office:value-type="float" office:value="0" calcext:value-type="float">
            <text:p>0</text:p>
          </table:table-cell>
        </table:table-row>
        <table:table-row table:style-name="ro1">
          <table:table-cell table:formula="of:=[$'Weston''s Data'.A6]-[$'Ammon''s Data'.A6]" office:value-type="float" office:value="0" calcext:value-type="float">
            <text:p>0</text:p>
          </table:table-cell>
          <table:table-cell table:formula="of:=[$'Weston''s Data'.B6]-[$'Ammon''s Data'.B6]" office:value-type="float" office:value="0" calcext:value-type="float">
            <text:p>0</text:p>
          </table:table-cell>
          <table:table-cell table:formula="of:=[$'Weston''s Data'.C6]-[$'Ammon''s Data'.C6]" office:value-type="float" office:value="0" calcext:value-type="float">
            <text:p>0</text:p>
          </table:table-cell>
          <table:table-cell table:formula="of:=[$'Weston''s Data'.D6]-[$'Ammon''s Data'.D6]" office:value-type="float" office:value="0" calcext:value-type="float">
            <text:p>0</text:p>
          </table:table-cell>
          <table:table-cell table:formula="of:=[$'Weston''s Data'.E6]-[$'Ammon''s Data'.E6]" office:value-type="float" office:value="0" calcext:value-type="float">
            <text:p>0</text:p>
          </table:table-cell>
          <table:table-cell table:formula="of:=[$'Weston''s Data'.F6]-[$'Ammon''s Data'.F6]" office:value-type="float" office:value="0" calcext:value-type="float">
            <text:p>0</text:p>
          </table:table-cell>
          <table:table-cell table:formula="of:=[$'Weston''s Data'.G6]-[$'Ammon''s Data'.G6]" office:value-type="float" office:value="0" calcext:value-type="float">
            <text:p>0</text:p>
          </table:table-cell>
          <table:table-cell table:formula="of:=[$'Weston''s Data'.H6]-[$'Ammon''s Data'.H6]" office:value-type="float" office:value="0" calcext:value-type="float">
            <text:p>0</text:p>
          </table:table-cell>
          <table:table-cell table:formula="of:=[$'Weston''s Data'.I6]-[$'Ammon''s Data'.I6]" office:value-type="float" office:value="0" calcext:value-type="float">
            <text:p>0</text:p>
          </table:table-cell>
          <table:table-cell table:formula="of:=[$'Weston''s Data'.J6]-[$'Ammon''s Data'.J6]" office:value-type="float" office:value="0" calcext:value-type="float">
            <text:p>0</text:p>
          </table:table-cell>
          <table:table-cell table:formula="of:=[$'Weston''s Data'.K6]-[$'Ammon''s Data'.K6]" office:value-type="float" office:value="0" calcext:value-type="float">
            <text:p>0</text:p>
          </table:table-cell>
          <table:table-cell table:formula="of:=[$'Weston''s Data'.L6]-[$'Ammon''s Data'.L6]" office:value-type="float" office:value="0" calcext:value-type="float">
            <text:p>0</text:p>
          </table:table-cell>
          <table:table-cell table:formula="of:=[$'Weston''s Data'.M6]-[$'Ammon''s Data'.M6]" office:value-type="float" office:value="0" calcext:value-type="float">
            <text:p>0</text:p>
          </table:table-cell>
          <table:table-cell table:formula="of:=[$'Weston''s Data'.N6]-[$'Ammon''s Data'.N6]" office:value-type="float" office:value="0" calcext:value-type="float">
            <text:p>0</text:p>
          </table:table-cell>
          <table:table-cell table:formula="of:=[$'Weston''s Data'.O6]-[$'Ammon''s Data'.O6]" office:value-type="float" office:value="0" calcext:value-type="float">
            <text:p>0</text:p>
          </table:table-cell>
          <table:table-cell table:formula="of:=[$'Weston''s Data'.P6]-[$'Ammon''s Data'.P6]" office:value-type="float" office:value="0" calcext:value-type="float">
            <text:p>0</text:p>
          </table:table-cell>
          <table:table-cell table:formula="of:=[$'Weston''s Data'.Q6]-[$'Ammon''s Data'.Q6]" office:value-type="float" office:value="0" calcext:value-type="float">
            <text:p>0</text:p>
          </table:table-cell>
          <table:table-cell table:formula="of:=[$'Weston''s Data'.R6]-[$'Ammon''s Data'.R6]" office:value-type="float" office:value="0" calcext:value-type="float">
            <text:p>0</text:p>
          </table:table-cell>
          <table:table-cell table:formula="of:=[$'Weston''s Data'.S6]-[$'Ammon''s Data'.S6]" office:value-type="float" office:value="0" calcext:value-type="float">
            <text:p>0</text:p>
          </table:table-cell>
          <table:table-cell table:formula="of:=[$'Weston''s Data'.T6]-[$'Ammon''s Data'.T6]" office:value-type="float" office:value="0" calcext:value-type="float">
            <text:p>0</text:p>
          </table:table-cell>
        </table:table-row>
        <table:table-row table:style-name="ro1">
          <table:table-cell table:formula="of:=[$'Weston''s Data'.A7]-[$'Ammon''s Data'.A7]" office:value-type="float" office:value="0" calcext:value-type="float">
            <text:p>0</text:p>
          </table:table-cell>
          <table:table-cell table:formula="of:=[$'Weston''s Data'.B7]-[$'Ammon''s Data'.B7]" office:value-type="float" office:value="0" calcext:value-type="float">
            <text:p>0</text:p>
          </table:table-cell>
          <table:table-cell table:formula="of:=[$'Weston''s Data'.C7]-[$'Ammon''s Data'.C7]" office:value-type="float" office:value="0" calcext:value-type="float">
            <text:p>0</text:p>
          </table:table-cell>
          <table:table-cell table:formula="of:=[$'Weston''s Data'.D7]-[$'Ammon''s Data'.D7]" office:value-type="float" office:value="0" calcext:value-type="float">
            <text:p>0</text:p>
          </table:table-cell>
          <table:table-cell table:formula="of:=[$'Weston''s Data'.E7]-[$'Ammon''s Data'.E7]" office:value-type="float" office:value="0" calcext:value-type="float">
            <text:p>0</text:p>
          </table:table-cell>
          <table:table-cell table:formula="of:=[$'Weston''s Data'.F7]-[$'Ammon''s Data'.F7]" office:value-type="float" office:value="0" calcext:value-type="float">
            <text:p>0</text:p>
          </table:table-cell>
          <table:table-cell table:formula="of:=[$'Weston''s Data'.G7]-[$'Ammon''s Data'.G7]" office:value-type="float" office:value="0" calcext:value-type="float">
            <text:p>0</text:p>
          </table:table-cell>
          <table:table-cell table:formula="of:=[$'Weston''s Data'.H7]-[$'Ammon''s Data'.H7]" office:value-type="float" office:value="0" calcext:value-type="float">
            <text:p>0</text:p>
          </table:table-cell>
          <table:table-cell table:formula="of:=[$'Weston''s Data'.I7]-[$'Ammon''s Data'.I7]" office:value-type="float" office:value="0" calcext:value-type="float">
            <text:p>0</text:p>
          </table:table-cell>
          <table:table-cell table:formula="of:=[$'Weston''s Data'.J7]-[$'Ammon''s Data'.J7]" office:value-type="float" office:value="0" calcext:value-type="float">
            <text:p>0</text:p>
          </table:table-cell>
          <table:table-cell table:formula="of:=[$'Weston''s Data'.K7]-[$'Ammon''s Data'.K7]" office:value-type="float" office:value="0" calcext:value-type="float">
            <text:p>0</text:p>
          </table:table-cell>
          <table:table-cell table:formula="of:=[$'Weston''s Data'.L7]-[$'Ammon''s Data'.L7]" office:value-type="float" office:value="0" calcext:value-type="float">
            <text:p>0</text:p>
          </table:table-cell>
          <table:table-cell table:formula="of:=[$'Weston''s Data'.M7]-[$'Ammon''s Data'.M7]" office:value-type="float" office:value="0" calcext:value-type="float">
            <text:p>0</text:p>
          </table:table-cell>
          <table:table-cell table:formula="of:=[$'Weston''s Data'.N7]-[$'Ammon''s Data'.N7]" office:value-type="float" office:value="0" calcext:value-type="float">
            <text:p>0</text:p>
          </table:table-cell>
          <table:table-cell table:formula="of:=[$'Weston''s Data'.O7]-[$'Ammon''s Data'.O7]" office:value-type="float" office:value="0" calcext:value-type="float">
            <text:p>0</text:p>
          </table:table-cell>
          <table:table-cell table:formula="of:=[$'Weston''s Data'.P7]-[$'Ammon''s Data'.P7]" office:value-type="float" office:value="0" calcext:value-type="float">
            <text:p>0</text:p>
          </table:table-cell>
          <table:table-cell table:formula="of:=[$'Weston''s Data'.Q7]-[$'Ammon''s Data'.Q7]" office:value-type="float" office:value="0" calcext:value-type="float">
            <text:p>0</text:p>
          </table:table-cell>
          <table:table-cell table:formula="of:=[$'Weston''s Data'.R7]-[$'Ammon''s Data'.R7]" office:value-type="float" office:value="0" calcext:value-type="float">
            <text:p>0</text:p>
          </table:table-cell>
          <table:table-cell table:formula="of:=[$'Weston''s Data'.S7]-[$'Ammon''s Data'.S7]" office:value-type="float" office:value="0" calcext:value-type="float">
            <text:p>0</text:p>
          </table:table-cell>
          <table:table-cell table:formula="of:=[$'Weston''s Data'.T7]-[$'Ammon''s Data'.T7]" office:value-type="float" office:value="0" calcext:value-type="float">
            <text:p>0</text:p>
          </table:table-cell>
        </table:table-row>
        <table:table-row table:style-name="ro1">
          <table:table-cell table:formula="of:=[$'Weston''s Data'.A8]-[$'Ammon''s Data'.A8]" office:value-type="float" office:value="0" calcext:value-type="float">
            <text:p>0</text:p>
          </table:table-cell>
          <table:table-cell table:formula="of:=[$'Weston''s Data'.B8]-[$'Ammon''s Data'.B8]" office:value-type="float" office:value="0" calcext:value-type="float">
            <text:p>0</text:p>
          </table:table-cell>
          <table:table-cell table:formula="of:=[$'Weston''s Data'.C8]-[$'Ammon''s Data'.C8]" office:value-type="float" office:value="0" calcext:value-type="float">
            <text:p>0</text:p>
          </table:table-cell>
          <table:table-cell table:formula="of:=[$'Weston''s Data'.D8]-[$'Ammon''s Data'.D8]" office:value-type="float" office:value="0" calcext:value-type="float">
            <text:p>0</text:p>
          </table:table-cell>
          <table:table-cell table:formula="of:=[$'Weston''s Data'.E8]-[$'Ammon''s Data'.E8]" office:value-type="float" office:value="0" calcext:value-type="float">
            <text:p>0</text:p>
          </table:table-cell>
          <table:table-cell table:formula="of:=[$'Weston''s Data'.F8]-[$'Ammon''s Data'.F8]" office:value-type="float" office:value="0" calcext:value-type="float">
            <text:p>0</text:p>
          </table:table-cell>
          <table:table-cell table:formula="of:=[$'Weston''s Data'.G8]-[$'Ammon''s Data'.G8]" office:value-type="float" office:value="0" calcext:value-type="float">
            <text:p>0</text:p>
          </table:table-cell>
          <table:table-cell table:formula="of:=[$'Weston''s Data'.H8]-[$'Ammon''s Data'.H8]" office:value-type="float" office:value="0" calcext:value-type="float">
            <text:p>0</text:p>
          </table:table-cell>
          <table:table-cell table:formula="of:=[$'Weston''s Data'.I8]-[$'Ammon''s Data'.I8]" office:value-type="float" office:value="0" calcext:value-type="float">
            <text:p>0</text:p>
          </table:table-cell>
          <table:table-cell table:formula="of:=[$'Weston''s Data'.J8]-[$'Ammon''s Data'.J8]" office:value-type="float" office:value="0" calcext:value-type="float">
            <text:p>0</text:p>
          </table:table-cell>
          <table:table-cell table:formula="of:=[$'Weston''s Data'.K8]-[$'Ammon''s Data'.K8]" office:value-type="float" office:value="0" calcext:value-type="float">
            <text:p>0</text:p>
          </table:table-cell>
          <table:table-cell table:formula="of:=[$'Weston''s Data'.L8]-[$'Ammon''s Data'.L8]" office:value-type="float" office:value="0" calcext:value-type="float">
            <text:p>0</text:p>
          </table:table-cell>
          <table:table-cell table:formula="of:=[$'Weston''s Data'.M8]-[$'Ammon''s Data'.M8]" office:value-type="float" office:value="0" calcext:value-type="float">
            <text:p>0</text:p>
          </table:table-cell>
          <table:table-cell table:formula="of:=[$'Weston''s Data'.N8]-[$'Ammon''s Data'.N8]" office:value-type="float" office:value="0" calcext:value-type="float">
            <text:p>0</text:p>
          </table:table-cell>
          <table:table-cell table:formula="of:=[$'Weston''s Data'.O8]-[$'Ammon''s Data'.O8]" office:value-type="float" office:value="0" calcext:value-type="float">
            <text:p>0</text:p>
          </table:table-cell>
          <table:table-cell table:formula="of:=[$'Weston''s Data'.P8]-[$'Ammon''s Data'.P8]" office:value-type="float" office:value="0" calcext:value-type="float">
            <text:p>0</text:p>
          </table:table-cell>
          <table:table-cell table:formula="of:=[$'Weston''s Data'.Q8]-[$'Ammon''s Data'.Q8]" office:value-type="float" office:value="0" calcext:value-type="float">
            <text:p>0</text:p>
          </table:table-cell>
          <table:table-cell table:formula="of:=[$'Weston''s Data'.R8]-[$'Ammon''s Data'.R8]" office:value-type="float" office:value="0" calcext:value-type="float">
            <text:p>0</text:p>
          </table:table-cell>
          <table:table-cell table:formula="of:=[$'Weston''s Data'.S8]-[$'Ammon''s Data'.S8]" office:value-type="float" office:value="0" calcext:value-type="float">
            <text:p>0</text:p>
          </table:table-cell>
          <table:table-cell table:formula="of:=[$'Weston''s Data'.T8]-[$'Ammon''s Data'.T8]" office:value-type="float" office:value="0" calcext:value-type="float">
            <text:p>0</text:p>
          </table:table-cell>
        </table:table-row>
        <table:table-row table:style-name="ro1">
          <table:table-cell table:formula="of:=[$'Weston''s Data'.A9]-[$'Ammon''s Data'.A9]" office:value-type="float" office:value="0" calcext:value-type="float">
            <text:p>0</text:p>
          </table:table-cell>
          <table:table-cell table:formula="of:=[$'Weston''s Data'.B9]-[$'Ammon''s Data'.B9]" office:value-type="float" office:value="0" calcext:value-type="float">
            <text:p>0</text:p>
          </table:table-cell>
          <table:table-cell table:formula="of:=[$'Weston''s Data'.C9]-[$'Ammon''s Data'.C9]" office:value-type="float" office:value="0" calcext:value-type="float">
            <text:p>0</text:p>
          </table:table-cell>
          <table:table-cell table:formula="of:=[$'Weston''s Data'.D9]-[$'Ammon''s Data'.D9]" office:value-type="float" office:value="0" calcext:value-type="float">
            <text:p>0</text:p>
          </table:table-cell>
          <table:table-cell table:formula="of:=[$'Weston''s Data'.E9]-[$'Ammon''s Data'.E9]" office:value-type="float" office:value="0" calcext:value-type="float">
            <text:p>0</text:p>
          </table:table-cell>
          <table:table-cell table:formula="of:=[$'Weston''s Data'.F9]-[$'Ammon''s Data'.F9]" office:value-type="float" office:value="0" calcext:value-type="float">
            <text:p>0</text:p>
          </table:table-cell>
          <table:table-cell table:formula="of:=[$'Weston''s Data'.G9]-[$'Ammon''s Data'.G9]" office:value-type="float" office:value="0" calcext:value-type="float">
            <text:p>0</text:p>
          </table:table-cell>
          <table:table-cell table:formula="of:=[$'Weston''s Data'.H9]-[$'Ammon''s Data'.H9]" office:value-type="float" office:value="0" calcext:value-type="float">
            <text:p>0</text:p>
          </table:table-cell>
          <table:table-cell table:formula="of:=[$'Weston''s Data'.I9]-[$'Ammon''s Data'.I9]" office:value-type="float" office:value="0" calcext:value-type="float">
            <text:p>0</text:p>
          </table:table-cell>
          <table:table-cell table:formula="of:=[$'Weston''s Data'.J9]-[$'Ammon''s Data'.J9]" office:value-type="float" office:value="0" calcext:value-type="float">
            <text:p>0</text:p>
          </table:table-cell>
          <table:table-cell table:formula="of:=[$'Weston''s Data'.K9]-[$'Ammon''s Data'.K9]" office:value-type="float" office:value="0" calcext:value-type="float">
            <text:p>0</text:p>
          </table:table-cell>
          <table:table-cell table:formula="of:=[$'Weston''s Data'.L9]-[$'Ammon''s Data'.L9]" office:value-type="float" office:value="0" calcext:value-type="float">
            <text:p>0</text:p>
          </table:table-cell>
          <table:table-cell table:formula="of:=[$'Weston''s Data'.M9]-[$'Ammon''s Data'.M9]" office:value-type="float" office:value="0" calcext:value-type="float">
            <text:p>0</text:p>
          </table:table-cell>
          <table:table-cell table:formula="of:=[$'Weston''s Data'.N9]-[$'Ammon''s Data'.N9]" office:value-type="float" office:value="0" calcext:value-type="float">
            <text:p>0</text:p>
          </table:table-cell>
          <table:table-cell table:formula="of:=[$'Weston''s Data'.O9]-[$'Ammon''s Data'.O9]" office:value-type="float" office:value="0" calcext:value-type="float">
            <text:p>0</text:p>
          </table:table-cell>
          <table:table-cell table:formula="of:=[$'Weston''s Data'.P9]-[$'Ammon''s Data'.P9]" office:value-type="float" office:value="0" calcext:value-type="float">
            <text:p>0</text:p>
          </table:table-cell>
          <table:table-cell table:formula="of:=[$'Weston''s Data'.Q9]-[$'Ammon''s Data'.Q9]" office:value-type="float" office:value="0" calcext:value-type="float">
            <text:p>0</text:p>
          </table:table-cell>
          <table:table-cell table:formula="of:=[$'Weston''s Data'.R9]-[$'Ammon''s Data'.R9]" office:value-type="float" office:value="0" calcext:value-type="float">
            <text:p>0</text:p>
          </table:table-cell>
          <table:table-cell table:formula="of:=[$'Weston''s Data'.S9]-[$'Ammon''s Data'.S9]" office:value-type="float" office:value="0" calcext:value-type="float">
            <text:p>0</text:p>
          </table:table-cell>
          <table:table-cell table:formula="of:=[$'Weston''s Data'.T9]-[$'Ammon''s Data'.T9]" office:value-type="float" office:value="0" calcext:value-type="float">
            <text:p>0</text:p>
          </table:table-cell>
        </table:table-row>
        <table:table-row table:style-name="ro1">
          <table:table-cell table:formula="of:=[$'Weston''s Data'.A10]-[$'Ammon''s Data'.A10]" office:value-type="float" office:value="0" calcext:value-type="float">
            <text:p>0</text:p>
          </table:table-cell>
          <table:table-cell table:formula="of:=[$'Weston''s Data'.B10]-[$'Ammon''s Data'.B10]" office:value-type="float" office:value="0" calcext:value-type="float">
            <text:p>0</text:p>
          </table:table-cell>
          <table:table-cell table:formula="of:=[$'Weston''s Data'.C10]-[$'Ammon''s Data'.C10]" office:value-type="float" office:value="0" calcext:value-type="float">
            <text:p>0</text:p>
          </table:table-cell>
          <table:table-cell table:formula="of:=[$'Weston''s Data'.D10]-[$'Ammon''s Data'.D10]" office:value-type="float" office:value="0" calcext:value-type="float">
            <text:p>0</text:p>
          </table:table-cell>
          <table:table-cell table:formula="of:=[$'Weston''s Data'.E10]-[$'Ammon''s Data'.E10]" office:value-type="float" office:value="0" calcext:value-type="float">
            <text:p>0</text:p>
          </table:table-cell>
          <table:table-cell table:formula="of:=[$'Weston''s Data'.F10]-[$'Ammon''s Data'.F10]" office:value-type="float" office:value="0" calcext:value-type="float">
            <text:p>0</text:p>
          </table:table-cell>
          <table:table-cell table:formula="of:=[$'Weston''s Data'.G10]-[$'Ammon''s Data'.G10]" office:value-type="float" office:value="0" calcext:value-type="float">
            <text:p>0</text:p>
          </table:table-cell>
          <table:table-cell table:formula="of:=[$'Weston''s Data'.H10]-[$'Ammon''s Data'.H10]" office:value-type="float" office:value="0" calcext:value-type="float">
            <text:p>0</text:p>
          </table:table-cell>
          <table:table-cell table:formula="of:=[$'Weston''s Data'.I10]-[$'Ammon''s Data'.I10]" office:value-type="float" office:value="0" calcext:value-type="float">
            <text:p>0</text:p>
          </table:table-cell>
          <table:table-cell table:formula="of:=[$'Weston''s Data'.J10]-[$'Ammon''s Data'.J10]" office:value-type="float" office:value="0" calcext:value-type="float">
            <text:p>0</text:p>
          </table:table-cell>
          <table:table-cell table:formula="of:=[$'Weston''s Data'.K10]-[$'Ammon''s Data'.K10]" office:value-type="float" office:value="0" calcext:value-type="float">
            <text:p>0</text:p>
          </table:table-cell>
          <table:table-cell table:formula="of:=[$'Weston''s Data'.L10]-[$'Ammon''s Data'.L10]" office:value-type="float" office:value="0" calcext:value-type="float">
            <text:p>0</text:p>
          </table:table-cell>
          <table:table-cell table:formula="of:=[$'Weston''s Data'.M10]-[$'Ammon''s Data'.M10]" office:value-type="float" office:value="0" calcext:value-type="float">
            <text:p>0</text:p>
          </table:table-cell>
          <table:table-cell table:formula="of:=[$'Weston''s Data'.N10]-[$'Ammon''s Data'.N10]" office:value-type="float" office:value="0" calcext:value-type="float">
            <text:p>0</text:p>
          </table:table-cell>
          <table:table-cell table:formula="of:=[$'Weston''s Data'.O10]-[$'Ammon''s Data'.O10]" office:value-type="float" office:value="0" calcext:value-type="float">
            <text:p>0</text:p>
          </table:table-cell>
          <table:table-cell table:formula="of:=[$'Weston''s Data'.P10]-[$'Ammon''s Data'.P10]" office:value-type="float" office:value="0" calcext:value-type="float">
            <text:p>0</text:p>
          </table:table-cell>
          <table:table-cell table:formula="of:=[$'Weston''s Data'.Q10]-[$'Ammon''s Data'.Q10]" office:value-type="float" office:value="0" calcext:value-type="float">
            <text:p>0</text:p>
          </table:table-cell>
          <table:table-cell table:formula="of:=[$'Weston''s Data'.R10]-[$'Ammon''s Data'.R10]" office:value-type="float" office:value="0" calcext:value-type="float">
            <text:p>0</text:p>
          </table:table-cell>
          <table:table-cell table:formula="of:=[$'Weston''s Data'.S10]-[$'Ammon''s Data'.S10]" office:value-type="float" office:value="0" calcext:value-type="float">
            <text:p>0</text:p>
          </table:table-cell>
          <table:table-cell table:formula="of:=[$'Weston''s Data'.T10]-[$'Ammon''s Data'.T10]" office:value-type="float" office:value="0" calcext:value-type="float">
            <text:p>0</text:p>
          </table:table-cell>
        </table:table-row>
        <table:table-row table:style-name="ro1">
          <table:table-cell table:formula="of:=[$'Weston''s Data'.A11]-[$'Ammon''s Data'.A11]" office:value-type="float" office:value="0" calcext:value-type="float">
            <text:p>0</text:p>
          </table:table-cell>
          <table:table-cell table:formula="of:=[$'Weston''s Data'.B11]-[$'Ammon''s Data'.B11]" office:value-type="float" office:value="0" calcext:value-type="float">
            <text:p>0</text:p>
          </table:table-cell>
          <table:table-cell table:formula="of:=[$'Weston''s Data'.C11]-[$'Ammon''s Data'.C11]" office:value-type="float" office:value="0" calcext:value-type="float">
            <text:p>0</text:p>
          </table:table-cell>
          <table:table-cell table:formula="of:=[$'Weston''s Data'.D11]-[$'Ammon''s Data'.D11]" office:value-type="float" office:value="0" calcext:value-type="float">
            <text:p>0</text:p>
          </table:table-cell>
          <table:table-cell table:formula="of:=[$'Weston''s Data'.E11]-[$'Ammon''s Data'.E11]" office:value-type="float" office:value="0" calcext:value-type="float">
            <text:p>0</text:p>
          </table:table-cell>
          <table:table-cell table:formula="of:=[$'Weston''s Data'.F11]-[$'Ammon''s Data'.F11]" office:value-type="float" office:value="0" calcext:value-type="float">
            <text:p>0</text:p>
          </table:table-cell>
          <table:table-cell table:formula="of:=[$'Weston''s Data'.G11]-[$'Ammon''s Data'.G11]" office:value-type="float" office:value="0" calcext:value-type="float">
            <text:p>0</text:p>
          </table:table-cell>
          <table:table-cell table:formula="of:=[$'Weston''s Data'.H11]-[$'Ammon''s Data'.H11]" office:value-type="float" office:value="0" calcext:value-type="float">
            <text:p>0</text:p>
          </table:table-cell>
          <table:table-cell table:formula="of:=[$'Weston''s Data'.I11]-[$'Ammon''s Data'.I11]" office:value-type="float" office:value="0" calcext:value-type="float">
            <text:p>0</text:p>
          </table:table-cell>
          <table:table-cell table:formula="of:=[$'Weston''s Data'.J11]-[$'Ammon''s Data'.J11]" office:value-type="float" office:value="0" calcext:value-type="float">
            <text:p>0</text:p>
          </table:table-cell>
          <table:table-cell table:formula="of:=[$'Weston''s Data'.K11]-[$'Ammon''s Data'.K11]" office:value-type="float" office:value="0" calcext:value-type="float">
            <text:p>0</text:p>
          </table:table-cell>
          <table:table-cell table:formula="of:=[$'Weston''s Data'.L11]-[$'Ammon''s Data'.L11]" office:value-type="float" office:value="0" calcext:value-type="float">
            <text:p>0</text:p>
          </table:table-cell>
          <table:table-cell table:formula="of:=[$'Weston''s Data'.M11]-[$'Ammon''s Data'.M11]" office:value-type="float" office:value="0" calcext:value-type="float">
            <text:p>0</text:p>
          </table:table-cell>
          <table:table-cell table:formula="of:=[$'Weston''s Data'.N11]-[$'Ammon''s Data'.N11]" office:value-type="float" office:value="0" calcext:value-type="float">
            <text:p>0</text:p>
          </table:table-cell>
          <table:table-cell table:formula="of:=[$'Weston''s Data'.O11]-[$'Ammon''s Data'.O11]" office:value-type="float" office:value="0" calcext:value-type="float">
            <text:p>0</text:p>
          </table:table-cell>
          <table:table-cell table:formula="of:=[$'Weston''s Data'.P11]-[$'Ammon''s Data'.P11]" office:value-type="float" office:value="0" calcext:value-type="float">
            <text:p>0</text:p>
          </table:table-cell>
          <table:table-cell table:formula="of:=[$'Weston''s Data'.Q11]-[$'Ammon''s Data'.Q11]" office:value-type="float" office:value="0" calcext:value-type="float">
            <text:p>0</text:p>
          </table:table-cell>
          <table:table-cell table:formula="of:=[$'Weston''s Data'.R11]-[$'Ammon''s Data'.R11]" office:value-type="float" office:value="0" calcext:value-type="float">
            <text:p>0</text:p>
          </table:table-cell>
          <table:table-cell table:formula="of:=[$'Weston''s Data'.S11]-[$'Ammon''s Data'.S11]" office:value-type="float" office:value="0" calcext:value-type="float">
            <text:p>0</text:p>
          </table:table-cell>
          <table:table-cell table:formula="of:=[$'Weston''s Data'.T11]-[$'Ammon''s Data'.T11]" office:value-type="float" office:value="0" calcext:value-type="float">
            <text:p>0</text:p>
          </table:table-cell>
        </table:table-row>
        <table:table-row table:style-name="ro1">
          <table:table-cell table:formula="of:=[$'Weston''s Data'.A12]-[$'Ammon''s Data'.A12]" office:value-type="float" office:value="0" calcext:value-type="float">
            <text:p>0</text:p>
          </table:table-cell>
          <table:table-cell table:formula="of:=[$'Weston''s Data'.B12]-[$'Ammon''s Data'.B12]" office:value-type="float" office:value="0" calcext:value-type="float">
            <text:p>0</text:p>
          </table:table-cell>
          <table:table-cell table:formula="of:=[$'Weston''s Data'.C12]-[$'Ammon''s Data'.C12]" office:value-type="float" office:value="0" calcext:value-type="float">
            <text:p>0</text:p>
          </table:table-cell>
          <table:table-cell table:formula="of:=[$'Weston''s Data'.D12]-[$'Ammon''s Data'.D12]" office:value-type="float" office:value="0" calcext:value-type="float">
            <text:p>0</text:p>
          </table:table-cell>
          <table:table-cell table:formula="of:=[$'Weston''s Data'.E12]-[$'Ammon''s Data'.E12]" office:value-type="float" office:value="0" calcext:value-type="float">
            <text:p>0</text:p>
          </table:table-cell>
          <table:table-cell table:formula="of:=[$'Weston''s Data'.F12]-[$'Ammon''s Data'.F12]" office:value-type="float" office:value="0" calcext:value-type="float">
            <text:p>0</text:p>
          </table:table-cell>
          <table:table-cell table:formula="of:=[$'Weston''s Data'.G12]-[$'Ammon''s Data'.G12]" office:value-type="float" office:value="0" calcext:value-type="float">
            <text:p>0</text:p>
          </table:table-cell>
          <table:table-cell table:formula="of:=[$'Weston''s Data'.H12]-[$'Ammon''s Data'.H12]" office:value-type="float" office:value="0" calcext:value-type="float">
            <text:p>0</text:p>
          </table:table-cell>
          <table:table-cell table:formula="of:=[$'Weston''s Data'.I12]-[$'Ammon''s Data'.I12]" office:value-type="float" office:value="0" calcext:value-type="float">
            <text:p>0</text:p>
          </table:table-cell>
          <table:table-cell table:formula="of:=[$'Weston''s Data'.J12]-[$'Ammon''s Data'.J12]" office:value-type="float" office:value="0" calcext:value-type="float">
            <text:p>0</text:p>
          </table:table-cell>
          <table:table-cell table:formula="of:=[$'Weston''s Data'.K12]-[$'Ammon''s Data'.K12]" office:value-type="float" office:value="0" calcext:value-type="float">
            <text:p>0</text:p>
          </table:table-cell>
          <table:table-cell table:formula="of:=[$'Weston''s Data'.L12]-[$'Ammon''s Data'.L12]" office:value-type="float" office:value="0" calcext:value-type="float">
            <text:p>0</text:p>
          </table:table-cell>
          <table:table-cell table:formula="of:=[$'Weston''s Data'.M12]-[$'Ammon''s Data'.M12]" office:value-type="float" office:value="0" calcext:value-type="float">
            <text:p>0</text:p>
          </table:table-cell>
          <table:table-cell table:formula="of:=[$'Weston''s Data'.N12]-[$'Ammon''s Data'.N12]" office:value-type="float" office:value="0" calcext:value-type="float">
            <text:p>0</text:p>
          </table:table-cell>
          <table:table-cell table:formula="of:=[$'Weston''s Data'.O12]-[$'Ammon''s Data'.O12]" office:value-type="float" office:value="0" calcext:value-type="float">
            <text:p>0</text:p>
          </table:table-cell>
          <table:table-cell table:formula="of:=[$'Weston''s Data'.P12]-[$'Ammon''s Data'.P12]" office:value-type="float" office:value="0" calcext:value-type="float">
            <text:p>0</text:p>
          </table:table-cell>
          <table:table-cell table:formula="of:=[$'Weston''s Data'.Q12]-[$'Ammon''s Data'.Q12]" office:value-type="float" office:value="0" calcext:value-type="float">
            <text:p>0</text:p>
          </table:table-cell>
          <table:table-cell table:formula="of:=[$'Weston''s Data'.R12]-[$'Ammon''s Data'.R12]" office:value-type="float" office:value="0" calcext:value-type="float">
            <text:p>0</text:p>
          </table:table-cell>
          <table:table-cell table:formula="of:=[$'Weston''s Data'.S12]-[$'Ammon''s Data'.S12]" office:value-type="float" office:value="0" calcext:value-type="float">
            <text:p>0</text:p>
          </table:table-cell>
          <table:table-cell table:formula="of:=[$'Weston''s Data'.T12]-[$'Ammon''s Data'.T12]" office:value-type="float" office:value="0" calcext:value-type="float">
            <text:p>0</text:p>
          </table:table-cell>
        </table:table-row>
        <table:table-row table:style-name="ro1">
          <table:table-cell table:formula="of:=[$'Weston''s Data'.A13]-[$'Ammon''s Data'.A13]" office:value-type="float" office:value="0" calcext:value-type="float">
            <text:p>0</text:p>
          </table:table-cell>
          <table:table-cell table:formula="of:=[$'Weston''s Data'.B13]-[$'Ammon''s Data'.B13]" office:value-type="float" office:value="0" calcext:value-type="float">
            <text:p>0</text:p>
          </table:table-cell>
          <table:table-cell table:formula="of:=[$'Weston''s Data'.C13]-[$'Ammon''s Data'.C13]" office:value-type="float" office:value="0" calcext:value-type="float">
            <text:p>0</text:p>
          </table:table-cell>
          <table:table-cell table:formula="of:=[$'Weston''s Data'.D13]-[$'Ammon''s Data'.D13]" office:value-type="float" office:value="0" calcext:value-type="float">
            <text:p>0</text:p>
          </table:table-cell>
          <table:table-cell table:formula="of:=[$'Weston''s Data'.E13]-[$'Ammon''s Data'.E13]" office:value-type="float" office:value="0" calcext:value-type="float">
            <text:p>0</text:p>
          </table:table-cell>
          <table:table-cell table:formula="of:=[$'Weston''s Data'.F13]-[$'Ammon''s Data'.F13]" office:value-type="float" office:value="0" calcext:value-type="float">
            <text:p>0</text:p>
          </table:table-cell>
          <table:table-cell table:formula="of:=[$'Weston''s Data'.G13]-[$'Ammon''s Data'.G13]" office:value-type="float" office:value="0" calcext:value-type="float">
            <text:p>0</text:p>
          </table:table-cell>
          <table:table-cell table:formula="of:=[$'Weston''s Data'.H13]-[$'Ammon''s Data'.H13]" office:value-type="float" office:value="0" calcext:value-type="float">
            <text:p>0</text:p>
          </table:table-cell>
          <table:table-cell table:formula="of:=[$'Weston''s Data'.I13]-[$'Ammon''s Data'.I13]" office:value-type="float" office:value="0" calcext:value-type="float">
            <text:p>0</text:p>
          </table:table-cell>
          <table:table-cell table:formula="of:=[$'Weston''s Data'.J13]-[$'Ammon''s Data'.J13]" office:value-type="float" office:value="0" calcext:value-type="float">
            <text:p>0</text:p>
          </table:table-cell>
          <table:table-cell table:formula="of:=[$'Weston''s Data'.K13]-[$'Ammon''s Data'.K13]" office:value-type="float" office:value="0" calcext:value-type="float">
            <text:p>0</text:p>
          </table:table-cell>
          <table:table-cell table:formula="of:=[$'Weston''s Data'.L13]-[$'Ammon''s Data'.L13]" office:value-type="float" office:value="0" calcext:value-type="float">
            <text:p>0</text:p>
          </table:table-cell>
          <table:table-cell table:formula="of:=[$'Weston''s Data'.M13]-[$'Ammon''s Data'.M13]" office:value-type="float" office:value="0" calcext:value-type="float">
            <text:p>0</text:p>
          </table:table-cell>
          <table:table-cell table:formula="of:=[$'Weston''s Data'.N13]-[$'Ammon''s Data'.N13]" office:value-type="float" office:value="0" calcext:value-type="float">
            <text:p>0</text:p>
          </table:table-cell>
          <table:table-cell table:formula="of:=[$'Weston''s Data'.O13]-[$'Ammon''s Data'.O13]" office:value-type="float" office:value="0" calcext:value-type="float">
            <text:p>0</text:p>
          </table:table-cell>
          <table:table-cell table:formula="of:=[$'Weston''s Data'.P13]-[$'Ammon''s Data'.P13]" office:value-type="float" office:value="0" calcext:value-type="float">
            <text:p>0</text:p>
          </table:table-cell>
          <table:table-cell table:formula="of:=[$'Weston''s Data'.Q13]-[$'Ammon''s Data'.Q13]" office:value-type="float" office:value="0" calcext:value-type="float">
            <text:p>0</text:p>
          </table:table-cell>
          <table:table-cell table:formula="of:=[$'Weston''s Data'.R13]-[$'Ammon''s Data'.R13]" office:value-type="float" office:value="0" calcext:value-type="float">
            <text:p>0</text:p>
          </table:table-cell>
          <table:table-cell table:formula="of:=[$'Weston''s Data'.S13]-[$'Ammon''s Data'.S13]" office:value-type="float" office:value="0" calcext:value-type="float">
            <text:p>0</text:p>
          </table:table-cell>
          <table:table-cell table:formula="of:=[$'Weston''s Data'.T13]-[$'Ammon''s Data'.T13]" office:value-type="float" office:value="0" calcext:value-type="float">
            <text:p>0</text:p>
          </table:table-cell>
        </table:table-row>
        <table:table-row table:style-name="ro1">
          <table:table-cell table:formula="of:=[$'Weston''s Data'.A14]-[$'Ammon''s Data'.A14]" office:value-type="float" office:value="0" calcext:value-type="float">
            <text:p>0</text:p>
          </table:table-cell>
          <table:table-cell table:formula="of:=[$'Weston''s Data'.B14]-[$'Ammon''s Data'.B14]" office:value-type="float" office:value="0" calcext:value-type="float">
            <text:p>0</text:p>
          </table:table-cell>
          <table:table-cell table:formula="of:=[$'Weston''s Data'.C14]-[$'Ammon''s Data'.C14]" office:value-type="float" office:value="0" calcext:value-type="float">
            <text:p>0</text:p>
          </table:table-cell>
          <table:table-cell table:formula="of:=[$'Weston''s Data'.D14]-[$'Ammon''s Data'.D14]" office:value-type="float" office:value="0" calcext:value-type="float">
            <text:p>0</text:p>
          </table:table-cell>
          <table:table-cell table:formula="of:=[$'Weston''s Data'.E14]-[$'Ammon''s Data'.E14]" office:value-type="float" office:value="0" calcext:value-type="float">
            <text:p>0</text:p>
          </table:table-cell>
          <table:table-cell table:formula="of:=[$'Weston''s Data'.F14]-[$'Ammon''s Data'.F14]" office:value-type="float" office:value="0" calcext:value-type="float">
            <text:p>0</text:p>
          </table:table-cell>
          <table:table-cell table:formula="of:=[$'Weston''s Data'.G14]-[$'Ammon''s Data'.G14]" office:value-type="float" office:value="0" calcext:value-type="float">
            <text:p>0</text:p>
          </table:table-cell>
          <table:table-cell table:formula="of:=[$'Weston''s Data'.H14]-[$'Ammon''s Data'.H14]" office:value-type="float" office:value="0" calcext:value-type="float">
            <text:p>0</text:p>
          </table:table-cell>
          <table:table-cell table:formula="of:=[$'Weston''s Data'.I14]-[$'Ammon''s Data'.I14]" office:value-type="float" office:value="0" calcext:value-type="float">
            <text:p>0</text:p>
          </table:table-cell>
          <table:table-cell table:formula="of:=[$'Weston''s Data'.J14]-[$'Ammon''s Data'.J14]" office:value-type="float" office:value="0" calcext:value-type="float">
            <text:p>0</text:p>
          </table:table-cell>
          <table:table-cell table:formula="of:=[$'Weston''s Data'.K14]-[$'Ammon''s Data'.K14]" office:value-type="float" office:value="0" calcext:value-type="float">
            <text:p>0</text:p>
          </table:table-cell>
          <table:table-cell table:formula="of:=[$'Weston''s Data'.L14]-[$'Ammon''s Data'.L14]" office:value-type="float" office:value="0" calcext:value-type="float">
            <text:p>0</text:p>
          </table:table-cell>
          <table:table-cell table:formula="of:=[$'Weston''s Data'.M14]-[$'Ammon''s Data'.M14]" office:value-type="float" office:value="0" calcext:value-type="float">
            <text:p>0</text:p>
          </table:table-cell>
          <table:table-cell table:formula="of:=[$'Weston''s Data'.N14]-[$'Ammon''s Data'.N14]" office:value-type="float" office:value="0" calcext:value-type="float">
            <text:p>0</text:p>
          </table:table-cell>
          <table:table-cell table:formula="of:=[$'Weston''s Data'.O14]-[$'Ammon''s Data'.O14]" office:value-type="float" office:value="0" calcext:value-type="float">
            <text:p>0</text:p>
          </table:table-cell>
          <table:table-cell table:formula="of:=[$'Weston''s Data'.P14]-[$'Ammon''s Data'.P14]" office:value-type="float" office:value="0" calcext:value-type="float">
            <text:p>0</text:p>
          </table:table-cell>
          <table:table-cell table:formula="of:=[$'Weston''s Data'.Q14]-[$'Ammon''s Data'.Q14]" office:value-type="float" office:value="0" calcext:value-type="float">
            <text:p>0</text:p>
          </table:table-cell>
          <table:table-cell table:formula="of:=[$'Weston''s Data'.R14]-[$'Ammon''s Data'.R14]" office:value-type="float" office:value="0" calcext:value-type="float">
            <text:p>0</text:p>
          </table:table-cell>
          <table:table-cell table:formula="of:=[$'Weston''s Data'.S14]-[$'Ammon''s Data'.S14]" office:value-type="float" office:value="0" calcext:value-type="float">
            <text:p>0</text:p>
          </table:table-cell>
          <table:table-cell table:formula="of:=[$'Weston''s Data'.T14]-[$'Ammon''s Data'.T14]" office:value-type="float" office:value="0" calcext:value-type="float">
            <text:p>0</text:p>
          </table:table-cell>
        </table:table-row>
        <table:table-row table:style-name="ro1">
          <table:table-cell table:formula="of:=[$'Weston''s Data'.A15]-[$'Ammon''s Data'.A15]" office:value-type="float" office:value="0" calcext:value-type="float">
            <text:p>0</text:p>
          </table:table-cell>
          <table:table-cell table:formula="of:=[$'Weston''s Data'.B15]-[$'Ammon''s Data'.B15]" office:value-type="float" office:value="0" calcext:value-type="float">
            <text:p>0</text:p>
          </table:table-cell>
          <table:table-cell table:formula="of:=[$'Weston''s Data'.C15]-[$'Ammon''s Data'.C15]" office:value-type="float" office:value="0" calcext:value-type="float">
            <text:p>0</text:p>
          </table:table-cell>
          <table:table-cell table:formula="of:=[$'Weston''s Data'.D15]-[$'Ammon''s Data'.D15]" office:value-type="float" office:value="0" calcext:value-type="float">
            <text:p>0</text:p>
          </table:table-cell>
          <table:table-cell table:formula="of:=[$'Weston''s Data'.E15]-[$'Ammon''s Data'.E15]" office:value-type="float" office:value="0" calcext:value-type="float">
            <text:p>0</text:p>
          </table:table-cell>
          <table:table-cell table:formula="of:=[$'Weston''s Data'.F15]-[$'Ammon''s Data'.F15]" office:value-type="float" office:value="0" calcext:value-type="float">
            <text:p>0</text:p>
          </table:table-cell>
          <table:table-cell table:formula="of:=[$'Weston''s Data'.G15]-[$'Ammon''s Data'.G15]" office:value-type="float" office:value="0" calcext:value-type="float">
            <text:p>0</text:p>
          </table:table-cell>
          <table:table-cell table:formula="of:=[$'Weston''s Data'.H15]-[$'Ammon''s Data'.H15]" office:value-type="float" office:value="0" calcext:value-type="float">
            <text:p>0</text:p>
          </table:table-cell>
          <table:table-cell table:formula="of:=[$'Weston''s Data'.I15]-[$'Ammon''s Data'.I15]" office:value-type="float" office:value="0" calcext:value-type="float">
            <text:p>0</text:p>
          </table:table-cell>
          <table:table-cell table:formula="of:=[$'Weston''s Data'.J15]-[$'Ammon''s Data'.J15]" office:value-type="float" office:value="0" calcext:value-type="float">
            <text:p>0</text:p>
          </table:table-cell>
          <table:table-cell table:formula="of:=[$'Weston''s Data'.K15]-[$'Ammon''s Data'.K15]" office:value-type="float" office:value="0" calcext:value-type="float">
            <text:p>0</text:p>
          </table:table-cell>
          <table:table-cell table:formula="of:=[$'Weston''s Data'.L15]-[$'Ammon''s Data'.L15]" office:value-type="float" office:value="0" calcext:value-type="float">
            <text:p>0</text:p>
          </table:table-cell>
          <table:table-cell table:formula="of:=[$'Weston''s Data'.M15]-[$'Ammon''s Data'.M15]" office:value-type="float" office:value="0" calcext:value-type="float">
            <text:p>0</text:p>
          </table:table-cell>
          <table:table-cell table:formula="of:=[$'Weston''s Data'.N15]-[$'Ammon''s Data'.N15]" office:value-type="float" office:value="0" calcext:value-type="float">
            <text:p>0</text:p>
          </table:table-cell>
          <table:table-cell table:formula="of:=[$'Weston''s Data'.O15]-[$'Ammon''s Data'.O15]" office:value-type="float" office:value="0" calcext:value-type="float">
            <text:p>0</text:p>
          </table:table-cell>
          <table:table-cell table:formula="of:=[$'Weston''s Data'.P15]-[$'Ammon''s Data'.P15]" office:value-type="float" office:value="0" calcext:value-type="float">
            <text:p>0</text:p>
          </table:table-cell>
          <table:table-cell table:formula="of:=[$'Weston''s Data'.Q15]-[$'Ammon''s Data'.Q15]" office:value-type="float" office:value="0" calcext:value-type="float">
            <text:p>0</text:p>
          </table:table-cell>
          <table:table-cell table:formula="of:=[$'Weston''s Data'.R15]-[$'Ammon''s Data'.R15]" office:value-type="float" office:value="0" calcext:value-type="float">
            <text:p>0</text:p>
          </table:table-cell>
          <table:table-cell table:formula="of:=[$'Weston''s Data'.S15]-[$'Ammon''s Data'.S15]" office:value-type="float" office:value="0" calcext:value-type="float">
            <text:p>0</text:p>
          </table:table-cell>
          <table:table-cell table:formula="of:=[$'Weston''s Data'.T15]-[$'Ammon''s Data'.T15]" office:value-type="float" office:value="0" calcext:value-type="float">
            <text:p>0</text:p>
          </table:table-cell>
        </table:table-row>
        <table:table-row table:style-name="ro1">
          <table:table-cell table:formula="of:=[$'Weston''s Data'.A16]-[$'Ammon''s Data'.A16]" office:value-type="float" office:value="0" calcext:value-type="float">
            <text:p>0</text:p>
          </table:table-cell>
          <table:table-cell table:formula="of:=[$'Weston''s Data'.B16]-[$'Ammon''s Data'.B16]" office:value-type="float" office:value="0" calcext:value-type="float">
            <text:p>0</text:p>
          </table:table-cell>
          <table:table-cell table:formula="of:=[$'Weston''s Data'.C16]-[$'Ammon''s Data'.C16]" office:value-type="float" office:value="0" calcext:value-type="float">
            <text:p>0</text:p>
          </table:table-cell>
          <table:table-cell table:formula="of:=[$'Weston''s Data'.D16]-[$'Ammon''s Data'.D16]" office:value-type="float" office:value="0" calcext:value-type="float">
            <text:p>0</text:p>
          </table:table-cell>
          <table:table-cell table:formula="of:=[$'Weston''s Data'.E16]-[$'Ammon''s Data'.E16]" office:value-type="float" office:value="0" calcext:value-type="float">
            <text:p>0</text:p>
          </table:table-cell>
          <table:table-cell table:formula="of:=[$'Weston''s Data'.F16]-[$'Ammon''s Data'.F16]" office:value-type="float" office:value="0" calcext:value-type="float">
            <text:p>0</text:p>
          </table:table-cell>
          <table:table-cell table:formula="of:=[$'Weston''s Data'.G16]-[$'Ammon''s Data'.G16]" office:value-type="float" office:value="0" calcext:value-type="float">
            <text:p>0</text:p>
          </table:table-cell>
          <table:table-cell table:formula="of:=[$'Weston''s Data'.H16]-[$'Ammon''s Data'.H16]" office:value-type="float" office:value="0" calcext:value-type="float">
            <text:p>0</text:p>
          </table:table-cell>
          <table:table-cell table:formula="of:=[$'Weston''s Data'.I16]-[$'Ammon''s Data'.I16]" office:value-type="float" office:value="0" calcext:value-type="float">
            <text:p>0</text:p>
          </table:table-cell>
          <table:table-cell table:formula="of:=[$'Weston''s Data'.J16]-[$'Ammon''s Data'.J16]" office:value-type="float" office:value="0" calcext:value-type="float">
            <text:p>0</text:p>
          </table:table-cell>
          <table:table-cell table:formula="of:=[$'Weston''s Data'.K16]-[$'Ammon''s Data'.K16]" office:value-type="float" office:value="0" calcext:value-type="float">
            <text:p>0</text:p>
          </table:table-cell>
          <table:table-cell table:formula="of:=[$'Weston''s Data'.L16]-[$'Ammon''s Data'.L16]" office:value-type="float" office:value="0" calcext:value-type="float">
            <text:p>0</text:p>
          </table:table-cell>
          <table:table-cell table:formula="of:=[$'Weston''s Data'.M16]-[$'Ammon''s Data'.M16]" office:value-type="float" office:value="0" calcext:value-type="float">
            <text:p>0</text:p>
          </table:table-cell>
          <table:table-cell table:formula="of:=[$'Weston''s Data'.N16]-[$'Ammon''s Data'.N16]" office:value-type="float" office:value="0" calcext:value-type="float">
            <text:p>0</text:p>
          </table:table-cell>
          <table:table-cell table:formula="of:=[$'Weston''s Data'.O16]-[$'Ammon''s Data'.O16]" office:value-type="float" office:value="0" calcext:value-type="float">
            <text:p>0</text:p>
          </table:table-cell>
          <table:table-cell table:formula="of:=[$'Weston''s Data'.P16]-[$'Ammon''s Data'.P16]" office:value-type="float" office:value="0" calcext:value-type="float">
            <text:p>0</text:p>
          </table:table-cell>
          <table:table-cell table:formula="of:=[$'Weston''s Data'.Q16]-[$'Ammon''s Data'.Q16]" office:value-type="float" office:value="0" calcext:value-type="float">
            <text:p>0</text:p>
          </table:table-cell>
          <table:table-cell table:formula="of:=[$'Weston''s Data'.R16]-[$'Ammon''s Data'.R16]" office:value-type="float" office:value="0" calcext:value-type="float">
            <text:p>0</text:p>
          </table:table-cell>
          <table:table-cell table:formula="of:=[$'Weston''s Data'.S16]-[$'Ammon''s Data'.S16]" office:value-type="float" office:value="0" calcext:value-type="float">
            <text:p>0</text:p>
          </table:table-cell>
          <table:table-cell table:formula="of:=[$'Weston''s Data'.T16]-[$'Ammon''s Data'.T16]" office:value-type="float" office:value="0" calcext:value-type="float">
            <text:p>0</text:p>
          </table:table-cell>
        </table:table-row>
        <table:table-row table:style-name="ro1">
          <table:table-cell table:formula="of:=[$'Weston''s Data'.A17]-[$'Ammon''s Data'.A17]" office:value-type="float" office:value="0" calcext:value-type="float">
            <text:p>0</text:p>
          </table:table-cell>
          <table:table-cell table:formula="of:=[$'Weston''s Data'.B17]-[$'Ammon''s Data'.B17]" office:value-type="float" office:value="0" calcext:value-type="float">
            <text:p>0</text:p>
          </table:table-cell>
          <table:table-cell table:formula="of:=[$'Weston''s Data'.C17]-[$'Ammon''s Data'.C17]" office:value-type="float" office:value="0" calcext:value-type="float">
            <text:p>0</text:p>
          </table:table-cell>
          <table:table-cell table:formula="of:=[$'Weston''s Data'.D17]-[$'Ammon''s Data'.D17]" office:value-type="float" office:value="0" calcext:value-type="float">
            <text:p>0</text:p>
          </table:table-cell>
          <table:table-cell table:formula="of:=[$'Weston''s Data'.E17]-[$'Ammon''s Data'.E17]" office:value-type="float" office:value="0" calcext:value-type="float">
            <text:p>0</text:p>
          </table:table-cell>
          <table:table-cell table:formula="of:=[$'Weston''s Data'.F17]-[$'Ammon''s Data'.F17]" office:value-type="float" office:value="0" calcext:value-type="float">
            <text:p>0</text:p>
          </table:table-cell>
          <table:table-cell table:formula="of:=[$'Weston''s Data'.G17]-[$'Ammon''s Data'.G17]" office:value-type="float" office:value="0" calcext:value-type="float">
            <text:p>0</text:p>
          </table:table-cell>
          <table:table-cell table:formula="of:=[$'Weston''s Data'.H17]-[$'Ammon''s Data'.H17]" office:value-type="float" office:value="0" calcext:value-type="float">
            <text:p>0</text:p>
          </table:table-cell>
          <table:table-cell table:formula="of:=[$'Weston''s Data'.I17]-[$'Ammon''s Data'.I17]" office:value-type="float" office:value="0" calcext:value-type="float">
            <text:p>0</text:p>
          </table:table-cell>
          <table:table-cell table:formula="of:=[$'Weston''s Data'.J17]-[$'Ammon''s Data'.J17]" office:value-type="float" office:value="0" calcext:value-type="float">
            <text:p>0</text:p>
          </table:table-cell>
          <table:table-cell table:formula="of:=[$'Weston''s Data'.K17]-[$'Ammon''s Data'.K17]" office:value-type="float" office:value="0" calcext:value-type="float">
            <text:p>0</text:p>
          </table:table-cell>
          <table:table-cell table:formula="of:=[$'Weston''s Data'.L17]-[$'Ammon''s Data'.L17]" office:value-type="float" office:value="0" calcext:value-type="float">
            <text:p>0</text:p>
          </table:table-cell>
          <table:table-cell table:formula="of:=[$'Weston''s Data'.M17]-[$'Ammon''s Data'.M17]" office:value-type="float" office:value="0" calcext:value-type="float">
            <text:p>0</text:p>
          </table:table-cell>
          <table:table-cell table:formula="of:=[$'Weston''s Data'.N17]-[$'Ammon''s Data'.N17]" office:value-type="float" office:value="0" calcext:value-type="float">
            <text:p>0</text:p>
          </table:table-cell>
          <table:table-cell table:formula="of:=[$'Weston''s Data'.O17]-[$'Ammon''s Data'.O17]" office:value-type="float" office:value="0" calcext:value-type="float">
            <text:p>0</text:p>
          </table:table-cell>
          <table:table-cell table:formula="of:=[$'Weston''s Data'.P17]-[$'Ammon''s Data'.P17]" office:value-type="float" office:value="0" calcext:value-type="float">
            <text:p>0</text:p>
          </table:table-cell>
          <table:table-cell table:formula="of:=[$'Weston''s Data'.Q17]-[$'Ammon''s Data'.Q17]" office:value-type="float" office:value="0" calcext:value-type="float">
            <text:p>0</text:p>
          </table:table-cell>
          <table:table-cell table:formula="of:=[$'Weston''s Data'.R17]-[$'Ammon''s Data'.R17]" office:value-type="float" office:value="0" calcext:value-type="float">
            <text:p>0</text:p>
          </table:table-cell>
          <table:table-cell table:formula="of:=[$'Weston''s Data'.S17]-[$'Ammon''s Data'.S17]" office:value-type="float" office:value="0" calcext:value-type="float">
            <text:p>0</text:p>
          </table:table-cell>
          <table:table-cell table:formula="of:=[$'Weston''s Data'.T17]-[$'Ammon''s Data'.T17]" office:value-type="float" office:value="0" calcext:value-type="float">
            <text:p>0</text:p>
          </table:table-cell>
        </table:table-row>
        <table:table-row table:style-name="ro1">
          <table:table-cell table:formula="of:=[$'Weston''s Data'.A18]-[$'Ammon''s Data'.A18]" office:value-type="float" office:value="0" calcext:value-type="float">
            <text:p>0</text:p>
          </table:table-cell>
          <table:table-cell table:formula="of:=[$'Weston''s Data'.B18]-[$'Ammon''s Data'.B18]" office:value-type="float" office:value="0" calcext:value-type="float">
            <text:p>0</text:p>
          </table:table-cell>
          <table:table-cell table:formula="of:=[$'Weston''s Data'.C18]-[$'Ammon''s Data'.C18]" office:value-type="float" office:value="0" calcext:value-type="float">
            <text:p>0</text:p>
          </table:table-cell>
          <table:table-cell table:formula="of:=[$'Weston''s Data'.D18]-[$'Ammon''s Data'.D18]" office:value-type="float" office:value="0" calcext:value-type="float">
            <text:p>0</text:p>
          </table:table-cell>
          <table:table-cell table:formula="of:=[$'Weston''s Data'.E18]-[$'Ammon''s Data'.E18]" office:value-type="float" office:value="0" calcext:value-type="float">
            <text:p>0</text:p>
          </table:table-cell>
          <table:table-cell table:formula="of:=[$'Weston''s Data'.F18]-[$'Ammon''s Data'.F18]" office:value-type="float" office:value="0" calcext:value-type="float">
            <text:p>0</text:p>
          </table:table-cell>
          <table:table-cell table:formula="of:=[$'Weston''s Data'.G18]-[$'Ammon''s Data'.G18]" office:value-type="float" office:value="0" calcext:value-type="float">
            <text:p>0</text:p>
          </table:table-cell>
          <table:table-cell table:formula="of:=[$'Weston''s Data'.H18]-[$'Ammon''s Data'.H18]" office:value-type="float" office:value="0" calcext:value-type="float">
            <text:p>0</text:p>
          </table:table-cell>
          <table:table-cell table:formula="of:=[$'Weston''s Data'.I18]-[$'Ammon''s Data'.I18]" office:value-type="float" office:value="0" calcext:value-type="float">
            <text:p>0</text:p>
          </table:table-cell>
          <table:table-cell table:formula="of:=[$'Weston''s Data'.J18]-[$'Ammon''s Data'.J18]" office:value-type="float" office:value="0" calcext:value-type="float">
            <text:p>0</text:p>
          </table:table-cell>
          <table:table-cell table:formula="of:=[$'Weston''s Data'.K18]-[$'Ammon''s Data'.K18]" office:value-type="float" office:value="0" calcext:value-type="float">
            <text:p>0</text:p>
          </table:table-cell>
          <table:table-cell table:formula="of:=[$'Weston''s Data'.L18]-[$'Ammon''s Data'.L18]" office:value-type="float" office:value="0" calcext:value-type="float">
            <text:p>0</text:p>
          </table:table-cell>
          <table:table-cell table:formula="of:=[$'Weston''s Data'.M18]-[$'Ammon''s Data'.M18]" office:value-type="float" office:value="0" calcext:value-type="float">
            <text:p>0</text:p>
          </table:table-cell>
          <table:table-cell table:formula="of:=[$'Weston''s Data'.N18]-[$'Ammon''s Data'.N18]" office:value-type="float" office:value="0" calcext:value-type="float">
            <text:p>0</text:p>
          </table:table-cell>
          <table:table-cell table:formula="of:=[$'Weston''s Data'.O18]-[$'Ammon''s Data'.O18]" office:value-type="float" office:value="0" calcext:value-type="float">
            <text:p>0</text:p>
          </table:table-cell>
          <table:table-cell table:formula="of:=[$'Weston''s Data'.P18]-[$'Ammon''s Data'.P18]" office:value-type="float" office:value="0" calcext:value-type="float">
            <text:p>0</text:p>
          </table:table-cell>
          <table:table-cell table:formula="of:=[$'Weston''s Data'.Q18]-[$'Ammon''s Data'.Q18]" office:value-type="float" office:value="0" calcext:value-type="float">
            <text:p>0</text:p>
          </table:table-cell>
          <table:table-cell table:formula="of:=[$'Weston''s Data'.R18]-[$'Ammon''s Data'.R18]" office:value-type="float" office:value="0" calcext:value-type="float">
            <text:p>0</text:p>
          </table:table-cell>
          <table:table-cell table:formula="of:=[$'Weston''s Data'.S18]-[$'Ammon''s Data'.S18]" office:value-type="float" office:value="0" calcext:value-type="float">
            <text:p>0</text:p>
          </table:table-cell>
          <table:table-cell table:formula="of:=[$'Weston''s Data'.T18]-[$'Ammon''s Data'.T18]" office:value-type="float" office:value="0" calcext:value-type="float">
            <text:p>0</text:p>
          </table:table-cell>
        </table:table-row>
        <table:table-row table:style-name="ro1">
          <table:table-cell table:formula="of:=[$'Weston''s Data'.A19]-[$'Ammon''s Data'.A19]" office:value-type="float" office:value="0" calcext:value-type="float">
            <text:p>0</text:p>
          </table:table-cell>
          <table:table-cell table:formula="of:=[$'Weston''s Data'.B19]-[$'Ammon''s Data'.B19]" office:value-type="float" office:value="0" calcext:value-type="float">
            <text:p>0</text:p>
          </table:table-cell>
          <table:table-cell table:formula="of:=[$'Weston''s Data'.C19]-[$'Ammon''s Data'.C19]" office:value-type="float" office:value="0" calcext:value-type="float">
            <text:p>0</text:p>
          </table:table-cell>
          <table:table-cell table:formula="of:=[$'Weston''s Data'.D19]-[$'Ammon''s Data'.D19]" office:value-type="float" office:value="0" calcext:value-type="float">
            <text:p>0</text:p>
          </table:table-cell>
          <table:table-cell table:formula="of:=[$'Weston''s Data'.E19]-[$'Ammon''s Data'.E19]" office:value-type="float" office:value="0" calcext:value-type="float">
            <text:p>0</text:p>
          </table:table-cell>
          <table:table-cell table:formula="of:=[$'Weston''s Data'.F19]-[$'Ammon''s Data'.F19]" office:value-type="float" office:value="0" calcext:value-type="float">
            <text:p>0</text:p>
          </table:table-cell>
          <table:table-cell table:formula="of:=[$'Weston''s Data'.G19]-[$'Ammon''s Data'.G19]" office:value-type="float" office:value="0" calcext:value-type="float">
            <text:p>0</text:p>
          </table:table-cell>
          <table:table-cell table:formula="of:=[$'Weston''s Data'.H19]-[$'Ammon''s Data'.H19]" office:value-type="float" office:value="0" calcext:value-type="float">
            <text:p>0</text:p>
          </table:table-cell>
          <table:table-cell table:formula="of:=[$'Weston''s Data'.I19]-[$'Ammon''s Data'.I19]" office:value-type="float" office:value="0" calcext:value-type="float">
            <text:p>0</text:p>
          </table:table-cell>
          <table:table-cell table:formula="of:=[$'Weston''s Data'.J19]-[$'Ammon''s Data'.J19]" office:value-type="float" office:value="0" calcext:value-type="float">
            <text:p>0</text:p>
          </table:table-cell>
          <table:table-cell table:formula="of:=[$'Weston''s Data'.K19]-[$'Ammon''s Data'.K19]" office:value-type="float" office:value="0" calcext:value-type="float">
            <text:p>0</text:p>
          </table:table-cell>
          <table:table-cell table:formula="of:=[$'Weston''s Data'.L19]-[$'Ammon''s Data'.L19]" office:value-type="float" office:value="0" calcext:value-type="float">
            <text:p>0</text:p>
          </table:table-cell>
          <table:table-cell table:formula="of:=[$'Weston''s Data'.M19]-[$'Ammon''s Data'.M19]" office:value-type="float" office:value="0" calcext:value-type="float">
            <text:p>0</text:p>
          </table:table-cell>
          <table:table-cell table:formula="of:=[$'Weston''s Data'.N19]-[$'Ammon''s Data'.N19]" office:value-type="float" office:value="0" calcext:value-type="float">
            <text:p>0</text:p>
          </table:table-cell>
          <table:table-cell table:formula="of:=[$'Weston''s Data'.O19]-[$'Ammon''s Data'.O19]" office:value-type="float" office:value="0" calcext:value-type="float">
            <text:p>0</text:p>
          </table:table-cell>
          <table:table-cell table:formula="of:=[$'Weston''s Data'.P19]-[$'Ammon''s Data'.P19]" office:value-type="float" office:value="0" calcext:value-type="float">
            <text:p>0</text:p>
          </table:table-cell>
          <table:table-cell table:formula="of:=[$'Weston''s Data'.Q19]-[$'Ammon''s Data'.Q19]" office:value-type="float" office:value="0" calcext:value-type="float">
            <text:p>0</text:p>
          </table:table-cell>
          <table:table-cell table:formula="of:=[$'Weston''s Data'.R19]-[$'Ammon''s Data'.R19]" office:value-type="float" office:value="0" calcext:value-type="float">
            <text:p>0</text:p>
          </table:table-cell>
          <table:table-cell table:formula="of:=[$'Weston''s Data'.S19]-[$'Ammon''s Data'.S19]" office:value-type="float" office:value="0" calcext:value-type="float">
            <text:p>0</text:p>
          </table:table-cell>
          <table:table-cell table:formula="of:=[$'Weston''s Data'.T19]-[$'Ammon''s Data'.T19]" office:value-type="float" office:value="0" calcext:value-type="float">
            <text:p>0</text:p>
          </table:table-cell>
        </table:table-row>
        <table:table-row table:style-name="ro1">
          <table:table-cell table:formula="of:=[$'Weston''s Data'.A20]-[$'Ammon''s Data'.A20]" office:value-type="float" office:value="0" calcext:value-type="float">
            <text:p>0</text:p>
          </table:table-cell>
          <table:table-cell table:formula="of:=[$'Weston''s Data'.B20]-[$'Ammon''s Data'.B20]" office:value-type="float" office:value="0" calcext:value-type="float">
            <text:p>0</text:p>
          </table:table-cell>
          <table:table-cell table:formula="of:=[$'Weston''s Data'.C20]-[$'Ammon''s Data'.C20]" office:value-type="float" office:value="0" calcext:value-type="float">
            <text:p>0</text:p>
          </table:table-cell>
          <table:table-cell table:formula="of:=[$'Weston''s Data'.D20]-[$'Ammon''s Data'.D20]" office:value-type="float" office:value="0" calcext:value-type="float">
            <text:p>0</text:p>
          </table:table-cell>
          <table:table-cell table:formula="of:=[$'Weston''s Data'.E20]-[$'Ammon''s Data'.E20]" office:value-type="float" office:value="0" calcext:value-type="float">
            <text:p>0</text:p>
          </table:table-cell>
          <table:table-cell table:formula="of:=[$'Weston''s Data'.F20]-[$'Ammon''s Data'.F20]" office:value-type="float" office:value="0" calcext:value-type="float">
            <text:p>0</text:p>
          </table:table-cell>
          <table:table-cell table:formula="of:=[$'Weston''s Data'.G20]-[$'Ammon''s Data'.G20]" office:value-type="float" office:value="0" calcext:value-type="float">
            <text:p>0</text:p>
          </table:table-cell>
          <table:table-cell table:formula="of:=[$'Weston''s Data'.H20]-[$'Ammon''s Data'.H20]" office:value-type="float" office:value="0" calcext:value-type="float">
            <text:p>0</text:p>
          </table:table-cell>
          <table:table-cell table:formula="of:=[$'Weston''s Data'.I20]-[$'Ammon''s Data'.I20]" office:value-type="float" office:value="0" calcext:value-type="float">
            <text:p>0</text:p>
          </table:table-cell>
          <table:table-cell table:formula="of:=[$'Weston''s Data'.J20]-[$'Ammon''s Data'.J20]" office:value-type="float" office:value="0" calcext:value-type="float">
            <text:p>0</text:p>
          </table:table-cell>
          <table:table-cell table:formula="of:=[$'Weston''s Data'.K20]-[$'Ammon''s Data'.K20]" office:value-type="float" office:value="0" calcext:value-type="float">
            <text:p>0</text:p>
          </table:table-cell>
          <table:table-cell table:formula="of:=[$'Weston''s Data'.L20]-[$'Ammon''s Data'.L20]" office:value-type="float" office:value="0" calcext:value-type="float">
            <text:p>0</text:p>
          </table:table-cell>
          <table:table-cell table:formula="of:=[$'Weston''s Data'.M20]-[$'Ammon''s Data'.M20]" office:value-type="float" office:value="0" calcext:value-type="float">
            <text:p>0</text:p>
          </table:table-cell>
          <table:table-cell table:formula="of:=[$'Weston''s Data'.N20]-[$'Ammon''s Data'.N20]" office:value-type="float" office:value="0" calcext:value-type="float">
            <text:p>0</text:p>
          </table:table-cell>
          <table:table-cell table:formula="of:=[$'Weston''s Data'.O20]-[$'Ammon''s Data'.O20]" office:value-type="float" office:value="0" calcext:value-type="float">
            <text:p>0</text:p>
          </table:table-cell>
          <table:table-cell table:formula="of:=[$'Weston''s Data'.P20]-[$'Ammon''s Data'.P20]" office:value-type="float" office:value="0" calcext:value-type="float">
            <text:p>0</text:p>
          </table:table-cell>
          <table:table-cell table:formula="of:=[$'Weston''s Data'.Q20]-[$'Ammon''s Data'.Q20]" office:value-type="float" office:value="0" calcext:value-type="float">
            <text:p>0</text:p>
          </table:table-cell>
          <table:table-cell table:formula="of:=[$'Weston''s Data'.R20]-[$'Ammon''s Data'.R20]" office:value-type="float" office:value="0" calcext:value-type="float">
            <text:p>0</text:p>
          </table:table-cell>
          <table:table-cell table:formula="of:=[$'Weston''s Data'.S20]-[$'Ammon''s Data'.S20]" office:value-type="float" office:value="0" calcext:value-type="float">
            <text:p>0</text:p>
          </table:table-cell>
          <table:table-cell table:formula="of:=[$'Weston''s Data'.T20]-[$'Ammon''s Data'.T20]" office:value-type="float" office:value="0" calcext:value-type="float">
            <text:p>0</text:p>
          </table:table-cell>
        </table:table-row>
        <table:table-row table:style-name="ro1">
          <table:table-cell table:formula="of:=[$'Weston''s Data'.A21]-[$'Ammon''s Data'.A21]" office:value-type="float" office:value="0" calcext:value-type="float">
            <text:p>0</text:p>
          </table:table-cell>
          <table:table-cell table:formula="of:=[$'Weston''s Data'.B21]-[$'Ammon''s Data'.B21]" office:value-type="float" office:value="0" calcext:value-type="float">
            <text:p>0</text:p>
          </table:table-cell>
          <table:table-cell table:formula="of:=[$'Weston''s Data'.C21]-[$'Ammon''s Data'.C21]" office:value-type="float" office:value="0" calcext:value-type="float">
            <text:p>0</text:p>
          </table:table-cell>
          <table:table-cell table:formula="of:=[$'Weston''s Data'.D21]-[$'Ammon''s Data'.D21]" office:value-type="float" office:value="0" calcext:value-type="float">
            <text:p>0</text:p>
          </table:table-cell>
          <table:table-cell table:formula="of:=[$'Weston''s Data'.E21]-[$'Ammon''s Data'.E21]" office:value-type="float" office:value="0" calcext:value-type="float">
            <text:p>0</text:p>
          </table:table-cell>
          <table:table-cell table:formula="of:=[$'Weston''s Data'.F21]-[$'Ammon''s Data'.F21]" office:value-type="float" office:value="0" calcext:value-type="float">
            <text:p>0</text:p>
          </table:table-cell>
          <table:table-cell table:formula="of:=[$'Weston''s Data'.G21]-[$'Ammon''s Data'.G21]" office:value-type="float" office:value="0" calcext:value-type="float">
            <text:p>0</text:p>
          </table:table-cell>
          <table:table-cell table:formula="of:=[$'Weston''s Data'.H21]-[$'Ammon''s Data'.H21]" office:value-type="float" office:value="0" calcext:value-type="float">
            <text:p>0</text:p>
          </table:table-cell>
          <table:table-cell table:formula="of:=[$'Weston''s Data'.I21]-[$'Ammon''s Data'.I21]" office:value-type="float" office:value="0" calcext:value-type="float">
            <text:p>0</text:p>
          </table:table-cell>
          <table:table-cell table:formula="of:=[$'Weston''s Data'.J21]-[$'Ammon''s Data'.J21]" office:value-type="float" office:value="0" calcext:value-type="float">
            <text:p>0</text:p>
          </table:table-cell>
          <table:table-cell table:formula="of:=[$'Weston''s Data'.K21]-[$'Ammon''s Data'.K21]" office:value-type="float" office:value="0" calcext:value-type="float">
            <text:p>0</text:p>
          </table:table-cell>
          <table:table-cell table:formula="of:=[$'Weston''s Data'.L21]-[$'Ammon''s Data'.L21]" office:value-type="float" office:value="0" calcext:value-type="float">
            <text:p>0</text:p>
          </table:table-cell>
          <table:table-cell table:formula="of:=[$'Weston''s Data'.M21]-[$'Ammon''s Data'.M21]" office:value-type="float" office:value="0" calcext:value-type="float">
            <text:p>0</text:p>
          </table:table-cell>
          <table:table-cell table:formula="of:=[$'Weston''s Data'.N21]-[$'Ammon''s Data'.N21]" office:value-type="float" office:value="0" calcext:value-type="float">
            <text:p>0</text:p>
          </table:table-cell>
          <table:table-cell table:formula="of:=[$'Weston''s Data'.O21]-[$'Ammon''s Data'.O21]" office:value-type="float" office:value="0" calcext:value-type="float">
            <text:p>0</text:p>
          </table:table-cell>
          <table:table-cell table:formula="of:=[$'Weston''s Data'.P21]-[$'Ammon''s Data'.P21]" office:value-type="float" office:value="0" calcext:value-type="float">
            <text:p>0</text:p>
          </table:table-cell>
          <table:table-cell table:formula="of:=[$'Weston''s Data'.Q21]-[$'Ammon''s Data'.Q21]" office:value-type="float" office:value="0" calcext:value-type="float">
            <text:p>0</text:p>
          </table:table-cell>
          <table:table-cell table:formula="of:=[$'Weston''s Data'.R21]-[$'Ammon''s Data'.R21]" office:value-type="float" office:value="0" calcext:value-type="float">
            <text:p>0</text:p>
          </table:table-cell>
          <table:table-cell table:formula="of:=[$'Weston''s Data'.S21]-[$'Ammon''s Data'.S21]" office:value-type="float" office:value="0" calcext:value-type="float">
            <text:p>0</text:p>
          </table:table-cell>
          <table:table-cell table:formula="of:=[$'Weston''s Data'.T21]-[$'Ammon''s Data'.T21]" office:value-type="float" office:value="0" calcext:value-type="float">
            <text:p>0</text:p>
          </table:table-cell>
        </table:table-row>
        <table:table-row table:style-name="ro1">
          <table:table-cell table:formula="of:=[$'Weston''s Data'.A22]-[$'Ammon''s Data'.A22]" office:value-type="float" office:value="0" calcext:value-type="float">
            <text:p>0</text:p>
          </table:table-cell>
          <table:table-cell table:formula="of:=[$'Weston''s Data'.B22]-[$'Ammon''s Data'.B22]" office:value-type="float" office:value="0" calcext:value-type="float">
            <text:p>0</text:p>
          </table:table-cell>
          <table:table-cell table:formula="of:=[$'Weston''s Data'.C22]-[$'Ammon''s Data'.C22]" office:value-type="float" office:value="0" calcext:value-type="float">
            <text:p>0</text:p>
          </table:table-cell>
          <table:table-cell table:formula="of:=[$'Weston''s Data'.D22]-[$'Ammon''s Data'.D22]" office:value-type="float" office:value="0" calcext:value-type="float">
            <text:p>0</text:p>
          </table:table-cell>
          <table:table-cell table:formula="of:=[$'Weston''s Data'.E22]-[$'Ammon''s Data'.E22]" office:value-type="float" office:value="0" calcext:value-type="float">
            <text:p>0</text:p>
          </table:table-cell>
          <table:table-cell table:formula="of:=[$'Weston''s Data'.F22]-[$'Ammon''s Data'.F22]" office:value-type="float" office:value="0" calcext:value-type="float">
            <text:p>0</text:p>
          </table:table-cell>
          <table:table-cell table:formula="of:=[$'Weston''s Data'.G22]-[$'Ammon''s Data'.G22]" office:value-type="float" office:value="0" calcext:value-type="float">
            <text:p>0</text:p>
          </table:table-cell>
          <table:table-cell table:formula="of:=[$'Weston''s Data'.H22]-[$'Ammon''s Data'.H22]" office:value-type="float" office:value="0" calcext:value-type="float">
            <text:p>0</text:p>
          </table:table-cell>
          <table:table-cell table:formula="of:=[$'Weston''s Data'.I22]-[$'Ammon''s Data'.I22]" office:value-type="float" office:value="0" calcext:value-type="float">
            <text:p>0</text:p>
          </table:table-cell>
          <table:table-cell table:formula="of:=[$'Weston''s Data'.J22]-[$'Ammon''s Data'.J22]" office:value-type="float" office:value="0" calcext:value-type="float">
            <text:p>0</text:p>
          </table:table-cell>
          <table:table-cell table:formula="of:=[$'Weston''s Data'.K22]-[$'Ammon''s Data'.K22]" office:value-type="float" office:value="0" calcext:value-type="float">
            <text:p>0</text:p>
          </table:table-cell>
          <table:table-cell table:formula="of:=[$'Weston''s Data'.L22]-[$'Ammon''s Data'.L22]" office:value-type="float" office:value="0" calcext:value-type="float">
            <text:p>0</text:p>
          </table:table-cell>
          <table:table-cell table:formula="of:=[$'Weston''s Data'.M22]-[$'Ammon''s Data'.M22]" office:value-type="float" office:value="0" calcext:value-type="float">
            <text:p>0</text:p>
          </table:table-cell>
          <table:table-cell table:formula="of:=[$'Weston''s Data'.N22]-[$'Ammon''s Data'.N22]" office:value-type="float" office:value="0" calcext:value-type="float">
            <text:p>0</text:p>
          </table:table-cell>
          <table:table-cell table:formula="of:=[$'Weston''s Data'.O22]-[$'Ammon''s Data'.O22]" office:value-type="float" office:value="0" calcext:value-type="float">
            <text:p>0</text:p>
          </table:table-cell>
          <table:table-cell table:formula="of:=[$'Weston''s Data'.P22]-[$'Ammon''s Data'.P22]" office:value-type="float" office:value="0" calcext:value-type="float">
            <text:p>0</text:p>
          </table:table-cell>
          <table:table-cell table:formula="of:=[$'Weston''s Data'.Q22]-[$'Ammon''s Data'.Q22]" office:value-type="float" office:value="0" calcext:value-type="float">
            <text:p>0</text:p>
          </table:table-cell>
          <table:table-cell table:formula="of:=[$'Weston''s Data'.R22]-[$'Ammon''s Data'.R22]" office:value-type="float" office:value="0" calcext:value-type="float">
            <text:p>0</text:p>
          </table:table-cell>
          <table:table-cell table:formula="of:=[$'Weston''s Data'.S22]-[$'Ammon''s Data'.S22]" office:value-type="float" office:value="0" calcext:value-type="float">
            <text:p>0</text:p>
          </table:table-cell>
          <table:table-cell table:formula="of:=[$'Weston''s Data'.T22]-[$'Ammon''s Data'.T22]" office:value-type="float" office:value="0" calcext:value-type="float">
            <text:p>0</text:p>
          </table:table-cell>
        </table:table-row>
        <table:table-row table:style-name="ro1">
          <table:table-cell table:formula="of:=[$'Weston''s Data'.A23]-[$'Ammon''s Data'.A23]" office:value-type="float" office:value="0" calcext:value-type="float">
            <text:p>0</text:p>
          </table:table-cell>
          <table:table-cell table:formula="of:=[$'Weston''s Data'.B23]-[$'Ammon''s Data'.B23]" office:value-type="float" office:value="0" calcext:value-type="float">
            <text:p>0</text:p>
          </table:table-cell>
          <table:table-cell table:formula="of:=[$'Weston''s Data'.C23]-[$'Ammon''s Data'.C23]" office:value-type="float" office:value="0" calcext:value-type="float">
            <text:p>0</text:p>
          </table:table-cell>
          <table:table-cell table:formula="of:=[$'Weston''s Data'.D23]-[$'Ammon''s Data'.D23]" office:value-type="float" office:value="0" calcext:value-type="float">
            <text:p>0</text:p>
          </table:table-cell>
          <table:table-cell table:formula="of:=[$'Weston''s Data'.E23]-[$'Ammon''s Data'.E23]" office:value-type="float" office:value="0" calcext:value-type="float">
            <text:p>0</text:p>
          </table:table-cell>
          <table:table-cell table:formula="of:=[$'Weston''s Data'.F23]-[$'Ammon''s Data'.F23]" office:value-type="float" office:value="0" calcext:value-type="float">
            <text:p>0</text:p>
          </table:table-cell>
          <table:table-cell table:formula="of:=[$'Weston''s Data'.G23]-[$'Ammon''s Data'.G23]" office:value-type="float" office:value="0" calcext:value-type="float">
            <text:p>0</text:p>
          </table:table-cell>
          <table:table-cell table:formula="of:=[$'Weston''s Data'.H23]-[$'Ammon''s Data'.H23]" office:value-type="float" office:value="0" calcext:value-type="float">
            <text:p>0</text:p>
          </table:table-cell>
          <table:table-cell table:formula="of:=[$'Weston''s Data'.I23]-[$'Ammon''s Data'.I23]" office:value-type="float" office:value="0" calcext:value-type="float">
            <text:p>0</text:p>
          </table:table-cell>
          <table:table-cell table:formula="of:=[$'Weston''s Data'.J23]-[$'Ammon''s Data'.J23]" office:value-type="float" office:value="0" calcext:value-type="float">
            <text:p>0</text:p>
          </table:table-cell>
          <table:table-cell table:formula="of:=[$'Weston''s Data'.K23]-[$'Ammon''s Data'.K23]" office:value-type="float" office:value="0" calcext:value-type="float">
            <text:p>0</text:p>
          </table:table-cell>
          <table:table-cell table:formula="of:=[$'Weston''s Data'.L23]-[$'Ammon''s Data'.L23]" office:value-type="float" office:value="0" calcext:value-type="float">
            <text:p>0</text:p>
          </table:table-cell>
          <table:table-cell table:formula="of:=[$'Weston''s Data'.M23]-[$'Ammon''s Data'.M23]" office:value-type="float" office:value="0" calcext:value-type="float">
            <text:p>0</text:p>
          </table:table-cell>
          <table:table-cell table:formula="of:=[$'Weston''s Data'.N23]-[$'Ammon''s Data'.N23]" office:value-type="float" office:value="0" calcext:value-type="float">
            <text:p>0</text:p>
          </table:table-cell>
          <table:table-cell table:formula="of:=[$'Weston''s Data'.O23]-[$'Ammon''s Data'.O23]" office:value-type="float" office:value="0" calcext:value-type="float">
            <text:p>0</text:p>
          </table:table-cell>
          <table:table-cell table:formula="of:=[$'Weston''s Data'.P23]-[$'Ammon''s Data'.P23]" office:value-type="float" office:value="0" calcext:value-type="float">
            <text:p>0</text:p>
          </table:table-cell>
          <table:table-cell table:formula="of:=[$'Weston''s Data'.Q23]-[$'Ammon''s Data'.Q23]" office:value-type="float" office:value="0" calcext:value-type="float">
            <text:p>0</text:p>
          </table:table-cell>
          <table:table-cell table:formula="of:=[$'Weston''s Data'.R23]-[$'Ammon''s Data'.R23]" office:value-type="float" office:value="0" calcext:value-type="float">
            <text:p>0</text:p>
          </table:table-cell>
          <table:table-cell table:formula="of:=[$'Weston''s Data'.S23]-[$'Ammon''s Data'.S23]" office:value-type="float" office:value="0" calcext:value-type="float">
            <text:p>0</text:p>
          </table:table-cell>
          <table:table-cell table:formula="of:=[$'Weston''s Data'.T23]-[$'Ammon''s Data'.T23]" office:value-type="float" office:value="0" calcext:value-type="float">
            <text:p>0</text:p>
          </table:table-cell>
        </table:table-row>
        <table:table-row table:style-name="ro1">
          <table:table-cell table:formula="of:=[$'Weston''s Data'.A24]-[$'Ammon''s Data'.A24]" office:value-type="float" office:value="0" calcext:value-type="float">
            <text:p>0</text:p>
          </table:table-cell>
          <table:table-cell table:formula="of:=[$'Weston''s Data'.B24]-[$'Ammon''s Data'.B24]" office:value-type="float" office:value="0" calcext:value-type="float">
            <text:p>0</text:p>
          </table:table-cell>
          <table:table-cell table:formula="of:=[$'Weston''s Data'.C24]-[$'Ammon''s Data'.C24]" office:value-type="float" office:value="0" calcext:value-type="float">
            <text:p>0</text:p>
          </table:table-cell>
          <table:table-cell table:formula="of:=[$'Weston''s Data'.D24]-[$'Ammon''s Data'.D24]" office:value-type="float" office:value="0" calcext:value-type="float">
            <text:p>0</text:p>
          </table:table-cell>
          <table:table-cell table:formula="of:=[$'Weston''s Data'.E24]-[$'Ammon''s Data'.E24]" office:value-type="float" office:value="0" calcext:value-type="float">
            <text:p>0</text:p>
          </table:table-cell>
          <table:table-cell table:formula="of:=[$'Weston''s Data'.F24]-[$'Ammon''s Data'.F24]" office:value-type="float" office:value="0" calcext:value-type="float">
            <text:p>0</text:p>
          </table:table-cell>
          <table:table-cell table:formula="of:=[$'Weston''s Data'.G24]-[$'Ammon''s Data'.G24]" office:value-type="float" office:value="0" calcext:value-type="float">
            <text:p>0</text:p>
          </table:table-cell>
          <table:table-cell table:formula="of:=[$'Weston''s Data'.H24]-[$'Ammon''s Data'.H24]" office:value-type="float" office:value="0" calcext:value-type="float">
            <text:p>0</text:p>
          </table:table-cell>
          <table:table-cell table:formula="of:=[$'Weston''s Data'.I24]-[$'Ammon''s Data'.I24]" office:value-type="float" office:value="0" calcext:value-type="float">
            <text:p>0</text:p>
          </table:table-cell>
          <table:table-cell table:formula="of:=[$'Weston''s Data'.J24]-[$'Ammon''s Data'.J24]" office:value-type="float" office:value="0" calcext:value-type="float">
            <text:p>0</text:p>
          </table:table-cell>
          <table:table-cell table:formula="of:=[$'Weston''s Data'.K24]-[$'Ammon''s Data'.K24]" office:value-type="float" office:value="0" calcext:value-type="float">
            <text:p>0</text:p>
          </table:table-cell>
          <table:table-cell table:formula="of:=[$'Weston''s Data'.L24]-[$'Ammon''s Data'.L24]" office:value-type="float" office:value="0" calcext:value-type="float">
            <text:p>0</text:p>
          </table:table-cell>
          <table:table-cell table:formula="of:=[$'Weston''s Data'.M24]-[$'Ammon''s Data'.M24]" office:value-type="float" office:value="0" calcext:value-type="float">
            <text:p>0</text:p>
          </table:table-cell>
          <table:table-cell table:formula="of:=[$'Weston''s Data'.N24]-[$'Ammon''s Data'.N24]" office:value-type="float" office:value="0" calcext:value-type="float">
            <text:p>0</text:p>
          </table:table-cell>
          <table:table-cell table:formula="of:=[$'Weston''s Data'.O24]-[$'Ammon''s Data'.O24]" office:value-type="float" office:value="0" calcext:value-type="float">
            <text:p>0</text:p>
          </table:table-cell>
          <table:table-cell table:formula="of:=[$'Weston''s Data'.P24]-[$'Ammon''s Data'.P24]" office:value-type="float" office:value="0" calcext:value-type="float">
            <text:p>0</text:p>
          </table:table-cell>
          <table:table-cell table:formula="of:=[$'Weston''s Data'.Q24]-[$'Ammon''s Data'.Q24]" office:value-type="float" office:value="0" calcext:value-type="float">
            <text:p>0</text:p>
          </table:table-cell>
          <table:table-cell table:formula="of:=[$'Weston''s Data'.R24]-[$'Ammon''s Data'.R24]" office:value-type="float" office:value="0" calcext:value-type="float">
            <text:p>0</text:p>
          </table:table-cell>
          <table:table-cell table:formula="of:=[$'Weston''s Data'.S24]-[$'Ammon''s Data'.S24]" office:value-type="float" office:value="0" calcext:value-type="float">
            <text:p>0</text:p>
          </table:table-cell>
          <table:table-cell table:formula="of:=[$'Weston''s Data'.T24]-[$'Ammon''s Data'.T24]" office:value-type="float" office:value="0" calcext:value-type="float">
            <text:p>0</text:p>
          </table:table-cell>
        </table:table-row>
        <table:table-row table:style-name="ro1">
          <table:table-cell table:formula="of:=[$'Weston''s Data'.A25]-[$'Ammon''s Data'.A25]" office:value-type="float" office:value="0" calcext:value-type="float">
            <text:p>0</text:p>
          </table:table-cell>
          <table:table-cell table:formula="of:=[$'Weston''s Data'.B25]-[$'Ammon''s Data'.B25]" office:value-type="float" office:value="0" calcext:value-type="float">
            <text:p>0</text:p>
          </table:table-cell>
          <table:table-cell table:formula="of:=[$'Weston''s Data'.C25]-[$'Ammon''s Data'.C25]" office:value-type="float" office:value="0" calcext:value-type="float">
            <text:p>0</text:p>
          </table:table-cell>
          <table:table-cell table:formula="of:=[$'Weston''s Data'.D25]-[$'Ammon''s Data'.D25]" office:value-type="float" office:value="0" calcext:value-type="float">
            <text:p>0</text:p>
          </table:table-cell>
          <table:table-cell table:formula="of:=[$'Weston''s Data'.E25]-[$'Ammon''s Data'.E25]" office:value-type="float" office:value="0" calcext:value-type="float">
            <text:p>0</text:p>
          </table:table-cell>
          <table:table-cell table:formula="of:=[$'Weston''s Data'.F25]-[$'Ammon''s Data'.F25]" office:value-type="float" office:value="0" calcext:value-type="float">
            <text:p>0</text:p>
          </table:table-cell>
          <table:table-cell table:formula="of:=[$'Weston''s Data'.G25]-[$'Ammon''s Data'.G25]" office:value-type="float" office:value="0" calcext:value-type="float">
            <text:p>0</text:p>
          </table:table-cell>
          <table:table-cell table:formula="of:=[$'Weston''s Data'.H25]-[$'Ammon''s Data'.H25]" office:value-type="float" office:value="0" calcext:value-type="float">
            <text:p>0</text:p>
          </table:table-cell>
          <table:table-cell table:formula="of:=[$'Weston''s Data'.I25]-[$'Ammon''s Data'.I25]" office:value-type="float" office:value="0" calcext:value-type="float">
            <text:p>0</text:p>
          </table:table-cell>
          <table:table-cell table:formula="of:=[$'Weston''s Data'.J25]-[$'Ammon''s Data'.J25]" office:value-type="float" office:value="0" calcext:value-type="float">
            <text:p>0</text:p>
          </table:table-cell>
          <table:table-cell table:formula="of:=[$'Weston''s Data'.K25]-[$'Ammon''s Data'.K25]" office:value-type="float" office:value="0" calcext:value-type="float">
            <text:p>0</text:p>
          </table:table-cell>
          <table:table-cell table:formula="of:=[$'Weston''s Data'.L25]-[$'Ammon''s Data'.L25]" office:value-type="float" office:value="0" calcext:value-type="float">
            <text:p>0</text:p>
          </table:table-cell>
          <table:table-cell table:formula="of:=[$'Weston''s Data'.M25]-[$'Ammon''s Data'.M25]" office:value-type="float" office:value="0" calcext:value-type="float">
            <text:p>0</text:p>
          </table:table-cell>
          <table:table-cell table:formula="of:=[$'Weston''s Data'.N25]-[$'Ammon''s Data'.N25]" office:value-type="float" office:value="0" calcext:value-type="float">
            <text:p>0</text:p>
          </table:table-cell>
          <table:table-cell table:formula="of:=[$'Weston''s Data'.O25]-[$'Ammon''s Data'.O25]" office:value-type="float" office:value="0" calcext:value-type="float">
            <text:p>0</text:p>
          </table:table-cell>
          <table:table-cell table:formula="of:=[$'Weston''s Data'.P25]-[$'Ammon''s Data'.P25]" office:value-type="float" office:value="0" calcext:value-type="float">
            <text:p>0</text:p>
          </table:table-cell>
          <table:table-cell table:formula="of:=[$'Weston''s Data'.Q25]-[$'Ammon''s Data'.Q25]" office:value-type="float" office:value="0" calcext:value-type="float">
            <text:p>0</text:p>
          </table:table-cell>
          <table:table-cell table:formula="of:=[$'Weston''s Data'.R25]-[$'Ammon''s Data'.R25]" office:value-type="float" office:value="0" calcext:value-type="float">
            <text:p>0</text:p>
          </table:table-cell>
          <table:table-cell table:formula="of:=[$'Weston''s Data'.S25]-[$'Ammon''s Data'.S25]" office:value-type="float" office:value="0" calcext:value-type="float">
            <text:p>0</text:p>
          </table:table-cell>
          <table:table-cell table:formula="of:=[$'Weston''s Data'.T25]-[$'Ammon''s Data'.T25]" office:value-type="float" office:value="0" calcext:value-type="float">
            <text:p>0</text:p>
          </table:table-cell>
        </table:table-row>
        <table:table-row table:style-name="ro1">
          <table:table-cell table:formula="of:=[$'Weston''s Data'.A26]-[$'Ammon''s Data'.A26]" office:value-type="float" office:value="0" calcext:value-type="float">
            <text:p>0</text:p>
          </table:table-cell>
          <table:table-cell table:formula="of:=[$'Weston''s Data'.B26]-[$'Ammon''s Data'.B26]" office:value-type="float" office:value="0" calcext:value-type="float">
            <text:p>0</text:p>
          </table:table-cell>
          <table:table-cell table:formula="of:=[$'Weston''s Data'.C26]-[$'Ammon''s Data'.C26]" office:value-type="float" office:value="0" calcext:value-type="float">
            <text:p>0</text:p>
          </table:table-cell>
          <table:table-cell table:formula="of:=[$'Weston''s Data'.D26]-[$'Ammon''s Data'.D26]" office:value-type="float" office:value="0" calcext:value-type="float">
            <text:p>0</text:p>
          </table:table-cell>
          <table:table-cell table:formula="of:=[$'Weston''s Data'.E26]-[$'Ammon''s Data'.E26]" office:value-type="float" office:value="0" calcext:value-type="float">
            <text:p>0</text:p>
          </table:table-cell>
          <table:table-cell table:formula="of:=[$'Weston''s Data'.F26]-[$'Ammon''s Data'.F26]" office:value-type="float" office:value="0" calcext:value-type="float">
            <text:p>0</text:p>
          </table:table-cell>
          <table:table-cell table:formula="of:=[$'Weston''s Data'.G26]-[$'Ammon''s Data'.G26]" office:value-type="float" office:value="0" calcext:value-type="float">
            <text:p>0</text:p>
          </table:table-cell>
          <table:table-cell table:formula="of:=[$'Weston''s Data'.H26]-[$'Ammon''s Data'.H26]" office:value-type="float" office:value="0" calcext:value-type="float">
            <text:p>0</text:p>
          </table:table-cell>
          <table:table-cell table:formula="of:=[$'Weston''s Data'.I26]-[$'Ammon''s Data'.I26]" office:value-type="float" office:value="0" calcext:value-type="float">
            <text:p>0</text:p>
          </table:table-cell>
          <table:table-cell table:formula="of:=[$'Weston''s Data'.J26]-[$'Ammon''s Data'.J26]" office:value-type="float" office:value="0" calcext:value-type="float">
            <text:p>0</text:p>
          </table:table-cell>
          <table:table-cell table:formula="of:=[$'Weston''s Data'.K26]-[$'Ammon''s Data'.K26]" office:value-type="float" office:value="0" calcext:value-type="float">
            <text:p>0</text:p>
          </table:table-cell>
          <table:table-cell table:formula="of:=[$'Weston''s Data'.L26]-[$'Ammon''s Data'.L26]" office:value-type="float" office:value="0" calcext:value-type="float">
            <text:p>0</text:p>
          </table:table-cell>
          <table:table-cell table:formula="of:=[$'Weston''s Data'.M26]-[$'Ammon''s Data'.M26]" office:value-type="float" office:value="0" calcext:value-type="float">
            <text:p>0</text:p>
          </table:table-cell>
          <table:table-cell table:formula="of:=[$'Weston''s Data'.N26]-[$'Ammon''s Data'.N26]" office:value-type="float" office:value="0" calcext:value-type="float">
            <text:p>0</text:p>
          </table:table-cell>
          <table:table-cell table:formula="of:=[$'Weston''s Data'.O26]-[$'Ammon''s Data'.O26]" office:value-type="float" office:value="0" calcext:value-type="float">
            <text:p>0</text:p>
          </table:table-cell>
          <table:table-cell table:formula="of:=[$'Weston''s Data'.P26]-[$'Ammon''s Data'.P26]" office:value-type="float" office:value="0" calcext:value-type="float">
            <text:p>0</text:p>
          </table:table-cell>
          <table:table-cell table:formula="of:=[$'Weston''s Data'.Q26]-[$'Ammon''s Data'.Q26]" office:value-type="float" office:value="0" calcext:value-type="float">
            <text:p>0</text:p>
          </table:table-cell>
          <table:table-cell table:formula="of:=[$'Weston''s Data'.R26]-[$'Ammon''s Data'.R26]" office:value-type="float" office:value="0" calcext:value-type="float">
            <text:p>0</text:p>
          </table:table-cell>
          <table:table-cell table:formula="of:=[$'Weston''s Data'.S26]-[$'Ammon''s Data'.S26]" office:value-type="float" office:value="0" calcext:value-type="float">
            <text:p>0</text:p>
          </table:table-cell>
          <table:table-cell table:formula="of:=[$'Weston''s Data'.T26]-[$'Ammon''s Data'.T26]" office:value-type="float" office:value="0" calcext:value-type="float">
            <text:p>0</text:p>
          </table:table-cell>
        </table:table-row>
        <table:table-row table:style-name="ro1">
          <table:table-cell table:formula="of:=[$'Weston''s Data'.A27]-[$'Ammon''s Data'.A27]" office:value-type="float" office:value="0" calcext:value-type="float">
            <text:p>0</text:p>
          </table:table-cell>
          <table:table-cell table:formula="of:=[$'Weston''s Data'.B27]-[$'Ammon''s Data'.B27]" office:value-type="float" office:value="0" calcext:value-type="float">
            <text:p>0</text:p>
          </table:table-cell>
          <table:table-cell table:formula="of:=[$'Weston''s Data'.C27]-[$'Ammon''s Data'.C27]" office:value-type="float" office:value="0" calcext:value-type="float">
            <text:p>0</text:p>
          </table:table-cell>
          <table:table-cell table:formula="of:=[$'Weston''s Data'.D27]-[$'Ammon''s Data'.D27]" office:value-type="float" office:value="0" calcext:value-type="float">
            <text:p>0</text:p>
          </table:table-cell>
          <table:table-cell table:formula="of:=[$'Weston''s Data'.E27]-[$'Ammon''s Data'.E27]" office:value-type="float" office:value="0" calcext:value-type="float">
            <text:p>0</text:p>
          </table:table-cell>
          <table:table-cell table:formula="of:=[$'Weston''s Data'.F27]-[$'Ammon''s Data'.F27]" office:value-type="float" office:value="0" calcext:value-type="float">
            <text:p>0</text:p>
          </table:table-cell>
          <table:table-cell table:formula="of:=[$'Weston''s Data'.G27]-[$'Ammon''s Data'.G27]" office:value-type="float" office:value="0" calcext:value-type="float">
            <text:p>0</text:p>
          </table:table-cell>
          <table:table-cell table:formula="of:=[$'Weston''s Data'.H27]-[$'Ammon''s Data'.H27]" office:value-type="float" office:value="0" calcext:value-type="float">
            <text:p>0</text:p>
          </table:table-cell>
          <table:table-cell table:formula="of:=[$'Weston''s Data'.I27]-[$'Ammon''s Data'.I27]" office:value-type="float" office:value="0" calcext:value-type="float">
            <text:p>0</text:p>
          </table:table-cell>
          <table:table-cell table:formula="of:=[$'Weston''s Data'.J27]-[$'Ammon''s Data'.J27]" office:value-type="float" office:value="0" calcext:value-type="float">
            <text:p>0</text:p>
          </table:table-cell>
          <table:table-cell table:formula="of:=[$'Weston''s Data'.K27]-[$'Ammon''s Data'.K27]" office:value-type="float" office:value="0" calcext:value-type="float">
            <text:p>0</text:p>
          </table:table-cell>
          <table:table-cell table:formula="of:=[$'Weston''s Data'.L27]-[$'Ammon''s Data'.L27]" office:value-type="float" office:value="0" calcext:value-type="float">
            <text:p>0</text:p>
          </table:table-cell>
          <table:table-cell table:formula="of:=[$'Weston''s Data'.M27]-[$'Ammon''s Data'.M27]" office:value-type="float" office:value="0" calcext:value-type="float">
            <text:p>0</text:p>
          </table:table-cell>
          <table:table-cell table:formula="of:=[$'Weston''s Data'.N27]-[$'Ammon''s Data'.N27]" office:value-type="float" office:value="0" calcext:value-type="float">
            <text:p>0</text:p>
          </table:table-cell>
          <table:table-cell table:formula="of:=[$'Weston''s Data'.O27]-[$'Ammon''s Data'.O27]" office:value-type="float" office:value="0" calcext:value-type="float">
            <text:p>0</text:p>
          </table:table-cell>
          <table:table-cell table:formula="of:=[$'Weston''s Data'.P27]-[$'Ammon''s Data'.P27]" office:value-type="float" office:value="0" calcext:value-type="float">
            <text:p>0</text:p>
          </table:table-cell>
          <table:table-cell table:formula="of:=[$'Weston''s Data'.Q27]-[$'Ammon''s Data'.Q27]" office:value-type="float" office:value="0" calcext:value-type="float">
            <text:p>0</text:p>
          </table:table-cell>
          <table:table-cell table:formula="of:=[$'Weston''s Data'.R27]-[$'Ammon''s Data'.R27]" office:value-type="float" office:value="0" calcext:value-type="float">
            <text:p>0</text:p>
          </table:table-cell>
          <table:table-cell table:formula="of:=[$'Weston''s Data'.S27]-[$'Ammon''s Data'.S27]" office:value-type="float" office:value="0" calcext:value-type="float">
            <text:p>0</text:p>
          </table:table-cell>
          <table:table-cell table:formula="of:=[$'Weston''s Data'.T27]-[$'Ammon''s Data'.T27]" office:value-type="float" office:value="0" calcext:value-type="float">
            <text:p>0</text:p>
          </table:table-cell>
        </table:table-row>
        <table:table-row table:style-name="ro1">
          <table:table-cell table:formula="of:=[$'Weston''s Data'.A28]-[$'Ammon''s Data'.A28]" office:value-type="float" office:value="0" calcext:value-type="float">
            <text:p>0</text:p>
          </table:table-cell>
          <table:table-cell table:formula="of:=[$'Weston''s Data'.B28]-[$'Ammon''s Data'.B28]" office:value-type="float" office:value="0" calcext:value-type="float">
            <text:p>0</text:p>
          </table:table-cell>
          <table:table-cell table:formula="of:=[$'Weston''s Data'.C28]-[$'Ammon''s Data'.C28]" office:value-type="float" office:value="0" calcext:value-type="float">
            <text:p>0</text:p>
          </table:table-cell>
          <table:table-cell table:formula="of:=[$'Weston''s Data'.D28]-[$'Ammon''s Data'.D28]" office:value-type="float" office:value="0" calcext:value-type="float">
            <text:p>0</text:p>
          </table:table-cell>
          <table:table-cell table:formula="of:=[$'Weston''s Data'.E28]-[$'Ammon''s Data'.E28]" office:value-type="float" office:value="0" calcext:value-type="float">
            <text:p>0</text:p>
          </table:table-cell>
          <table:table-cell table:formula="of:=[$'Weston''s Data'.F28]-[$'Ammon''s Data'.F28]" office:value-type="float" office:value="0" calcext:value-type="float">
            <text:p>0</text:p>
          </table:table-cell>
          <table:table-cell table:formula="of:=[$'Weston''s Data'.G28]-[$'Ammon''s Data'.G28]" office:value-type="float" office:value="0" calcext:value-type="float">
            <text:p>0</text:p>
          </table:table-cell>
          <table:table-cell table:formula="of:=[$'Weston''s Data'.H28]-[$'Ammon''s Data'.H28]" office:value-type="float" office:value="0" calcext:value-type="float">
            <text:p>0</text:p>
          </table:table-cell>
          <table:table-cell table:formula="of:=[$'Weston''s Data'.I28]-[$'Ammon''s Data'.I28]" office:value-type="float" office:value="0" calcext:value-type="float">
            <text:p>0</text:p>
          </table:table-cell>
          <table:table-cell table:formula="of:=[$'Weston''s Data'.J28]-[$'Ammon''s Data'.J28]" office:value-type="float" office:value="0" calcext:value-type="float">
            <text:p>0</text:p>
          </table:table-cell>
          <table:table-cell table:formula="of:=[$'Weston''s Data'.K28]-[$'Ammon''s Data'.K28]" office:value-type="float" office:value="0" calcext:value-type="float">
            <text:p>0</text:p>
          </table:table-cell>
          <table:table-cell table:formula="of:=[$'Weston''s Data'.L28]-[$'Ammon''s Data'.L28]" office:value-type="float" office:value="0" calcext:value-type="float">
            <text:p>0</text:p>
          </table:table-cell>
          <table:table-cell table:formula="of:=[$'Weston''s Data'.M28]-[$'Ammon''s Data'.M28]" office:value-type="float" office:value="0" calcext:value-type="float">
            <text:p>0</text:p>
          </table:table-cell>
          <table:table-cell table:formula="of:=[$'Weston''s Data'.N28]-[$'Ammon''s Data'.N28]" office:value-type="float" office:value="0" calcext:value-type="float">
            <text:p>0</text:p>
          </table:table-cell>
          <table:table-cell table:formula="of:=[$'Weston''s Data'.O28]-[$'Ammon''s Data'.O28]" office:value-type="float" office:value="0" calcext:value-type="float">
            <text:p>0</text:p>
          </table:table-cell>
          <table:table-cell table:formula="of:=[$'Weston''s Data'.P28]-[$'Ammon''s Data'.P28]" office:value-type="float" office:value="0" calcext:value-type="float">
            <text:p>0</text:p>
          </table:table-cell>
          <table:table-cell table:formula="of:=[$'Weston''s Data'.Q28]-[$'Ammon''s Data'.Q28]" office:value-type="float" office:value="0" calcext:value-type="float">
            <text:p>0</text:p>
          </table:table-cell>
          <table:table-cell table:formula="of:=[$'Weston''s Data'.R28]-[$'Ammon''s Data'.R28]" office:value-type="float" office:value="0" calcext:value-type="float">
            <text:p>0</text:p>
          </table:table-cell>
          <table:table-cell table:formula="of:=[$'Weston''s Data'.S28]-[$'Ammon''s Data'.S28]" office:value-type="float" office:value="0" calcext:value-type="float">
            <text:p>0</text:p>
          </table:table-cell>
          <table:table-cell table:formula="of:=[$'Weston''s Data'.T28]-[$'Ammon''s Data'.T28]" office:value-type="float" office:value="0" calcext:value-type="float">
            <text:p>0</text:p>
          </table:table-cell>
        </table:table-row>
        <table:table-row table:style-name="ro1">
          <table:table-cell table:formula="of:=[$'Weston''s Data'.A29]-[$'Ammon''s Data'.A29]" office:value-type="float" office:value="0" calcext:value-type="float">
            <text:p>0</text:p>
          </table:table-cell>
          <table:table-cell table:formula="of:=[$'Weston''s Data'.B29]-[$'Ammon''s Data'.B29]" office:value-type="float" office:value="0" calcext:value-type="float">
            <text:p>0</text:p>
          </table:table-cell>
          <table:table-cell table:formula="of:=[$'Weston''s Data'.C29]-[$'Ammon''s Data'.C29]" office:value-type="float" office:value="0" calcext:value-type="float">
            <text:p>0</text:p>
          </table:table-cell>
          <table:table-cell table:formula="of:=[$'Weston''s Data'.D29]-[$'Ammon''s Data'.D29]" office:value-type="float" office:value="0" calcext:value-type="float">
            <text:p>0</text:p>
          </table:table-cell>
          <table:table-cell table:formula="of:=[$'Weston''s Data'.E29]-[$'Ammon''s Data'.E29]" office:value-type="float" office:value="0" calcext:value-type="float">
            <text:p>0</text:p>
          </table:table-cell>
          <table:table-cell table:formula="of:=[$'Weston''s Data'.F29]-[$'Ammon''s Data'.F29]" office:value-type="float" office:value="0" calcext:value-type="float">
            <text:p>0</text:p>
          </table:table-cell>
          <table:table-cell table:formula="of:=[$'Weston''s Data'.G29]-[$'Ammon''s Data'.G29]" office:value-type="float" office:value="0" calcext:value-type="float">
            <text:p>0</text:p>
          </table:table-cell>
          <table:table-cell table:formula="of:=[$'Weston''s Data'.H29]-[$'Ammon''s Data'.H29]" office:value-type="float" office:value="0" calcext:value-type="float">
            <text:p>0</text:p>
          </table:table-cell>
          <table:table-cell table:formula="of:=[$'Weston''s Data'.I29]-[$'Ammon''s Data'.I29]" office:value-type="float" office:value="0" calcext:value-type="float">
            <text:p>0</text:p>
          </table:table-cell>
          <table:table-cell table:formula="of:=[$'Weston''s Data'.J29]-[$'Ammon''s Data'.J29]" office:value-type="float" office:value="0" calcext:value-type="float">
            <text:p>0</text:p>
          </table:table-cell>
          <table:table-cell table:formula="of:=[$'Weston''s Data'.K29]-[$'Ammon''s Data'.K29]" office:value-type="float" office:value="0" calcext:value-type="float">
            <text:p>0</text:p>
          </table:table-cell>
          <table:table-cell table:formula="of:=[$'Weston''s Data'.L29]-[$'Ammon''s Data'.L29]" office:value-type="float" office:value="0" calcext:value-type="float">
            <text:p>0</text:p>
          </table:table-cell>
          <table:table-cell table:formula="of:=[$'Weston''s Data'.M29]-[$'Ammon''s Data'.M29]" office:value-type="float" office:value="0" calcext:value-type="float">
            <text:p>0</text:p>
          </table:table-cell>
          <table:table-cell table:formula="of:=[$'Weston''s Data'.N29]-[$'Ammon''s Data'.N29]" office:value-type="float" office:value="0" calcext:value-type="float">
            <text:p>0</text:p>
          </table:table-cell>
          <table:table-cell table:formula="of:=[$'Weston''s Data'.O29]-[$'Ammon''s Data'.O29]" office:value-type="float" office:value="0" calcext:value-type="float">
            <text:p>0</text:p>
          </table:table-cell>
          <table:table-cell table:formula="of:=[$'Weston''s Data'.P29]-[$'Ammon''s Data'.P29]" office:value-type="float" office:value="0" calcext:value-type="float">
            <text:p>0</text:p>
          </table:table-cell>
          <table:table-cell table:formula="of:=[$'Weston''s Data'.Q29]-[$'Ammon''s Data'.Q29]" office:value-type="float" office:value="0" calcext:value-type="float">
            <text:p>0</text:p>
          </table:table-cell>
          <table:table-cell table:formula="of:=[$'Weston''s Data'.R29]-[$'Ammon''s Data'.R29]" office:value-type="float" office:value="0" calcext:value-type="float">
            <text:p>0</text:p>
          </table:table-cell>
          <table:table-cell table:formula="of:=[$'Weston''s Data'.S29]-[$'Ammon''s Data'.S29]" office:value-type="float" office:value="0" calcext:value-type="float">
            <text:p>0</text:p>
          </table:table-cell>
          <table:table-cell table:formula="of:=[$'Weston''s Data'.T29]-[$'Ammon''s Data'.T29]" office:value-type="float" office:value="0" calcext:value-type="float">
            <text:p>0</text:p>
          </table:table-cell>
        </table:table-row>
        <table:table-row table:style-name="ro1">
          <table:table-cell table:formula="of:=[$'Weston''s Data'.A30]-[$'Ammon''s Data'.A30]" office:value-type="float" office:value="0" calcext:value-type="float">
            <text:p>0</text:p>
          </table:table-cell>
          <table:table-cell table:formula="of:=[$'Weston''s Data'.B30]-[$'Ammon''s Data'.B30]" office:value-type="float" office:value="0" calcext:value-type="float">
            <text:p>0</text:p>
          </table:table-cell>
          <table:table-cell table:formula="of:=[$'Weston''s Data'.C30]-[$'Ammon''s Data'.C30]" office:value-type="float" office:value="0" calcext:value-type="float">
            <text:p>0</text:p>
          </table:table-cell>
          <table:table-cell table:formula="of:=[$'Weston''s Data'.D30]-[$'Ammon''s Data'.D30]" office:value-type="float" office:value="0" calcext:value-type="float">
            <text:p>0</text:p>
          </table:table-cell>
          <table:table-cell table:formula="of:=[$'Weston''s Data'.E30]-[$'Ammon''s Data'.E30]" office:value-type="float" office:value="0" calcext:value-type="float">
            <text:p>0</text:p>
          </table:table-cell>
          <table:table-cell table:formula="of:=[$'Weston''s Data'.F30]-[$'Ammon''s Data'.F30]" office:value-type="float" office:value="0" calcext:value-type="float">
            <text:p>0</text:p>
          </table:table-cell>
          <table:table-cell table:formula="of:=[$'Weston''s Data'.G30]-[$'Ammon''s Data'.G30]" office:value-type="float" office:value="0" calcext:value-type="float">
            <text:p>0</text:p>
          </table:table-cell>
          <table:table-cell table:formula="of:=[$'Weston''s Data'.H30]-[$'Ammon''s Data'.H30]" office:value-type="float" office:value="0" calcext:value-type="float">
            <text:p>0</text:p>
          </table:table-cell>
          <table:table-cell table:formula="of:=[$'Weston''s Data'.I30]-[$'Ammon''s Data'.I30]" office:value-type="float" office:value="0" calcext:value-type="float">
            <text:p>0</text:p>
          </table:table-cell>
          <table:table-cell table:formula="of:=[$'Weston''s Data'.J30]-[$'Ammon''s Data'.J30]" office:value-type="float" office:value="0" calcext:value-type="float">
            <text:p>0</text:p>
          </table:table-cell>
          <table:table-cell table:formula="of:=[$'Weston''s Data'.K30]-[$'Ammon''s Data'.K30]" office:value-type="float" office:value="0" calcext:value-type="float">
            <text:p>0</text:p>
          </table:table-cell>
          <table:table-cell table:formula="of:=[$'Weston''s Data'.L30]-[$'Ammon''s Data'.L30]" office:value-type="float" office:value="0" calcext:value-type="float">
            <text:p>0</text:p>
          </table:table-cell>
          <table:table-cell table:formula="of:=[$'Weston''s Data'.M30]-[$'Ammon''s Data'.M30]" office:value-type="float" office:value="0" calcext:value-type="float">
            <text:p>0</text:p>
          </table:table-cell>
          <table:table-cell table:formula="of:=[$'Weston''s Data'.N30]-[$'Ammon''s Data'.N30]" office:value-type="float" office:value="0" calcext:value-type="float">
            <text:p>0</text:p>
          </table:table-cell>
          <table:table-cell table:formula="of:=[$'Weston''s Data'.O30]-[$'Ammon''s Data'.O30]" office:value-type="float" office:value="0" calcext:value-type="float">
            <text:p>0</text:p>
          </table:table-cell>
          <table:table-cell table:formula="of:=[$'Weston''s Data'.P30]-[$'Ammon''s Data'.P30]" office:value-type="float" office:value="0" calcext:value-type="float">
            <text:p>0</text:p>
          </table:table-cell>
          <table:table-cell table:formula="of:=[$'Weston''s Data'.Q30]-[$'Ammon''s Data'.Q30]" office:value-type="float" office:value="0" calcext:value-type="float">
            <text:p>0</text:p>
          </table:table-cell>
          <table:table-cell table:formula="of:=[$'Weston''s Data'.R30]-[$'Ammon''s Data'.R30]" office:value-type="float" office:value="0" calcext:value-type="float">
            <text:p>0</text:p>
          </table:table-cell>
          <table:table-cell table:formula="of:=[$'Weston''s Data'.S30]-[$'Ammon''s Data'.S30]" office:value-type="float" office:value="0" calcext:value-type="float">
            <text:p>0</text:p>
          </table:table-cell>
          <table:table-cell table:formula="of:=[$'Weston''s Data'.T30]-[$'Ammon''s Data'.T30]" office:value-type="float" office:value="0" calcext:value-type="float">
            <text:p>0</text:p>
          </table:table-cell>
        </table:table-row>
        <table:table-row table:style-name="ro1">
          <table:table-cell table:formula="of:=[$'Weston''s Data'.A31]-[$'Ammon''s Data'.A31]" office:value-type="float" office:value="0" calcext:value-type="float">
            <text:p>0</text:p>
          </table:table-cell>
          <table:table-cell table:formula="of:=[$'Weston''s Data'.B31]-[$'Ammon''s Data'.B31]" office:value-type="float" office:value="0" calcext:value-type="float">
            <text:p>0</text:p>
          </table:table-cell>
          <table:table-cell table:formula="of:=[$'Weston''s Data'.C31]-[$'Ammon''s Data'.C31]" office:value-type="float" office:value="0" calcext:value-type="float">
            <text:p>0</text:p>
          </table:table-cell>
          <table:table-cell table:formula="of:=[$'Weston''s Data'.D31]-[$'Ammon''s Data'.D31]" office:value-type="float" office:value="0" calcext:value-type="float">
            <text:p>0</text:p>
          </table:table-cell>
          <table:table-cell table:formula="of:=[$'Weston''s Data'.E31]-[$'Ammon''s Data'.E31]" office:value-type="float" office:value="0" calcext:value-type="float">
            <text:p>0</text:p>
          </table:table-cell>
          <table:table-cell table:formula="of:=[$'Weston''s Data'.F31]-[$'Ammon''s Data'.F31]" office:value-type="float" office:value="0" calcext:value-type="float">
            <text:p>0</text:p>
          </table:table-cell>
          <table:table-cell table:formula="of:=[$'Weston''s Data'.G31]-[$'Ammon''s Data'.G31]" office:value-type="float" office:value="0" calcext:value-type="float">
            <text:p>0</text:p>
          </table:table-cell>
          <table:table-cell table:formula="of:=[$'Weston''s Data'.H31]-[$'Ammon''s Data'.H31]" office:value-type="float" office:value="0" calcext:value-type="float">
            <text:p>0</text:p>
          </table:table-cell>
          <table:table-cell table:formula="of:=[$'Weston''s Data'.I31]-[$'Ammon''s Data'.I31]" office:value-type="float" office:value="0" calcext:value-type="float">
            <text:p>0</text:p>
          </table:table-cell>
          <table:table-cell table:formula="of:=[$'Weston''s Data'.J31]-[$'Ammon''s Data'.J31]" office:value-type="float" office:value="0" calcext:value-type="float">
            <text:p>0</text:p>
          </table:table-cell>
          <table:table-cell table:formula="of:=[$'Weston''s Data'.K31]-[$'Ammon''s Data'.K31]" office:value-type="float" office:value="0" calcext:value-type="float">
            <text:p>0</text:p>
          </table:table-cell>
          <table:table-cell table:formula="of:=[$'Weston''s Data'.L31]-[$'Ammon''s Data'.L31]" office:value-type="float" office:value="0" calcext:value-type="float">
            <text:p>0</text:p>
          </table:table-cell>
          <table:table-cell table:formula="of:=[$'Weston''s Data'.M31]-[$'Ammon''s Data'.M31]" office:value-type="float" office:value="0" calcext:value-type="float">
            <text:p>0</text:p>
          </table:table-cell>
          <table:table-cell table:formula="of:=[$'Weston''s Data'.N31]-[$'Ammon''s Data'.N31]" office:value-type="float" office:value="0" calcext:value-type="float">
            <text:p>0</text:p>
          </table:table-cell>
          <table:table-cell table:formula="of:=[$'Weston''s Data'.O31]-[$'Ammon''s Data'.O31]" office:value-type="float" office:value="0" calcext:value-type="float">
            <text:p>0</text:p>
          </table:table-cell>
          <table:table-cell table:formula="of:=[$'Weston''s Data'.P31]-[$'Ammon''s Data'.P31]" office:value-type="float" office:value="0" calcext:value-type="float">
            <text:p>0</text:p>
          </table:table-cell>
          <table:table-cell table:formula="of:=[$'Weston''s Data'.Q31]-[$'Ammon''s Data'.Q31]" office:value-type="float" office:value="0" calcext:value-type="float">
            <text:p>0</text:p>
          </table:table-cell>
          <table:table-cell table:formula="of:=[$'Weston''s Data'.R31]-[$'Ammon''s Data'.R31]" office:value-type="float" office:value="0" calcext:value-type="float">
            <text:p>0</text:p>
          </table:table-cell>
          <table:table-cell table:formula="of:=[$'Weston''s Data'.S31]-[$'Ammon''s Data'.S31]" office:value-type="float" office:value="0" calcext:value-type="float">
            <text:p>0</text:p>
          </table:table-cell>
          <table:table-cell table:formula="of:=[$'Weston''s Data'.T31]-[$'Ammon''s Data'.T31]" office:value-type="float" office:value="0" calcext:value-type="float">
            <text:p>0</text:p>
          </table:table-cell>
        </table:table-row>
        <table:table-row table:style-name="ro1">
          <table:table-cell table:formula="of:=[$'Weston''s Data'.A32]-[$'Ammon''s Data'.A32]" office:value-type="float" office:value="0" calcext:value-type="float">
            <text:p>0</text:p>
          </table:table-cell>
          <table:table-cell table:formula="of:=[$'Weston''s Data'.B32]-[$'Ammon''s Data'.B32]" office:value-type="float" office:value="0" calcext:value-type="float">
            <text:p>0</text:p>
          </table:table-cell>
          <table:table-cell table:formula="of:=[$'Weston''s Data'.C32]-[$'Ammon''s Data'.C32]" office:value-type="float" office:value="0" calcext:value-type="float">
            <text:p>0</text:p>
          </table:table-cell>
          <table:table-cell table:formula="of:=[$'Weston''s Data'.D32]-[$'Ammon''s Data'.D32]" office:value-type="float" office:value="0" calcext:value-type="float">
            <text:p>0</text:p>
          </table:table-cell>
          <table:table-cell table:formula="of:=[$'Weston''s Data'.E32]-[$'Ammon''s Data'.E32]" office:value-type="float" office:value="0" calcext:value-type="float">
            <text:p>0</text:p>
          </table:table-cell>
          <table:table-cell table:formula="of:=[$'Weston''s Data'.F32]-[$'Ammon''s Data'.F32]" office:value-type="float" office:value="0" calcext:value-type="float">
            <text:p>0</text:p>
          </table:table-cell>
          <table:table-cell table:formula="of:=[$'Weston''s Data'.G32]-[$'Ammon''s Data'.G32]" office:value-type="float" office:value="0" calcext:value-type="float">
            <text:p>0</text:p>
          </table:table-cell>
          <table:table-cell table:formula="of:=[$'Weston''s Data'.H32]-[$'Ammon''s Data'.H32]" office:value-type="float" office:value="0" calcext:value-type="float">
            <text:p>0</text:p>
          </table:table-cell>
          <table:table-cell table:formula="of:=[$'Weston''s Data'.I32]-[$'Ammon''s Data'.I32]" office:value-type="float" office:value="0" calcext:value-type="float">
            <text:p>0</text:p>
          </table:table-cell>
          <table:table-cell table:formula="of:=[$'Weston''s Data'.J32]-[$'Ammon''s Data'.J32]" office:value-type="float" office:value="0" calcext:value-type="float">
            <text:p>0</text:p>
          </table:table-cell>
          <table:table-cell table:formula="of:=[$'Weston''s Data'.K32]-[$'Ammon''s Data'.K32]" office:value-type="float" office:value="0" calcext:value-type="float">
            <text:p>0</text:p>
          </table:table-cell>
          <table:table-cell table:formula="of:=[$'Weston''s Data'.L32]-[$'Ammon''s Data'.L32]" office:value-type="float" office:value="0" calcext:value-type="float">
            <text:p>0</text:p>
          </table:table-cell>
          <table:table-cell table:formula="of:=[$'Weston''s Data'.M32]-[$'Ammon''s Data'.M32]" office:value-type="float" office:value="0" calcext:value-type="float">
            <text:p>0</text:p>
          </table:table-cell>
          <table:table-cell table:formula="of:=[$'Weston''s Data'.N32]-[$'Ammon''s Data'.N32]" office:value-type="float" office:value="0" calcext:value-type="float">
            <text:p>0</text:p>
          </table:table-cell>
          <table:table-cell table:formula="of:=[$'Weston''s Data'.O32]-[$'Ammon''s Data'.O32]" office:value-type="float" office:value="0" calcext:value-type="float">
            <text:p>0</text:p>
          </table:table-cell>
          <table:table-cell table:formula="of:=[$'Weston''s Data'.P32]-[$'Ammon''s Data'.P32]" office:value-type="float" office:value="0" calcext:value-type="float">
            <text:p>0</text:p>
          </table:table-cell>
          <table:table-cell table:formula="of:=[$'Weston''s Data'.Q32]-[$'Ammon''s Data'.Q32]" office:value-type="float" office:value="0" calcext:value-type="float">
            <text:p>0</text:p>
          </table:table-cell>
          <table:table-cell table:formula="of:=[$'Weston''s Data'.R32]-[$'Ammon''s Data'.R32]" office:value-type="float" office:value="0" calcext:value-type="float">
            <text:p>0</text:p>
          </table:table-cell>
          <table:table-cell table:formula="of:=[$'Weston''s Data'.S32]-[$'Ammon''s Data'.S32]" office:value-type="float" office:value="0" calcext:value-type="float">
            <text:p>0</text:p>
          </table:table-cell>
          <table:table-cell table:formula="of:=[$'Weston''s Data'.T32]-[$'Ammon''s Data'.T32]" office:value-type="float" office:value="0" calcext:value-type="float">
            <text:p>0</text:p>
          </table:table-cell>
        </table:table-row>
        <table:table-row table:style-name="ro1">
          <table:table-cell table:formula="of:=[$'Weston''s Data'.A33]-[$'Ammon''s Data'.A33]" office:value-type="float" office:value="0" calcext:value-type="float">
            <text:p>0</text:p>
          </table:table-cell>
          <table:table-cell table:formula="of:=[$'Weston''s Data'.B33]-[$'Ammon''s Data'.B33]" office:value-type="float" office:value="0" calcext:value-type="float">
            <text:p>0</text:p>
          </table:table-cell>
          <table:table-cell table:formula="of:=[$'Weston''s Data'.C33]-[$'Ammon''s Data'.C33]" office:value-type="float" office:value="0" calcext:value-type="float">
            <text:p>0</text:p>
          </table:table-cell>
          <table:table-cell table:formula="of:=[$'Weston''s Data'.D33]-[$'Ammon''s Data'.D33]" office:value-type="float" office:value="0" calcext:value-type="float">
            <text:p>0</text:p>
          </table:table-cell>
          <table:table-cell table:formula="of:=[$'Weston''s Data'.E33]-[$'Ammon''s Data'.E33]" office:value-type="float" office:value="0" calcext:value-type="float">
            <text:p>0</text:p>
          </table:table-cell>
          <table:table-cell table:formula="of:=[$'Weston''s Data'.F33]-[$'Ammon''s Data'.F33]" office:value-type="float" office:value="0" calcext:value-type="float">
            <text:p>0</text:p>
          </table:table-cell>
          <table:table-cell table:formula="of:=[$'Weston''s Data'.G33]-[$'Ammon''s Data'.G33]" office:value-type="float" office:value="0" calcext:value-type="float">
            <text:p>0</text:p>
          </table:table-cell>
          <table:table-cell table:formula="of:=[$'Weston''s Data'.H33]-[$'Ammon''s Data'.H33]" office:value-type="float" office:value="0" calcext:value-type="float">
            <text:p>0</text:p>
          </table:table-cell>
          <table:table-cell table:formula="of:=[$'Weston''s Data'.I33]-[$'Ammon''s Data'.I33]" office:value-type="float" office:value="0" calcext:value-type="float">
            <text:p>0</text:p>
          </table:table-cell>
          <table:table-cell table:formula="of:=[$'Weston''s Data'.J33]-[$'Ammon''s Data'.J33]" office:value-type="float" office:value="0" calcext:value-type="float">
            <text:p>0</text:p>
          </table:table-cell>
          <table:table-cell table:formula="of:=[$'Weston''s Data'.K33]-[$'Ammon''s Data'.K33]" office:value-type="float" office:value="0" calcext:value-type="float">
            <text:p>0</text:p>
          </table:table-cell>
          <table:table-cell table:formula="of:=[$'Weston''s Data'.L33]-[$'Ammon''s Data'.L33]" office:value-type="float" office:value="0" calcext:value-type="float">
            <text:p>0</text:p>
          </table:table-cell>
          <table:table-cell table:formula="of:=[$'Weston''s Data'.M33]-[$'Ammon''s Data'.M33]" office:value-type="float" office:value="0" calcext:value-type="float">
            <text:p>0</text:p>
          </table:table-cell>
          <table:table-cell table:formula="of:=[$'Weston''s Data'.N33]-[$'Ammon''s Data'.N33]" office:value-type="float" office:value="0" calcext:value-type="float">
            <text:p>0</text:p>
          </table:table-cell>
          <table:table-cell table:formula="of:=[$'Weston''s Data'.O33]-[$'Ammon''s Data'.O33]" office:value-type="float" office:value="0" calcext:value-type="float">
            <text:p>0</text:p>
          </table:table-cell>
          <table:table-cell table:formula="of:=[$'Weston''s Data'.P33]-[$'Ammon''s Data'.P33]" office:value-type="float" office:value="0" calcext:value-type="float">
            <text:p>0</text:p>
          </table:table-cell>
          <table:table-cell table:formula="of:=[$'Weston''s Data'.Q33]-[$'Ammon''s Data'.Q33]" office:value-type="float" office:value="0" calcext:value-type="float">
            <text:p>0</text:p>
          </table:table-cell>
          <table:table-cell table:formula="of:=[$'Weston''s Data'.R33]-[$'Ammon''s Data'.R33]" office:value-type="float" office:value="0" calcext:value-type="float">
            <text:p>0</text:p>
          </table:table-cell>
          <table:table-cell table:formula="of:=[$'Weston''s Data'.S33]-[$'Ammon''s Data'.S33]" office:value-type="float" office:value="0" calcext:value-type="float">
            <text:p>0</text:p>
          </table:table-cell>
          <table:table-cell table:formula="of:=[$'Weston''s Data'.T33]-[$'Ammon''s Data'.T33]" office:value-type="float" office:value="0" calcext:value-type="float">
            <text:p>0</text:p>
          </table:table-cell>
        </table:table-row>
        <table:table-row table:style-name="ro1">
          <table:table-cell table:formula="of:=[$'Weston''s Data'.A34]-[$'Ammon''s Data'.A34]" office:value-type="float" office:value="0" calcext:value-type="float">
            <text:p>0</text:p>
          </table:table-cell>
          <table:table-cell table:formula="of:=[$'Weston''s Data'.B34]-[$'Ammon''s Data'.B34]" office:value-type="float" office:value="0" calcext:value-type="float">
            <text:p>0</text:p>
          </table:table-cell>
          <table:table-cell table:formula="of:=[$'Weston''s Data'.C34]-[$'Ammon''s Data'.C34]" office:value-type="float" office:value="0" calcext:value-type="float">
            <text:p>0</text:p>
          </table:table-cell>
          <table:table-cell table:formula="of:=[$'Weston''s Data'.D34]-[$'Ammon''s Data'.D34]" office:value-type="float" office:value="0" calcext:value-type="float">
            <text:p>0</text:p>
          </table:table-cell>
          <table:table-cell table:formula="of:=[$'Weston''s Data'.E34]-[$'Ammon''s Data'.E34]" office:value-type="float" office:value="0" calcext:value-type="float">
            <text:p>0</text:p>
          </table:table-cell>
          <table:table-cell table:formula="of:=[$'Weston''s Data'.F34]-[$'Ammon''s Data'.F34]" office:value-type="float" office:value="0" calcext:value-type="float">
            <text:p>0</text:p>
          </table:table-cell>
          <table:table-cell table:formula="of:=[$'Weston''s Data'.G34]-[$'Ammon''s Data'.G34]" office:value-type="float" office:value="0" calcext:value-type="float">
            <text:p>0</text:p>
          </table:table-cell>
          <table:table-cell table:formula="of:=[$'Weston''s Data'.H34]-[$'Ammon''s Data'.H34]" office:value-type="float" office:value="0" calcext:value-type="float">
            <text:p>0</text:p>
          </table:table-cell>
          <table:table-cell table:formula="of:=[$'Weston''s Data'.I34]-[$'Ammon''s Data'.I34]" office:value-type="float" office:value="0" calcext:value-type="float">
            <text:p>0</text:p>
          </table:table-cell>
          <table:table-cell table:formula="of:=[$'Weston''s Data'.J34]-[$'Ammon''s Data'.J34]" office:value-type="float" office:value="0" calcext:value-type="float">
            <text:p>0</text:p>
          </table:table-cell>
          <table:table-cell table:formula="of:=[$'Weston''s Data'.K34]-[$'Ammon''s Data'.K34]" office:value-type="float" office:value="0" calcext:value-type="float">
            <text:p>0</text:p>
          </table:table-cell>
          <table:table-cell table:formula="of:=[$'Weston''s Data'.L34]-[$'Ammon''s Data'.L34]" office:value-type="float" office:value="0" calcext:value-type="float">
            <text:p>0</text:p>
          </table:table-cell>
          <table:table-cell table:formula="of:=[$'Weston''s Data'.M34]-[$'Ammon''s Data'.M34]" office:value-type="float" office:value="0" calcext:value-type="float">
            <text:p>0</text:p>
          </table:table-cell>
          <table:table-cell table:formula="of:=[$'Weston''s Data'.N34]-[$'Ammon''s Data'.N34]" office:value-type="float" office:value="0" calcext:value-type="float">
            <text:p>0</text:p>
          </table:table-cell>
          <table:table-cell table:formula="of:=[$'Weston''s Data'.O34]-[$'Ammon''s Data'.O34]" office:value-type="float" office:value="0" calcext:value-type="float">
            <text:p>0</text:p>
          </table:table-cell>
          <table:table-cell table:formula="of:=[$'Weston''s Data'.P34]-[$'Ammon''s Data'.P34]" office:value-type="float" office:value="0" calcext:value-type="float">
            <text:p>0</text:p>
          </table:table-cell>
          <table:table-cell table:formula="of:=[$'Weston''s Data'.Q34]-[$'Ammon''s Data'.Q34]" office:value-type="float" office:value="0" calcext:value-type="float">
            <text:p>0</text:p>
          </table:table-cell>
          <table:table-cell table:formula="of:=[$'Weston''s Data'.R34]-[$'Ammon''s Data'.R34]" office:value-type="float" office:value="0" calcext:value-type="float">
            <text:p>0</text:p>
          </table:table-cell>
          <table:table-cell table:formula="of:=[$'Weston''s Data'.S34]-[$'Ammon''s Data'.S34]" office:value-type="float" office:value="0" calcext:value-type="float">
            <text:p>0</text:p>
          </table:table-cell>
          <table:table-cell table:formula="of:=[$'Weston''s Data'.T34]-[$'Ammon''s Data'.T34]" office:value-type="float" office:value="0" calcext:value-type="float">
            <text:p>0</text:p>
          </table:table-cell>
        </table:table-row>
        <table:table-row table:style-name="ro1">
          <table:table-cell table:formula="of:=[$'Weston''s Data'.A35]-[$'Ammon''s Data'.A35]" office:value-type="float" office:value="0" calcext:value-type="float">
            <text:p>0</text:p>
          </table:table-cell>
          <table:table-cell table:formula="of:=[$'Weston''s Data'.B35]-[$'Ammon''s Data'.B35]" office:value-type="float" office:value="0" calcext:value-type="float">
            <text:p>0</text:p>
          </table:table-cell>
          <table:table-cell table:formula="of:=[$'Weston''s Data'.C35]-[$'Ammon''s Data'.C35]" office:value-type="float" office:value="0" calcext:value-type="float">
            <text:p>0</text:p>
          </table:table-cell>
          <table:table-cell table:formula="of:=[$'Weston''s Data'.D35]-[$'Ammon''s Data'.D35]" office:value-type="float" office:value="0" calcext:value-type="float">
            <text:p>0</text:p>
          </table:table-cell>
          <table:table-cell table:formula="of:=[$'Weston''s Data'.E35]-[$'Ammon''s Data'.E35]" office:value-type="float" office:value="0" calcext:value-type="float">
            <text:p>0</text:p>
          </table:table-cell>
          <table:table-cell table:formula="of:=[$'Weston''s Data'.F35]-[$'Ammon''s Data'.F35]" office:value-type="float" office:value="0" calcext:value-type="float">
            <text:p>0</text:p>
          </table:table-cell>
          <table:table-cell table:formula="of:=[$'Weston''s Data'.G35]-[$'Ammon''s Data'.G35]" office:value-type="float" office:value="0" calcext:value-type="float">
            <text:p>0</text:p>
          </table:table-cell>
          <table:table-cell table:formula="of:=[$'Weston''s Data'.H35]-[$'Ammon''s Data'.H35]" office:value-type="float" office:value="0" calcext:value-type="float">
            <text:p>0</text:p>
          </table:table-cell>
          <table:table-cell table:formula="of:=[$'Weston''s Data'.I35]-[$'Ammon''s Data'.I35]" office:value-type="float" office:value="0" calcext:value-type="float">
            <text:p>0</text:p>
          </table:table-cell>
          <table:table-cell table:formula="of:=[$'Weston''s Data'.J35]-[$'Ammon''s Data'.J35]" office:value-type="float" office:value="0" calcext:value-type="float">
            <text:p>0</text:p>
          </table:table-cell>
          <table:table-cell table:formula="of:=[$'Weston''s Data'.K35]-[$'Ammon''s Data'.K35]" office:value-type="float" office:value="0" calcext:value-type="float">
            <text:p>0</text:p>
          </table:table-cell>
          <table:table-cell table:formula="of:=[$'Weston''s Data'.L35]-[$'Ammon''s Data'.L35]" office:value-type="float" office:value="0" calcext:value-type="float">
            <text:p>0</text:p>
          </table:table-cell>
          <table:table-cell table:formula="of:=[$'Weston''s Data'.M35]-[$'Ammon''s Data'.M35]" office:value-type="float" office:value="0" calcext:value-type="float">
            <text:p>0</text:p>
          </table:table-cell>
          <table:table-cell table:formula="of:=[$'Weston''s Data'.N35]-[$'Ammon''s Data'.N35]" office:value-type="float" office:value="0" calcext:value-type="float">
            <text:p>0</text:p>
          </table:table-cell>
          <table:table-cell table:formula="of:=[$'Weston''s Data'.O35]-[$'Ammon''s Data'.O35]" office:value-type="float" office:value="0" calcext:value-type="float">
            <text:p>0</text:p>
          </table:table-cell>
          <table:table-cell table:formula="of:=[$'Weston''s Data'.P35]-[$'Ammon''s Data'.P35]" office:value-type="float" office:value="0" calcext:value-type="float">
            <text:p>0</text:p>
          </table:table-cell>
          <table:table-cell table:formula="of:=[$'Weston''s Data'.Q35]-[$'Ammon''s Data'.Q35]" office:value-type="float" office:value="0" calcext:value-type="float">
            <text:p>0</text:p>
          </table:table-cell>
          <table:table-cell table:formula="of:=[$'Weston''s Data'.R35]-[$'Ammon''s Data'.R35]" office:value-type="float" office:value="0" calcext:value-type="float">
            <text:p>0</text:p>
          </table:table-cell>
          <table:table-cell table:formula="of:=[$'Weston''s Data'.S35]-[$'Ammon''s Data'.S35]" office:value-type="float" office:value="0" calcext:value-type="float">
            <text:p>0</text:p>
          </table:table-cell>
          <table:table-cell table:formula="of:=[$'Weston''s Data'.T35]-[$'Ammon''s Data'.T35]" office:value-type="float" office:value="0" calcext:value-type="float">
            <text:p>0</text:p>
          </table:table-cell>
        </table:table-row>
        <table:table-row table:style-name="ro1">
          <table:table-cell table:formula="of:=[$'Weston''s Data'.A36]-[$'Ammon''s Data'.A36]" office:value-type="float" office:value="0" calcext:value-type="float">
            <text:p>0</text:p>
          </table:table-cell>
          <table:table-cell table:formula="of:=[$'Weston''s Data'.B36]-[$'Ammon''s Data'.B36]" office:value-type="float" office:value="0" calcext:value-type="float">
            <text:p>0</text:p>
          </table:table-cell>
          <table:table-cell table:formula="of:=[$'Weston''s Data'.C36]-[$'Ammon''s Data'.C36]" office:value-type="float" office:value="0" calcext:value-type="float">
            <text:p>0</text:p>
          </table:table-cell>
          <table:table-cell table:formula="of:=[$'Weston''s Data'.D36]-[$'Ammon''s Data'.D36]" office:value-type="float" office:value="0" calcext:value-type="float">
            <text:p>0</text:p>
          </table:table-cell>
          <table:table-cell table:formula="of:=[$'Weston''s Data'.E36]-[$'Ammon''s Data'.E36]" office:value-type="float" office:value="0" calcext:value-type="float">
            <text:p>0</text:p>
          </table:table-cell>
          <table:table-cell table:formula="of:=[$'Weston''s Data'.F36]-[$'Ammon''s Data'.F36]" office:value-type="float" office:value="0" calcext:value-type="float">
            <text:p>0</text:p>
          </table:table-cell>
          <table:table-cell table:formula="of:=[$'Weston''s Data'.G36]-[$'Ammon''s Data'.G36]" office:value-type="float" office:value="0" calcext:value-type="float">
            <text:p>0</text:p>
          </table:table-cell>
          <table:table-cell table:formula="of:=[$'Weston''s Data'.H36]-[$'Ammon''s Data'.H36]" office:value-type="float" office:value="0" calcext:value-type="float">
            <text:p>0</text:p>
          </table:table-cell>
          <table:table-cell table:formula="of:=[$'Weston''s Data'.I36]-[$'Ammon''s Data'.I36]" office:value-type="float" office:value="0" calcext:value-type="float">
            <text:p>0</text:p>
          </table:table-cell>
          <table:table-cell table:formula="of:=[$'Weston''s Data'.J36]-[$'Ammon''s Data'.J36]" office:value-type="float" office:value="0" calcext:value-type="float">
            <text:p>0</text:p>
          </table:table-cell>
          <table:table-cell table:formula="of:=[$'Weston''s Data'.K36]-[$'Ammon''s Data'.K36]" office:value-type="float" office:value="0" calcext:value-type="float">
            <text:p>0</text:p>
          </table:table-cell>
          <table:table-cell table:formula="of:=[$'Weston''s Data'.L36]-[$'Ammon''s Data'.L36]" office:value-type="float" office:value="0" calcext:value-type="float">
            <text:p>0</text:p>
          </table:table-cell>
          <table:table-cell table:formula="of:=[$'Weston''s Data'.M36]-[$'Ammon''s Data'.M36]" office:value-type="float" office:value="0" calcext:value-type="float">
            <text:p>0</text:p>
          </table:table-cell>
          <table:table-cell table:formula="of:=[$'Weston''s Data'.N36]-[$'Ammon''s Data'.N36]" office:value-type="float" office:value="0" calcext:value-type="float">
            <text:p>0</text:p>
          </table:table-cell>
          <table:table-cell table:formula="of:=[$'Weston''s Data'.O36]-[$'Ammon''s Data'.O36]" office:value-type="float" office:value="0" calcext:value-type="float">
            <text:p>0</text:p>
          </table:table-cell>
          <table:table-cell table:formula="of:=[$'Weston''s Data'.P36]-[$'Ammon''s Data'.P36]" office:value-type="float" office:value="0" calcext:value-type="float">
            <text:p>0</text:p>
          </table:table-cell>
          <table:table-cell table:formula="of:=[$'Weston''s Data'.Q36]-[$'Ammon''s Data'.Q36]" office:value-type="float" office:value="0" calcext:value-type="float">
            <text:p>0</text:p>
          </table:table-cell>
          <table:table-cell table:formula="of:=[$'Weston''s Data'.R36]-[$'Ammon''s Data'.R36]" office:value-type="float" office:value="0" calcext:value-type="float">
            <text:p>0</text:p>
          </table:table-cell>
          <table:table-cell table:formula="of:=[$'Weston''s Data'.S36]-[$'Ammon''s Data'.S36]" office:value-type="float" office:value="0" calcext:value-type="float">
            <text:p>0</text:p>
          </table:table-cell>
          <table:table-cell table:formula="of:=[$'Weston''s Data'.T36]-[$'Ammon''s Data'.T3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37]-[$'Ammon''s Data'.M37]" office:value-type="float" office:value="0" calcext:value-type="float">
            <text:p>0</text:p>
          </table:table-cell>
          <table:table-cell table:formula="of:=[$'Weston''s Data'.N37]-[$'Ammon''s Data'.N37]" office:value-type="float" office:value="0" calcext:value-type="float">
            <text:p>0</text:p>
          </table:table-cell>
          <table:table-cell table:formula="of:=[$'Weston''s Data'.O37]-[$'Ammon''s Data'.O37]" office:value-type="float" office:value="0" calcext:value-type="float">
            <text:p>0</text:p>
          </table:table-cell>
          <table:table-cell table:formula="of:=[$'Weston''s Data'.P37]-[$'Ammon''s Data'.P37]" office:value-type="float" office:value="0" calcext:value-type="float">
            <text:p>0</text:p>
          </table:table-cell>
          <table:table-cell table:formula="of:=[$'Weston''s Data'.Q37]-[$'Ammon''s Data'.Q37]" office:value-type="float" office:value="0" calcext:value-type="float">
            <text:p>0</text:p>
          </table:table-cell>
          <table:table-cell table:formula="of:=[$'Weston''s Data'.R37]-[$'Ammon''s Data'.R37]" office:value-type="float" office:value="0" calcext:value-type="float">
            <text:p>0</text:p>
          </table:table-cell>
          <table:table-cell table:formula="of:=[$'Weston''s Data'.S37]-[$'Ammon''s Data'.S37]" office:value-type="float" office:value="0" calcext:value-type="float">
            <text:p>0</text:p>
          </table:table-cell>
          <table:table-cell table:formula="of:=[$'Weston''s Data'.T37]-[$'Ammon''s Data'.T37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38]-[$'Ammon''s Data'.M38]" office:value-type="float" office:value="0" calcext:value-type="float">
            <text:p>0</text:p>
          </table:table-cell>
          <table:table-cell table:formula="of:=[$'Weston''s Data'.N38]-[$'Ammon''s Data'.N38]" office:value-type="float" office:value="0" calcext:value-type="float">
            <text:p>0</text:p>
          </table:table-cell>
          <table:table-cell table:formula="of:=[$'Weston''s Data'.O38]-[$'Ammon''s Data'.O38]" office:value-type="float" office:value="0" calcext:value-type="float">
            <text:p>0</text:p>
          </table:table-cell>
          <table:table-cell table:formula="of:=[$'Weston''s Data'.P38]-[$'Ammon''s Data'.P38]" office:value-type="float" office:value="0" calcext:value-type="float">
            <text:p>0</text:p>
          </table:table-cell>
          <table:table-cell table:formula="of:=[$'Weston''s Data'.Q38]-[$'Ammon''s Data'.Q38]" office:value-type="float" office:value="0" calcext:value-type="float">
            <text:p>0</text:p>
          </table:table-cell>
          <table:table-cell table:formula="of:=[$'Weston''s Data'.R38]-[$'Ammon''s Data'.R38]" office:value-type="float" office:value="0" calcext:value-type="float">
            <text:p>0</text:p>
          </table:table-cell>
          <table:table-cell table:formula="of:=[$'Weston''s Data'.S38]-[$'Ammon''s Data'.S38]" office:value-type="float" office:value="0" calcext:value-type="float">
            <text:p>0</text:p>
          </table:table-cell>
          <table:table-cell table:formula="of:=[$'Weston''s Data'.T38]-[$'Ammon''s Data'.T3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39]-[$'Ammon''s Data'.M39]" office:value-type="float" office:value="0" calcext:value-type="float">
            <text:p>0</text:p>
          </table:table-cell>
          <table:table-cell table:formula="of:=[$'Weston''s Data'.N39]-[$'Ammon''s Data'.N39]" office:value-type="float" office:value="0" calcext:value-type="float">
            <text:p>0</text:p>
          </table:table-cell>
          <table:table-cell table:formula="of:=[$'Weston''s Data'.O39]-[$'Ammon''s Data'.O39]" office:value-type="float" office:value="0" calcext:value-type="float">
            <text:p>0</text:p>
          </table:table-cell>
          <table:table-cell table:formula="of:=[$'Weston''s Data'.P39]-[$'Ammon''s Data'.P39]" office:value-type="float" office:value="0" calcext:value-type="float">
            <text:p>0</text:p>
          </table:table-cell>
          <table:table-cell table:formula="of:=[$'Weston''s Data'.Q39]-[$'Ammon''s Data'.Q39]" office:value-type="float" office:value="0" calcext:value-type="float">
            <text:p>0</text:p>
          </table:table-cell>
          <table:table-cell table:formula="of:=[$'Weston''s Data'.R39]-[$'Ammon''s Data'.R39]" office:value-type="float" office:value="0" calcext:value-type="float">
            <text:p>0</text:p>
          </table:table-cell>
          <table:table-cell table:formula="of:=[$'Weston''s Data'.S39]-[$'Ammon''s Data'.S39]" office:value-type="float" office:value="0" calcext:value-type="float">
            <text:p>0</text:p>
          </table:table-cell>
          <table:table-cell table:formula="of:=[$'Weston''s Data'.T39]-[$'Ammon''s Data'.T3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0]-[$'Ammon''s Data'.M40]" office:value-type="float" office:value="0" calcext:value-type="float">
            <text:p>0</text:p>
          </table:table-cell>
          <table:table-cell table:formula="of:=[$'Weston''s Data'.N40]-[$'Ammon''s Data'.N40]" office:value-type="float" office:value="0" calcext:value-type="float">
            <text:p>0</text:p>
          </table:table-cell>
          <table:table-cell table:formula="of:=[$'Weston''s Data'.O40]-[$'Ammon''s Data'.O40]" office:value-type="float" office:value="0" calcext:value-type="float">
            <text:p>0</text:p>
          </table:table-cell>
          <table:table-cell table:formula="of:=[$'Weston''s Data'.P40]-[$'Ammon''s Data'.P40]" office:value-type="float" office:value="0" calcext:value-type="float">
            <text:p>0</text:p>
          </table:table-cell>
          <table:table-cell table:formula="of:=[$'Weston''s Data'.Q40]-[$'Ammon''s Data'.Q40]" office:value-type="float" office:value="0" calcext:value-type="float">
            <text:p>0</text:p>
          </table:table-cell>
          <table:table-cell table:formula="of:=[$'Weston''s Data'.R40]-[$'Ammon''s Data'.R40]" office:value-type="float" office:value="0" calcext:value-type="float">
            <text:p>0</text:p>
          </table:table-cell>
          <table:table-cell table:formula="of:=[$'Weston''s Data'.S40]-[$'Ammon''s Data'.S40]" office:value-type="float" office:value="0" calcext:value-type="float">
            <text:p>0</text:p>
          </table:table-cell>
          <table:table-cell table:formula="of:=[$'Weston''s Data'.T40]-[$'Ammon''s Data'.T4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1]-[$'Ammon''s Data'.M41]" office:value-type="float" office:value="0" calcext:value-type="float">
            <text:p>0</text:p>
          </table:table-cell>
          <table:table-cell table:formula="of:=[$'Weston''s Data'.N41]-[$'Ammon''s Data'.N41]" office:value-type="float" office:value="0" calcext:value-type="float">
            <text:p>0</text:p>
          </table:table-cell>
          <table:table-cell table:formula="of:=[$'Weston''s Data'.O41]-[$'Ammon''s Data'.O41]" office:value-type="float" office:value="0" calcext:value-type="float">
            <text:p>0</text:p>
          </table:table-cell>
          <table:table-cell table:formula="of:=[$'Weston''s Data'.P41]-[$'Ammon''s Data'.P41]" office:value-type="float" office:value="0" calcext:value-type="float">
            <text:p>0</text:p>
          </table:table-cell>
          <table:table-cell table:formula="of:=[$'Weston''s Data'.Q41]-[$'Ammon''s Data'.Q41]" office:value-type="float" office:value="0" calcext:value-type="float">
            <text:p>0</text:p>
          </table:table-cell>
          <table:table-cell table:formula="of:=[$'Weston''s Data'.R41]-[$'Ammon''s Data'.R41]" office:value-type="float" office:value="0" calcext:value-type="float">
            <text:p>0</text:p>
          </table:table-cell>
          <table:table-cell table:formula="of:=[$'Weston''s Data'.S41]-[$'Ammon''s Data'.S41]" office:value-type="float" office:value="0" calcext:value-type="float">
            <text:p>0</text:p>
          </table:table-cell>
          <table:table-cell table:formula="of:=[$'Weston''s Data'.T41]-[$'Ammon''s Data'.T4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2]-[$'Ammon''s Data'.M42]" office:value-type="float" office:value="0" calcext:value-type="float">
            <text:p>0</text:p>
          </table:table-cell>
          <table:table-cell table:formula="of:=[$'Weston''s Data'.N42]-[$'Ammon''s Data'.N42]" office:value-type="float" office:value="0" calcext:value-type="float">
            <text:p>0</text:p>
          </table:table-cell>
          <table:table-cell table:formula="of:=[$'Weston''s Data'.O42]-[$'Ammon''s Data'.O42]" office:value-type="float" office:value="0" calcext:value-type="float">
            <text:p>0</text:p>
          </table:table-cell>
          <table:table-cell table:formula="of:=[$'Weston''s Data'.P42]-[$'Ammon''s Data'.P42]" office:value-type="float" office:value="0" calcext:value-type="float">
            <text:p>0</text:p>
          </table:table-cell>
          <table:table-cell table:formula="of:=[$'Weston''s Data'.Q42]-[$'Ammon''s Data'.Q42]" office:value-type="float" office:value="0" calcext:value-type="float">
            <text:p>0</text:p>
          </table:table-cell>
          <table:table-cell table:formula="of:=[$'Weston''s Data'.R42]-[$'Ammon''s Data'.R42]" office:value-type="float" office:value="0" calcext:value-type="float">
            <text:p>0</text:p>
          </table:table-cell>
          <table:table-cell table:formula="of:=[$'Weston''s Data'.S42]-[$'Ammon''s Data'.S42]" office:value-type="float" office:value="0" calcext:value-type="float">
            <text:p>0</text:p>
          </table:table-cell>
          <table:table-cell table:formula="of:=[$'Weston''s Data'.T42]-[$'Ammon''s Data'.T4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3]-[$'Ammon''s Data'.M43]" office:value-type="float" office:value="0" calcext:value-type="float">
            <text:p>0</text:p>
          </table:table-cell>
          <table:table-cell table:formula="of:=[$'Weston''s Data'.N43]-[$'Ammon''s Data'.N43]" office:value-type="float" office:value="0" calcext:value-type="float">
            <text:p>0</text:p>
          </table:table-cell>
          <table:table-cell table:formula="of:=[$'Weston''s Data'.O43]-[$'Ammon''s Data'.O43]" office:value-type="float" office:value="0" calcext:value-type="float">
            <text:p>0</text:p>
          </table:table-cell>
          <table:table-cell table:formula="of:=[$'Weston''s Data'.P43]-[$'Ammon''s Data'.P43]" office:value-type="float" office:value="0" calcext:value-type="float">
            <text:p>0</text:p>
          </table:table-cell>
          <table:table-cell table:formula="of:=[$'Weston''s Data'.Q43]-[$'Ammon''s Data'.Q43]" office:value-type="float" office:value="0" calcext:value-type="float">
            <text:p>0</text:p>
          </table:table-cell>
          <table:table-cell table:formula="of:=[$'Weston''s Data'.R43]-[$'Ammon''s Data'.R43]" office:value-type="float" office:value="0" calcext:value-type="float">
            <text:p>0</text:p>
          </table:table-cell>
          <table:table-cell table:formula="of:=[$'Weston''s Data'.S43]-[$'Ammon''s Data'.S43]" office:value-type="float" office:value="0" calcext:value-type="float">
            <text:p>0</text:p>
          </table:table-cell>
          <table:table-cell table:formula="of:=[$'Weston''s Data'.T43]-[$'Ammon''s Data'.T4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4]-[$'Ammon''s Data'.M44]" office:value-type="float" office:value="0" calcext:value-type="float">
            <text:p>0</text:p>
          </table:table-cell>
          <table:table-cell table:formula="of:=[$'Weston''s Data'.N44]-[$'Ammon''s Data'.N44]" office:value-type="float" office:value="0" calcext:value-type="float">
            <text:p>0</text:p>
          </table:table-cell>
          <table:table-cell table:formula="of:=[$'Weston''s Data'.O44]-[$'Ammon''s Data'.O44]" office:value-type="float" office:value="0" calcext:value-type="float">
            <text:p>0</text:p>
          </table:table-cell>
          <table:table-cell table:formula="of:=[$'Weston''s Data'.P44]-[$'Ammon''s Data'.P44]" office:value-type="float" office:value="0" calcext:value-type="float">
            <text:p>0</text:p>
          </table:table-cell>
          <table:table-cell table:formula="of:=[$'Weston''s Data'.Q44]-[$'Ammon''s Data'.Q44]" office:value-type="float" office:value="0" calcext:value-type="float">
            <text:p>0</text:p>
          </table:table-cell>
          <table:table-cell table:formula="of:=[$'Weston''s Data'.R44]-[$'Ammon''s Data'.R44]" office:value-type="float" office:value="0" calcext:value-type="float">
            <text:p>0</text:p>
          </table:table-cell>
          <table:table-cell table:formula="of:=[$'Weston''s Data'.S44]-[$'Ammon''s Data'.S44]" office:value-type="float" office:value="0" calcext:value-type="float">
            <text:p>0</text:p>
          </table:table-cell>
          <table:table-cell table:formula="of:=[$'Weston''s Data'.T44]-[$'Ammon''s Data'.T44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5]-[$'Ammon''s Data'.M45]" office:value-type="float" office:value="0" calcext:value-type="float">
            <text:p>0</text:p>
          </table:table-cell>
          <table:table-cell table:formula="of:=[$'Weston''s Data'.N45]-[$'Ammon''s Data'.N45]" office:value-type="float" office:value="0" calcext:value-type="float">
            <text:p>0</text:p>
          </table:table-cell>
          <table:table-cell table:formula="of:=[$'Weston''s Data'.O45]-[$'Ammon''s Data'.O45]" office:value-type="float" office:value="0" calcext:value-type="float">
            <text:p>0</text:p>
          </table:table-cell>
          <table:table-cell table:formula="of:=[$'Weston''s Data'.P45]-[$'Ammon''s Data'.P45]" office:value-type="float" office:value="0" calcext:value-type="float">
            <text:p>0</text:p>
          </table:table-cell>
          <table:table-cell table:formula="of:=[$'Weston''s Data'.Q45]-[$'Ammon''s Data'.Q45]" office:value-type="float" office:value="0" calcext:value-type="float">
            <text:p>0</text:p>
          </table:table-cell>
          <table:table-cell table:formula="of:=[$'Weston''s Data'.R45]-[$'Ammon''s Data'.R45]" office:value-type="float" office:value="0" calcext:value-type="float">
            <text:p>0</text:p>
          </table:table-cell>
          <table:table-cell table:formula="of:=[$'Weston''s Data'.S45]-[$'Ammon''s Data'.S45]" office:value-type="float" office:value="-0.5" calcext:value-type="float">
            <text:p>-0.5</text:p>
          </table:table-cell>
          <table:table-cell table:formula="of:=[$'Weston''s Data'.T45]-[$'Ammon''s Data'.T4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6]-[$'Ammon''s Data'.M46]" office:value-type="float" office:value="0" calcext:value-type="float">
            <text:p>0</text:p>
          </table:table-cell>
          <table:table-cell table:formula="of:=[$'Weston''s Data'.N46]-[$'Ammon''s Data'.N46]" office:value-type="float" office:value="0" calcext:value-type="float">
            <text:p>0</text:p>
          </table:table-cell>
          <table:table-cell table:formula="of:=[$'Weston''s Data'.O46]-[$'Ammon''s Data'.O46]" office:value-type="float" office:value="0" calcext:value-type="float">
            <text:p>0</text:p>
          </table:table-cell>
          <table:table-cell table:formula="of:=[$'Weston''s Data'.P46]-[$'Ammon''s Data'.P46]" office:value-type="float" office:value="0" calcext:value-type="float">
            <text:p>0</text:p>
          </table:table-cell>
          <table:table-cell table:formula="of:=[$'Weston''s Data'.Q46]-[$'Ammon''s Data'.Q46]" office:value-type="float" office:value="0" calcext:value-type="float">
            <text:p>0</text:p>
          </table:table-cell>
          <table:table-cell table:formula="of:=[$'Weston''s Data'.R46]-[$'Ammon''s Data'.R46]" office:value-type="float" office:value="0" calcext:value-type="float">
            <text:p>0</text:p>
          </table:table-cell>
          <table:table-cell table:formula="of:=[$'Weston''s Data'.S46]-[$'Ammon''s Data'.S46]" office:value-type="float" office:value="0" calcext:value-type="float">
            <text:p>0</text:p>
          </table:table-cell>
          <table:table-cell table:formula="of:=[$'Weston''s Data'.T46]-[$'Ammon''s Data'.T4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Weston''s Data'.M47]-[$'Ammon''s Data'.M47]" office:value-type="float" office:value="0" calcext:value-type="float">
            <text:p>0</text:p>
          </table:table-cell>
          <table:table-cell table:formula="of:=[$'Weston''s Data'.N47]-[$'Ammon''s Data'.N47]" office:value-type="float" office:value="0" calcext:value-type="float">
            <text:p>0</text:p>
          </table:table-cell>
          <table:table-cell table:formula="of:=[$'Weston''s Data'.O47]-[$'Ammon''s Data'.O47]" office:value-type="float" office:value="0" calcext:value-type="float">
            <text:p>0</text:p>
          </table:table-cell>
          <table:table-cell table:formula="of:=[$'Weston''s Data'.P47]-[$'Ammon''s Data'.P47]" office:value-type="float" office:value="0" calcext:value-type="float">
            <text:p>0</text:p>
          </table:table-cell>
          <table:table-cell table:formula="of:=[$'Weston''s Data'.Q47]-[$'Ammon''s Data'.Q47]" office:value-type="float" office:value="0" calcext:value-type="float">
            <text:p>0</text:p>
          </table:table-cell>
          <table:table-cell table:formula="of:=[$'Weston''s Data'.R47]-[$'Ammon''s Data'.R47]" office:value-type="float" office:value="0" calcext:value-type="float">
            <text:p>0</text:p>
          </table:table-cell>
          <table:table-cell table:formula="of:=[$'Weston''s Data'.S47]-[$'Ammon''s Data'.S47]" office:value-type="float" office:value="0" calcext:value-type="float">
            <text:p>0</text:p>
          </table:table-cell>
          <table:table-cell table:formula="of:=[$'Weston''s Data'.T47]-[$'Ammon''s Data'.T4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9:29:20.913122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10T09:29:28.834081869</dc:date>
    <meta:editing-duration>PT4H18M23S</meta:editing-duration>
    <meta:editing-cycles>23</meta:editing-cycles>
    <meta:document-statistic meta:table-count="3" meta:cell-count="1894" meta:object-count="0"/>
    <meta:user-defined meta:name="ProgId">Excel.Sheet</meta:user-defined>
  </office:meta>
</office:document-meta>
</file>